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7e0021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fo:background-color="#7e0021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7e002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7"/>
          <table:table-cell table:style-name="ce7" office:value-type="string" calcext:value-type="string">
            <text:p>Correct</text:p>
          </table:table-cell>
          <table:table-cell table:style-name="ce10" table:number-columns-repeated="7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</table:table-row>
        <table:table-row table:style-name="ro2">
          <table:table-cell office:value-type="string" calcext:value-type="string">
            <text:p>accessModifierClazz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8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8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8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8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8" table:formula="of:= IF([.I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8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8" table:formula="of:= IF([.K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AccessIncreas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8" table:formula="of:= IF([.E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8" table:formula="of:= IF([.F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8" table:formula="of:= IF([.G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8" table:formula="of:= IF([.H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8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8" table:formula="of:= IF([.J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8" table:formula="of:= IF([.K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accessModifierClazzConstructor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8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8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8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8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8" table:formula="of:= IF([.I5] = 1; IF(OR([.$B5] = 0; [.$C5] = 0); &quot;true&quot;; &quot;false&quot;);  IF(AND([.$B5] = 1; [.$C5] = 1); &quot;true&quot;;&quot;false&quot;))" office:value-type="string" office:string-value="false" calcext:value-type="string">
            <text:p>false</text:p>
          </table:table-cell>
          <table:table-cell table:style-name="ce8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8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ConstructorAccessIncreas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8" table:formula="of:= IF([.E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8" table:formula="of:= IF([.F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8" table:formula="of:= IF([.G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8" table:formula="of:= IF([.H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8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8" table:formula="of:= IF([.J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8" table:formula="of:= IF([.K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accessModifierClazzField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8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8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8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8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8" table:formula="of:= IF([.I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8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8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FieldAccessIncre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8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8" table:formula="of:= IF([.F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8" table:formula="of:= IF([.G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8" table:formula="of:= IF([.H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8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8" table:formula="of:= IF([.J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8" table:formula="of:= IF([.K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accessModifierClazzMethod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8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8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8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8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8" table:formula="of:= IF([.I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8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8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MethodAccessIncreas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8" table:formula="of:= IF([.E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8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8" table:formula="of:= IF([.G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8" table:formula="of:= IF([.H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8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8" table:formula="of:= IF([.J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8" table:formula="of:= IF([.K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accessModifierClazzNestedClazz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8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8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8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8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8" table:formula="of:= IF([.I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8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8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NestedClazzAccessIncreas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8" table:formula="of:= IF([.E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8" table:formula="of:= IF([.F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8" table:formula="of:= IF([.G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8" table:formula="of:= IF([.H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8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8" table:formula="of:= IF([.J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8" table:formula="of:= IF([.K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accessModifierClazzNestedIfaze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8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8" table:formula="of:= IF([.F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8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8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8" table:formula="of:= IF([.I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8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8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NestedIfazeAccessIncre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8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8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8" table:formula="of:= IF([.G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8" table:formula="of:= IF([.H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8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8" table:formula="of:= IF([.J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8" table:formula="of:= IF([.K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accessModifierIfazeFieldAccessDecre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8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8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8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8" table:formula="of:= IF([.H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8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8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8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IfazeFieldAccessIncre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8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8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8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8" table:formula="of:= IF([.H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8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8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8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IfazeMethodAccessDecre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8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8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8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8" table:formula="of:= IF([.H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8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8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8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IfazeMethodAccessIncre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8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8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8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8" table:formula="of:= IF([.H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8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8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8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IfazeNestedIfazeAccessDecre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8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8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8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8" table:formula="of:= IF([.H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8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8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8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IfazeNestedIfazeAccessIncre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8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8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8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8" table:formula="of:= IF([.H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8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8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8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8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8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8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8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8" table:formula="of:= IF([.I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8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8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Gener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8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8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8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8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8" table:formula="of:= IF([.I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8" table:formula="of:= IF([.J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8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8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8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8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8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8" table:formula="of:= IF([.I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8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8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8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8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8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8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8" table:formula="of:= IF([.I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8" table:formula="of:= IF([.J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8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8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8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8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8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8" table:formula="of:= IF([.I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8" table:formula="of:= IF([.J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8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8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8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8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8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8" table:formula="of:= IF([.I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8" table:formula="of:= IF([.J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8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Wide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8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8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8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8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8" table:formula="of:= IF([.I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8" table:formula="of:= IF([.J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8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8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8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8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8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8" table:formula="of:= IF([.I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8" table:formula="of:= IF([.J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8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8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8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8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8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8" table:formula="of:= IF([.I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8" table:formula="of:= IF([.J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8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8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8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8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8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8" table:formula="of:= IF([.I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8" table:formula="of:= IF([.J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8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Narr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8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8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8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8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8" table:formula="of:= IF([.I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8" table:formula="of:= IF([.J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8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Speci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8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8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8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8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8" table:formula="of:= IF([.I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8" table:formula="of:= IF([.J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8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8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8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8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8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8" table:formula="of:= IF([.I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8" table:formula="of:= IF([.J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8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8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8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8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8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8" table:formula="of:= IF([.I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8" table:formula="of:= IF([.J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8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8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8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8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8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8" table:formula="of:= IF([.I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8" table:formula="of:= IF([.J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8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Gener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8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8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8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8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8" table:formula="of:= IF([.I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8" table:formula="of:= IF([.J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8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8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8" table:formula="of:= IF([.F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8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8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8" table:formula="of:= IF([.I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8" table:formula="of:= IF([.J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8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8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8" table:formula="of:= IF([.F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8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8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8" table:formula="of:= IF([.I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8" table:formula="of:= IF([.J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8" table:formula="of:= IF([.K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8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8" table:formula="of:= IF([.F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8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8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8" table:formula="of:= IF([.I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8" table:formula="of:= IF([.J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8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8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8" table:formula="of:= IF([.F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8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8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8" table:formula="of:= IF([.I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8" table:formula="of:= IF([.J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8" table:formula="of:= IF([.K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Wide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8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8" table:formula="of:= IF([.F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8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8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8" table:formula="of:= IF([.I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8" table:formula="of:= IF([.J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8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8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8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8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8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8" table:formula="of:= IF([.I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8" table:formula="of:= IF([.J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8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8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8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8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8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8" table:formula="of:= IF([.I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8" table:formula="of:= IF([.J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8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8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8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8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8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8" table:formula="of:= IF([.I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8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8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Narr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8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8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8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8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8" table:formula="of:= IF([.I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8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8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Speci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8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8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8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8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8" table:formula="of:= IF([.I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8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8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8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8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8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8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8" table:formula="of:= IF([.I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8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8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8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8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8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8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8" table:formula="of:= IF([.I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8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8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Box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8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8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8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8" table:formula="of:= IF([.H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8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8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8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8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8" table:formula="of:= IF([.F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8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8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8" table:formula="of:= IF([.I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8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8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8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8" table:formula="of:= IF([.F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8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8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8" table:formula="of:= IF([.I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8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8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Narrow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8" table:formula="of:= IF([.E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8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8" table:formula="of:= IF([.G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8" table:formula="of:= IF([.H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8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8" table:formula="of:= IF([.J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8" table:formula="of:= IF([.K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TypeIfazeConstantSpeci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8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8" table:formula="of:= IF([.F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8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8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8" table:formula="of:= IF([.I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8" table:formula="of:= IF([.J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8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8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8" table:formula="of:= IF([.F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8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8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8" table:formula="of:= IF([.I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8" table:formula="of:= IF([.J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8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Wideni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8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8" table:formula="of:= IF([.F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8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8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8" table:formula="of:= IF([.I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8" table:formula="of:= IF([.J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8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8" table:formula="of:= IF([.E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8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8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8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8" table:formula="of:= IF([.I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8" table:formula="of:= IF([.J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8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8" table:formula="of:= IF([.E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8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8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8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8" table:formula="of:= IF([.I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8" table:formula="of:= IF([.J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8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8" table:formula="of:= IF([.E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8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8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8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8" table:formula="of:= IF([.I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8" table:formula="of:= IF([.J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8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8" table:formula="of:= IF([.E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8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8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8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8" table:formula="of:= IF([.I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8" table:formula="of:= IF([.J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8" table:formula="of:= IF([.K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8" table:formula="of:= IF([.E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8" table:formula="of:= IF([.F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8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8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8" table:formula="of:= IF([.I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8" table:formula="of:= IF([.J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8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Un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8" table:formula="of:= IF([.E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8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8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8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8" table:formula="of:= IF([.I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8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8" table:formula="of:= IF([.K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8" table:formula="of:= IF([.E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8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8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8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8" table:formula="of:= IF([.I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8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8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8" table:formula="of:= IF([.E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8" table:formula="of:= IF([.F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8" table:formula="of:= IF([.G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8" table:formula="of:= IF([.H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8" table:formula="of:= IF([.I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8" table:formula="of:= IF([.J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8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8" table:formula="of:= IF([.E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8" table:formula="of:= IF([.F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8" table:formula="of:= IF([.G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8" table:formula="of:= IF([.H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8" table:formula="of:= IF([.I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8" table:formula="of:= IF([.J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8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8" table:formula="of:= IF([.E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8" table:formula="of:= IF([.F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8" table:formula="of:= IF([.G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8" table:formula="of:= IF([.H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8" table:formula="of:= IF([.I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8" table:formula="of:= IF([.J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8" table:formula="of:= IF([.K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8" table:formula="of:= IF([.E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8" table:formula="of:= IF([.F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8" table:formula="of:= IF([.G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8" table:formula="of:= IF([.H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8" table:formula="of:= IF([.I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8" table:formula="of:= IF([.J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8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8" table:formula="of:= IF([.E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8" table:formula="of:= IF([.F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8" table:formula="of:= IF([.G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8" table:formula="of:= IF([.H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8" table:formula="of:= IF([.I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8" table:formula="of:= IF([.J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8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Un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8" table:formula="of:= IF([.E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8" table:formula="of:= IF([.F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8" table:formula="of:= IF([.G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8" table:formula="of:= IF([.H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8" table:formula="of:= IF([.I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8" table:formula="of:= IF([.J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8" table:formula="of:= IF([.K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8" table:formula="of:= IF([.E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8" table:formula="of:= IF([.F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8" table:formula="of:= IF([.G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8" table:formula="of:= IF([.H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8" table:formula="of:= IF([.I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8" table:formula="of:= IF([.J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8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CatchBlock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8" table:formula="of:= IF([.E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8" table:formula="of:= IF([.F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8" table:formula="of:= IF([.G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8" table:formula="of:= IF([.H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8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8" table:formula="of:= IF([.J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8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CatchBlock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8" table:formula="of:= IF([.E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8" table:formula="of:= IF([.F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8" table:formula="of:= IF([.G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8" table:formula="of:= IF([.H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8" table:formula="of:= IF([.I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8" table:formula="of:= IF([.J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8" table:formula="of:= IF([.K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FinallyBlock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8" table:formula="of:= IF([.E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8" table:formula="of:= IF([.F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8" table:formula="of:= IF([.G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8" table:formula="of:= IF([.H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8" table:formula="of:= IF([.I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8" table:formula="of:= IF([.J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8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FinallyBlock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8" table:formula="of:= IF([.E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8" table:formula="of:= IF([.F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8" table:formula="of:= IF([.G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8" table:formula="of:= IF([.H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8" table:formula="of:= IF([.I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8" table:formula="of:= IF([.J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8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8" table:formula="of:= IF([.E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8" table:formula="of:= IF([.F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8" table:formula="of:= IF([.G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8" table:formula="of:= IF([.H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8" table:formula="of:= IF([.I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8" table:formula="of:= IF([.J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8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8" table:formula="of:= IF([.E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8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8" table:formula="of:= IF([.G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8" table:formula="of:= IF([.H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8" table:formula="of:= IF([.I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8" table:formula="of:= IF([.J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8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8" table:formula="of:= IF([.E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8" table:formula="of:= IF([.F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8" table:formula="of:= IF([.G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8" table:formula="of:= IF([.H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8" table:formula="of:= IF([.I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8" table:formula="of:= IF([.J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8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8" table:formula="of:= IF([.E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8" table:formula="of:= IF([.F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8" table:formula="of:= IF([.G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8" table:formula="of:= IF([.H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8" table:formula="of:= IF([.I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8" table:formula="of:= IF([.J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8" table:formula="of:= IF([.K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Specializ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8" table:formula="of:= IF([.E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8" table:formula="of:= IF([.F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8" table:formula="of:= IF([.G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8" table:formula="of:= IF([.H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8" table:formula="of:= IF([.I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8" table:formula="of:= IF([.J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8" table:formula="of:= IF([.K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exceptionClazzMethodThrowCheckedToTryCa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8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8" table:formula="of:= IF([.F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8" table:formula="of:= IF([.G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8" table:formula="of:= IF([.H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8" table:formula="of:= IF([.I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8" table:formula="of:= IF([.J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8" table:formula="of:= IF([.K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Unchecked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8" table:formula="of:= IF([.E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8" table:formula="of:= IF([.F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8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8" table:formula="of:= IF([.H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8" table:formula="of:= IF([.I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8" table:formula="of:= IF([.J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8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Unchecked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8" table:formula="of:= IF([.E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8" table:formula="of:= IF([.F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8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8" table:formula="of:= IF([.H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8" table:formula="of:= IF([.I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8" table:formula="of:= IF([.J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8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UncheckedGeneraliz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8" table:formula="of:= IF([.E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8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8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8" table:formula="of:= IF([.H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8" table:formula="of:= IF([.I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8" table:formula="of:= IF([.J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8" table:formula="of:= IF([.K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Unchecked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8" table:formula="of:= IF([.E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8" table:formula="of:= IF([.F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8" table:formula="of:= IF([.G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8" table:formula="of:= IF([.H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8" table:formula="of:= IF([.I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8" table:formula="of:= IF([.J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8" table:formula="of:= IF([.K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UncheckedSpecializ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8" table:formula="of:= IF([.E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8" table:formula="of:= IF([.F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8" table:formula="of:= IF([.G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8" table:formula="of:= IF([.H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8" table:formula="of:= IF([.I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8" table:formula="of:= IF([.J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8" table:formula="of:= IF([.K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ryCatchToThrowCheck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8" table:formula="of:= IF([.E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8" table:formula="of:= IF([.F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8" table:formula="of:= IF([.G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8" table:formula="of:= IF([.H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8" table:formula="of:= IF([.I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8" table:formula="of:= IF([.J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8" table:formula="of:= IF([.K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8" table:formula="of:= IF([.E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8" table:formula="of:= IF([.F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8" table:formula="of:= IF([.G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8" table:formula="of:= IF([.H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8" table:formula="of:= IF([.I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8" table:formula="of:= IF([.J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8" table:formula="of:= IF([.K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Constructor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8" table:formula="of:= IF([.E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8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8" table:formula="of:= IF([.G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8" table:formula="of:= IF([.H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8" table:formula="of:= IF([.I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8" table:formula="of:= IF([.J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8" table:formula="of:= IF([.K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8" table:formula="of:= IF([.E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8" table:formula="of:= IF([.F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8" table:formula="of:= IF([.G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8" table:formula="of:= IF([.H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8" table:formula="of:= IF([.I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8" table:formula="of:= IF([.J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8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8" table:formula="of:= IF([.E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8" table:formula="of:= IF([.F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8" table:formula="of:= IF([.G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8" table:formula="of:= IF([.H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8" table:formula="of:= IF([.I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8" table:formula="of:= IF([.J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8" table:formula="of:= IF([.K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8" table:formula="of:= IF([.E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8" table:formula="of:= IF([.F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8" table:formula="of:= IF([.G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8" table:formula="of:= IF([.H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8" table:formula="of:= IF([.I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8" table:formula="of:= IF([.J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8" table:formula="of:= IF([.K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ConstructorTypeBoundsDeleteSec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8" table:formula="of:= IF([.E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8" table:formula="of:= IF([.F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8" table:formula="of:= IF([.G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8" table:formula="of:= IF([.H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8" table:formula="of:= IF([.I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8" table:formula="of:= IF([.J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8" table:formula="of:= IF([.K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ConstructorTypeBoundsGeneraliz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8" table:formula="of:= IF([.E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8" table:formula="of:= IF([.F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8" table:formula="of:= IF([.G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8" table:formula="of:= IF([.H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8" table:formula="of:= IF([.I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8" table:formula="of:= IF([.J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8" table:formula="of:= IF([.K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Constructor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8" table:formula="of:= IF([.E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8" table:formula="of:= IF([.F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8" table:formula="of:= IF([.G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8" table:formula="of:= IF([.H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8" table:formula="of:= IF([.I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8" table:formula="of:= IF([.J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8" table:formula="of:= IF([.K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8" table:formula="of:= IF([.E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8" table:formula="of:= IF([.F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8" table:formula="of:= IF([.G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8" table:formula="of:= IF([.H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8" table:formula="of:= IF([.I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8" table:formula="of:= IF([.J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8" table:formula="of:= IF([.K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8" table:formula="of:= IF([.E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8" table:formula="of:= IF([.F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8" table:formula="of:= IF([.G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8" table:formula="of:= IF([.H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8" table:formula="of:= IF([.I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8" table:formula="of:= IF([.J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8" table:formula="of:= IF([.K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Constructor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8" table:formula="of:= IF([.E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8" table:formula="of:= IF([.F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8" table:formula="of:= IF([.G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8" table:formula="of:= IF([.H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8" table:formula="of:= IF([.I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8" table:formula="of:= IF([.J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8" table:formula="of:= IF([.K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Sw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8" table:formula="of:= IF([.E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8" table:formula="of:= IF([.F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8" table:formula="of:= IF([.G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8" table:formula="of:= IF([.H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8" table:formula="of:= IF([.I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8" table:formula="of:= IF([.J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8" table:formula="of:= IF([.K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8" table:formula="of:= IF([.E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8" table:formula="of:= IF([.F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8" table:formula="of:= IF([.G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8" table:formula="of:= IF([.H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8" table:formula="of:= IF([.I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8" table:formula="of:= IF([.J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8" table:formula="of:= IF([.K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Method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8" table:formula="of:= IF([.E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8" table:formula="of:= IF([.F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8" table:formula="of:= IF([.G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8" table:formula="of:= IF([.H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8" table:formula="of:= IF([.I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8" table:formula="of:= IF([.J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8" table:formula="of:= IF([.K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8" table:formula="of:= IF([.E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8" table:formula="of:= IF([.F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8" table:formula="of:= IF([.G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8" table:formula="of:= IF([.H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8" table:formula="of:= IF([.I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8" table:formula="of:= IF([.J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8" table:formula="of:= IF([.K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8" table:formula="of:= IF([.E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8" table:formula="of:= IF([.F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8" table:formula="of:= IF([.G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8" table:formula="of:= IF([.H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8" table:formula="of:= IF([.I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8" table:formula="of:= IF([.J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8" table:formula="of:= IF([.K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8" table:formula="of:= IF([.E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8" table:formula="of:= IF([.F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8" table:formula="of:= IF([.G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8" table:formula="of:= IF([.H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8" table:formula="of:= IF([.I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8" table:formula="of:= IF([.J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8" table:formula="of:= IF([.K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MethodTypeBoundsDeleteSec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8" table:formula="of:= IF([.E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8" table:formula="of:= IF([.F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8" table:formula="of:= IF([.G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8" table:formula="of:= IF([.H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8" table:formula="of:= IF([.I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8" table:formula="of:= IF([.J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8" table:formula="of:= IF([.K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MethodTypeBoundsGeneraliz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8" table:formula="of:= IF([.E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8" table:formula="of:= IF([.F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8" table:formula="of:= IF([.G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8" table:formula="of:= IF([.H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8" table:formula="of:= IF([.I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8" table:formula="of:= IF([.J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8" table:formula="of:= IF([.K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Method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8" table:formula="of:= IF([.E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8" table:formula="of:= IF([.F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8" table:formula="of:= IF([.G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8" table:formula="of:= IF([.H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8" table:formula="of:= IF([.I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8" table:formula="of:= IF([.J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8" table:formula="of:= IF([.K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8" table:formula="of:= IF([.E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8" table:formula="of:= IF([.F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8" table:formula="of:= IF([.G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8" table:formula="of:= IF([.H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8" table:formula="of:= IF([.I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8" table:formula="of:= IF([.J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8" table:formula="of:= IF([.K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8" table:formula="of:= IF([.E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8" table:formula="of:= IF([.F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8" table:formula="of:= IF([.G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8" table:formula="of:= IF([.H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8" table:formula="of:= IF([.I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8" table:formula="of:= IF([.J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8" table:formula="of:= IF([.K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Method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8" table:formula="of:= IF([.E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8" table:formula="of:= IF([.F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8" table:formula="of:= IF([.G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8" table:formula="of:= IF([.H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8" table:formula="of:= IF([.I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8" table:formula="of:= IF([.J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8" table:formula="of:= IF([.K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Sw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8" table:formula="of:= IF([.E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8" table:formula="of:= IF([.F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8" table:formula="of:= IF([.G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8" table:formula="of:= IF([.H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8" table:formula="of:= IF([.I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8" table:formula="of:= IF([.J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8" table:formula="of:= IF([.K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8" table:formula="of:= IF([.E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8" table:formula="of:= IF([.F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8" table:formula="of:= IF([.G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8" table:formula="of:= IF([.H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8" table:formula="of:= IF([.I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8" table:formula="of:= IF([.J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8" table:formula="of:= IF([.K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8" table:formula="of:= IF([.E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8" table:formula="of:= IF([.F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8" table:formula="of:= IF([.G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8" table:formula="of:= IF([.H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8" table:formula="of:= IF([.I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8" table:formula="of:= IF([.J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8" table:formula="of:= IF([.K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8" table:formula="of:= IF([.E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8" table:formula="of:= IF([.F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8" table:formula="of:= IF([.G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8" table:formula="of:= IF([.H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8" table:formula="of:= IF([.I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8" table:formula="of:= IF([.J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8" table:formula="of:= IF([.K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8" table:formula="of:= IF([.E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8" table:formula="of:= IF([.F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8" table:formula="of:= IF([.G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8" table:formula="of:= IF([.H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8" table:formula="of:= IF([.I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8" table:formula="of:= IF([.J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8" table:formula="of:= IF([.K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8" table:formula="of:= IF([.E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8" table:formula="of:= IF([.F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8" table:formula="of:= IF([.G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8" table:formula="of:= IF([.H114] = 1; IF(OR([.$B114] = 0; [.$C114] = 0); &quot;true&quot;; &quot;false&quot;);  IF(AND([.$B114] = 1; [.$C114] = 1); &quot;true&quot;;&quot;false&quot;))" office:value-type="string" office:string-value="false" calcext:value-type="string">
            <text:p>false</text:p>
          </table:table-cell>
          <table:table-cell table:style-name="ce8" table:formula="of:= IF([.I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8" table:formula="of:= IF([.J114] = 1; IF(OR([.$B114] = 0; [.$C114] = 0); &quot;true&quot;; &quot;false&quot;);  IF(AND([.$B114] = 1; [.$C114] = 1); &quot;true&quot;;&quot;false&quot;))" office:value-type="string" office:string-value="false" calcext:value-type="string">
            <text:p>false</text:p>
          </table:table-cell>
          <table:table-cell table:style-name="ce8" table:formula="of:= IF([.K114] = 1; IF(OR([.$B114] = 0; [.$C114] = 0); &quot;true&quot;; &quot;false&quot;);  IF(AND([.$B114] = 1; [.$C11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TypeBoundsDeleteSec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8" table:formula="of:= IF([.E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8" table:formula="of:= IF([.F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8" table:formula="of:= IF([.G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8" table:formula="of:= IF([.H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8" table:formula="of:= IF([.I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8" table:formula="of:= IF([.J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8" table:formula="of:= IF([.K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TypeBoundsGeneraliz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8" table:formula="of:= IF([.E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8" table:formula="of:= IF([.F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8" table:formula="of:= IF([.G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8" table:formula="of:= IF([.H116] = 1; IF(OR([.$B116] = 0; [.$C116] = 0); &quot;true&quot;; &quot;false&quot;);  IF(AND([.$B116] = 1; [.$C116] = 1); &quot;true&quot;;&quot;false&quot;))" office:value-type="string" office:string-value="false" calcext:value-type="string">
            <text:p>false</text:p>
          </table:table-cell>
          <table:table-cell table:style-name="ce8" table:formula="of:= IF([.I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8" table:formula="of:= IF([.J116] = 1; IF(OR([.$B116] = 0; [.$C116] = 0); &quot;true&quot;; &quot;false&quot;);  IF(AND([.$B116] = 1; [.$C116] = 1); &quot;true&quot;;&quot;false&quot;))" office:value-type="string" office:string-value="false" calcext:value-type="string">
            <text:p>false</text:p>
          </table:table-cell>
          <table:table-cell table:style-name="ce8" table:formula="of:= IF([.K116] = 1; IF(OR([.$B116] = 0; [.$C116] = 0); &quot;true&quot;; &quot;false&quot;);  IF(AND([.$B116] = 1; [.$C11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Clazz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8" table:formula="of:= IF([.E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8" table:formula="of:= IF([.F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8" table:formula="of:= IF([.G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8" table:formula="of:= IF([.H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8" table:formula="of:= IF([.I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8" table:formula="of:= IF([.J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8" table:formula="of:= IF([.K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8" table:formula="of:= IF([.E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8" table:formula="of:= IF([.F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8" table:formula="of:= IF([.G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8" table:formula="of:= IF([.H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8" table:formula="of:= IF([.I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8" table:formula="of:= IF([.J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8" table:formula="of:= IF([.K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8" table:formula="of:= IF([.E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8" table:formula="of:= IF([.F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8" table:formula="of:= IF([.G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8" table:formula="of:= IF([.H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8" table:formula="of:= IF([.I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8" table:formula="of:= IF([.J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8" table:formula="of:= IF([.K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8" table:formula="of:= IF([.E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8" table:formula="of:= IF([.F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8" table:formula="of:= IF([.G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8" table:formula="of:= IF([.H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8" table:formula="of:= IF([.I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8" table:formula="of:= IF([.J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8" table:formula="of:= IF([.K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Sw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8" table:formula="of:= IF([.E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8" table:formula="of:= IF([.F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8" table:formula="of:= IF([.G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8" table:formula="of:= IF([.H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8" table:formula="of:= IF([.I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8" table:formula="of:= IF([.J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8" table:formula="of:= IF([.K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8" table:formula="of:= IF([.E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8" table:formula="of:= IF([.F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8" table:formula="of:= IF([.G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8" table:formula="of:= IF([.H122] = 1; IF(OR([.$B122] = 0; [.$C122] = 0); &quot;true&quot;; &quot;false&quot;);  IF(AND([.$B122] = 1; [.$C122] = 1); &quot;true&quot;;&quot;false&quot;))" office:value-type="string" office:string-value="false" calcext:value-type="string">
            <text:p>false</text:p>
          </table:table-cell>
          <table:table-cell table:style-name="ce8" table:formula="of:= IF([.I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8" table:formula="of:= IF([.J122] = 1; IF(OR([.$B122] = 0; [.$C122] = 0); &quot;true&quot;; &quot;false&quot;);  IF(AND([.$B122] = 1; [.$C122] = 1); &quot;true&quot;;&quot;false&quot;))" office:value-type="string" office:string-value="false" calcext:value-type="string">
            <text:p>false</text:p>
          </table:table-cell>
          <table:table-cell table:style-name="ce8" table:formula="of:= IF([.K122] = 1; IF(OR([.$B122] = 0; [.$C122] = 0); &quot;true&quot;; &quot;false&quot;);  IF(AND([.$B122] = 1; [.$C122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IfazeMethod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3] = 1; IF(OR([.$B123] = 0; [.$C123] = 0); &quot;true&quot;; &quot;false&quot;);  IF(AND([.$B123] = 1; [.$C123] = 1); &quot;true&quot;;&quot;false&quot;))" office:value-type="string" office:string-value="false" calcext:value-type="string">
            <text:p>false</text:p>
          </table:table-cell>
          <table:table-cell table:style-name="ce8" table:formula="of:= IF([.E123] = 1; IF(OR([.$B123] = 0; [.$C123] = 0); &quot;true&quot;; &quot;false&quot;);  IF(AND([.$B123] = 1; [.$C123] = 1); &quot;true&quot;;&quot;false&quot;))" office:value-type="string" office:string-value="false" calcext:value-type="string">
            <text:p>false</text:p>
          </table:table-cell>
          <table:table-cell table:style-name="ce8" table:formula="of:= IF([.F123] = 1; IF(OR([.$B123] = 0; [.$C123] = 0); &quot;true&quot;; &quot;false&quot;);  IF(AND([.$B123] = 1; [.$C123] = 1); &quot;true&quot;;&quot;false&quot;))" office:value-type="string" office:string-value="false" calcext:value-type="string">
            <text:p>false</text:p>
          </table:table-cell>
          <table:table-cell table:style-name="ce8" table:formula="of:= IF([.G123] = 1; IF(OR([.$B123] = 0; [.$C123] = 0); &quot;true&quot;; &quot;false&quot;);  IF(AND([.$B123] = 1; [.$C123] = 1); &quot;true&quot;;&quot;false&quot;))" office:value-type="string" office:string-value="false" calcext:value-type="string">
            <text:p>false</text:p>
          </table:table-cell>
          <table:table-cell table:style-name="ce8" table:formula="of:= IF([.H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8" table:formula="of:= IF([.I123] = 1; IF(OR([.$B123] = 0; [.$C123] = 0); &quot;true&quot;; &quot;false&quot;);  IF(AND([.$B123] = 1; [.$C123] = 1); &quot;true&quot;;&quot;false&quot;))" office:value-type="string" office:string-value="false" calcext:value-type="string">
            <text:p>false</text:p>
          </table:table-cell>
          <table:table-cell table:style-name="ce8" table:formula="of:= IF([.J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8" table:formula="of:= IF([.K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8" table:formula="of:= IF([.E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8" table:formula="of:= IF([.F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8" table:formula="of:= IF([.G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8" table:formula="of:= IF([.H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8" table:formula="of:= IF([.I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8" table:formula="of:= IF([.J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8" table:formula="of:= IF([.K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8" table:formula="of:= IF([.E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8" table:formula="of:= IF([.F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8" table:formula="of:= IF([.G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8" table:formula="of:= IF([.H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8" table:formula="of:= IF([.I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8" table:formula="of:= IF([.J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8" table:formula="of:= IF([.K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8" table:formula="of:= IF([.E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8" table:formula="of:= IF([.F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8" table:formula="of:= IF([.G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8" table:formula="of:= IF([.H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8" table:formula="of:= IF([.I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8" table:formula="of:= IF([.J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8" table:formula="of:= IF([.K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8" table:formula="of:= IF([.E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8" table:formula="of:= IF([.F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8" table:formula="of:= IF([.G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8" table:formula="of:= IF([.H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8" table:formula="of:= IF([.I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8" table:formula="of:= IF([.J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8" table:formula="of:= IF([.K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8" table:formula="of:= IF([.E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8" table:formula="of:= IF([.F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8" table:formula="of:= IF([.G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8" table:formula="of:= IF([.H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8" table:formula="of:= IF([.I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8" table:formula="of:= IF([.J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8" table:formula="of:= IF([.K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29] = 1; IF(OR([.$B129] = 0; [.$C129] = 0); &quot;true&quot;; &quot;false&quot;);  IF(AND([.$B129] = 1; [.$C129] = 1); &quot;true&quot;;&quot;false&quot;))" office:value-type="string" office:string-value="false" calcext:value-type="string">
            <text:p>false</text:p>
          </table:table-cell>
          <table:table-cell table:style-name="ce8" table:formula="of:= IF([.E129] = 1; IF(OR([.$B129] = 0; [.$C129] = 0); &quot;true&quot;; &quot;false&quot;);  IF(AND([.$B129] = 1; [.$C129] = 1); &quot;true&quot;;&quot;false&quot;))" office:value-type="string" office:string-value="false" calcext:value-type="string">
            <text:p>false</text:p>
          </table:table-cell>
          <table:table-cell table:style-name="ce8" table:formula="of:= IF([.F129] = 1; IF(OR([.$B129] = 0; [.$C129] = 0); &quot;true&quot;; &quot;false&quot;);  IF(AND([.$B129] = 1; [.$C129] = 1); &quot;true&quot;;&quot;false&quot;))" office:value-type="string" office:string-value="false" calcext:value-type="string">
            <text:p>false</text:p>
          </table:table-cell>
          <table:table-cell table:style-name="ce8" table:formula="of:= IF([.G129] = 1; IF(OR([.$B129] = 0; [.$C129] = 0); &quot;true&quot;; &quot;false&quot;);  IF(AND([.$B129] = 1; [.$C129] = 1); &quot;true&quot;;&quot;false&quot;))" office:value-type="string" office:string-value="false" calcext:value-type="string">
            <text:p>false</text:p>
          </table:table-cell>
          <table:table-cell table:style-name="ce8" table:formula="of:= IF([.H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8" table:formula="of:= IF([.I129] = 1; IF(OR([.$B129] = 0; [.$C129] = 0); &quot;true&quot;; &quot;false&quot;);  IF(AND([.$B129] = 1; [.$C129] = 1); &quot;true&quot;;&quot;false&quot;))" office:value-type="string" office:string-value="false" calcext:value-type="string">
            <text:p>false</text:p>
          </table:table-cell>
          <table:table-cell table:style-name="ce8" table:formula="of:= IF([.J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8" table:formula="of:= IF([.K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0] = 1; IF(OR([.$B130] = 0; [.$C130] = 0); &quot;true&quot;; &quot;false&quot;);  IF(AND([.$B130] = 1; [.$C130] = 1); &quot;true&quot;;&quot;false&quot;))" office:value-type="string" office:string-value="false" calcext:value-type="string">
            <text:p>false</text:p>
          </table:table-cell>
          <table:table-cell table:style-name="ce8" table:formula="of:= IF([.E130] = 1; IF(OR([.$B130] = 0; [.$C130] = 0); &quot;true&quot;; &quot;false&quot;);  IF(AND([.$B130] = 1; [.$C130] = 1); &quot;true&quot;;&quot;false&quot;))" office:value-type="string" office:string-value="false" calcext:value-type="string">
            <text:p>false</text:p>
          </table:table-cell>
          <table:table-cell table:style-name="ce8" table:formula="of:= IF([.F130] = 1; IF(OR([.$B130] = 0; [.$C130] = 0); &quot;true&quot;; &quot;false&quot;);  IF(AND([.$B130] = 1; [.$C130] = 1); &quot;true&quot;;&quot;false&quot;))" office:value-type="string" office:string-value="false" calcext:value-type="string">
            <text:p>false</text:p>
          </table:table-cell>
          <table:table-cell table:style-name="ce8" table:formula="of:= IF([.G130] = 1; IF(OR([.$B130] = 0; [.$C130] = 0); &quot;true&quot;; &quot;false&quot;);  IF(AND([.$B130] = 1; [.$C130] = 1); &quot;true&quot;;&quot;false&quot;))" office:value-type="string" office:string-value="false" calcext:value-type="string">
            <text:p>false</text:p>
          </table:table-cell>
          <table:table-cell table:style-name="ce8" table:formula="of:= IF([.H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8" table:formula="of:= IF([.I130] = 1; IF(OR([.$B130] = 0; [.$C130] = 0); &quot;true&quot;; &quot;false&quot;);  IF(AND([.$B130] = 1; [.$C130] = 1); &quot;true&quot;;&quot;false&quot;))" office:value-type="string" office:string-value="false" calcext:value-type="string">
            <text:p>false</text:p>
          </table:table-cell>
          <table:table-cell table:style-name="ce8" table:formula="of:= IF([.J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8" table:formula="of:= IF([.K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8" table:formula="of:= IF([.E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8" table:formula="of:= IF([.F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8" table:formula="of:= IF([.G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8" table:formula="of:= IF([.H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8" table:formula="of:= IF([.I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8" table:formula="of:= IF([.J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8" table:formula="of:= IF([.K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8" table:formula="of:= IF([.E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8" table:formula="of:= IF([.F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8" table:formula="of:= IF([.G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8" table:formula="of:= IF([.H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8" table:formula="of:= IF([.I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8" table:formula="of:= IF([.J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8" table:formula="of:= IF([.K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Sw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8" table:formula="of:= IF([.E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8" table:formula="of:= IF([.F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8" table:formula="of:= IF([.G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8" table:formula="of:= IF([.H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8" table:formula="of:= IF([.I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8" table:formula="of:= IF([.J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8" table:formula="of:= IF([.K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8" table:formula="of:= IF([.E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8" table:formula="of:= IF([.F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8" table:formula="of:= IF([.G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8" table:formula="of:= IF([.H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8" table:formula="of:= IF([.I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8" table:formula="of:= IF([.J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8" table:formula="of:= IF([.K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Ifaze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8" table:formula="of:= IF([.E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8" table:formula="of:= IF([.F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8" table:formula="of:= IF([.G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8" table:formula="of:= IF([.H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8" table:formula="of:= IF([.I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8" table:formula="of:= IF([.J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8" table:formula="of:= IF([.K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A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8" table:formula="of:= IF([.E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8" table:formula="of:= IF([.F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8" table:formula="of:= IF([.G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8" table:formula="of:= IF([.H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8" table:formula="of:= IF([.I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8" table:formula="of:= IF([.J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8" table:formula="of:= IF([.K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Ifaze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7] = 1; IF(OR([.$B137] = 0; [.$C137] = 0); &quot;true&quot;; &quot;false&quot;);  IF(AND([.$B137] = 1; [.$C137] = 1); &quot;true&quot;;&quot;false&quot;))" office:value-type="string" office:string-value="false" calcext:value-type="string">
            <text:p>false</text:p>
          </table:table-cell>
          <table:table-cell table:style-name="ce8" table:formula="of:= IF([.E137] = 1; IF(OR([.$B137] = 0; [.$C137] = 0); &quot;true&quot;; &quot;false&quot;);  IF(AND([.$B137] = 1; [.$C137] = 1); &quot;true&quot;;&quot;false&quot;))" office:value-type="string" office:string-value="false" calcext:value-type="string">
            <text:p>false</text:p>
          </table:table-cell>
          <table:table-cell table:style-name="ce8" table:formula="of:= IF([.F137] = 1; IF(OR([.$B137] = 0; [.$C137] = 0); &quot;true&quot;; &quot;false&quot;);  IF(AND([.$B137] = 1; [.$C137] = 1); &quot;true&quot;;&quot;false&quot;))" office:value-type="string" office:string-value="false" calcext:value-type="string">
            <text:p>false</text:p>
          </table:table-cell>
          <table:table-cell table:style-name="ce8" table:formula="of:= IF([.G137] = 1; IF(OR([.$B137] = 0; [.$C137] = 0); &quot;true&quot;; &quot;false&quot;);  IF(AND([.$B137] = 1; [.$C137] = 1); &quot;true&quot;;&quot;false&quot;))" office:value-type="string" office:string-value="false" calcext:value-type="string">
            <text:p>false</text:p>
          </table:table-cell>
          <table:table-cell table:style-name="ce8" table:formula="of:= IF([.H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8" table:formula="of:= IF([.I137] = 1; IF(OR([.$B137] = 0; [.$C137] = 0); &quot;true&quot;; &quot;false&quot;);  IF(AND([.$B137] = 1; [.$C137] = 1); &quot;true&quot;;&quot;false&quot;))" office:value-type="string" office:string-value="false" calcext:value-type="string">
            <text:p>false</text:p>
          </table:table-cell>
          <table:table-cell table:style-name="ce8" table:formula="of:= IF([.J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8" table:formula="of:= IF([.K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Del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8" table:formula="of:= IF([.E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8" table:formula="of:= IF([.F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8" table:formula="of:= IF([.G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8" table:formula="of:= IF([.H138] = 1; IF(OR([.$B138] = 0; [.$C138] = 0); &quot;true&quot;; &quot;false&quot;);  IF(AND([.$B138] = 1; [.$C138] = 1); &quot;true&quot;;&quot;false&quot;))" office:value-type="string" office:string-value="false" calcext:value-type="string">
            <text:p>false</text:p>
          </table:table-cell>
          <table:table-cell table:style-name="ce8" table:formula="of:= IF([.I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8" table:formula="of:= IF([.J138] = 1; IF(OR([.$B138] = 0; [.$C138] = 0); &quot;true&quot;; &quot;false&quot;);  IF(AND([.$B138] = 1; [.$C138] = 1); &quot;true&quot;;&quot;false&quot;))" office:value-type="string" office:string-value="false" calcext:value-type="string">
            <text:p>false</text:p>
          </table:table-cell>
          <table:table-cell table:style-name="ce8" table:formula="of:= IF([.K138] = 1; IF(OR([.$B138] = 0; [.$C138] = 0); &quot;true&quot;; &quot;false&quot;);  IF(AND([.$B138] = 1; [.$C13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IfazeTypeBoundsDeleteSec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8" table:formula="of:= IF([.E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8" table:formula="of:= IF([.F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8" table:formula="of:= IF([.G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8" table:formula="of:= IF([.H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8" table:formula="of:= IF([.I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8" table:formula="of:= IF([.J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8" table:formula="of:= IF([.K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IfazeTypeBoundsGeneraliz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8" table:formula="of:= IF([.E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8" table:formula="of:= IF([.F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8" table:formula="of:= IF([.G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8" table:formula="of:= IF([.H140] = 1; IF(OR([.$B140] = 0; [.$C140] = 0); &quot;true&quot;; &quot;false&quot;);  IF(AND([.$B140] = 1; [.$C140] = 1); &quot;true&quot;;&quot;false&quot;))" office:value-type="string" office:string-value="false" calcext:value-type="string">
            <text:p>false</text:p>
          </table:table-cell>
          <table:table-cell table:style-name="ce8" table:formula="of:= IF([.I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8" table:formula="of:= IF([.J140] = 1; IF(OR([.$B140] = 0; [.$C140] = 0); &quot;true&quot;; &quot;false&quot;);  IF(AND([.$B140] = 1; [.$C140] = 1); &quot;true&quot;;&quot;false&quot;))" office:value-type="string" office:string-value="false" calcext:value-type="string">
            <text:p>false</text:p>
          </table:table-cell>
          <table:table-cell table:style-name="ce8" table:formula="of:= IF([.K140] = 1; IF(OR([.$B140] = 0; [.$C140] = 0); &quot;true&quot;; &quot;false&quot;);  IF(AND([.$B140] = 1; [.$C14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Ifaze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1] = 1; IF(OR([.$B141] = 0; [.$C141] = 0); &quot;true&quot;; &quot;false&quot;);  IF(AND([.$B141] = 1; [.$C141] = 1); &quot;true&quot;;&quot;false&quot;))" office:value-type="string" office:string-value="false" calcext:value-type="string">
            <text:p>false</text:p>
          </table:table-cell>
          <table:table-cell table:style-name="ce8" table:formula="of:= IF([.E141] = 1; IF(OR([.$B141] = 0; [.$C141] = 0); &quot;true&quot;; &quot;false&quot;);  IF(AND([.$B141] = 1; [.$C141] = 1); &quot;true&quot;;&quot;false&quot;))" office:value-type="string" office:string-value="false" calcext:value-type="string">
            <text:p>false</text:p>
          </table:table-cell>
          <table:table-cell table:style-name="ce8" table:formula="of:= IF([.F141] = 1; IF(OR([.$B141] = 0; [.$C141] = 0); &quot;true&quot;; &quot;false&quot;);  IF(AND([.$B141] = 1; [.$C141] = 1); &quot;true&quot;;&quot;false&quot;))" office:value-type="string" office:string-value="false" calcext:value-type="string">
            <text:p>false</text:p>
          </table:table-cell>
          <table:table-cell table:style-name="ce8" table:formula="of:= IF([.G141] = 1; IF(OR([.$B141] = 0; [.$C141] = 0); &quot;true&quot;; &quot;false&quot;);  IF(AND([.$B141] = 1; [.$C141] = 1); &quot;true&quot;;&quot;false&quot;))" office:value-type="string" office:string-value="false" calcext:value-type="string">
            <text:p>false</text:p>
          </table:table-cell>
          <table:table-cell table:style-name="ce8" table:formula="of:= IF([.H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8" table:formula="of:= IF([.I141] = 1; IF(OR([.$B141] = 0; [.$C141] = 0); &quot;true&quot;; &quot;false&quot;);  IF(AND([.$B141] = 1; [.$C141] = 1); &quot;true&quot;;&quot;false&quot;))" office:value-type="string" office:string-value="false" calcext:value-type="string">
            <text:p>false</text:p>
          </table:table-cell>
          <table:table-cell table:style-name="ce8" table:formula="of:= IF([.J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8" table:formula="of:= IF([.K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8" table:formula="of:= IF([.E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8" table:formula="of:= IF([.F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8" table:formula="of:= IF([.G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8" table:formula="of:= IF([.H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8" table:formula="of:= IF([.I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8" table:formula="of:= IF([.J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8" table:formula="of:= IF([.K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3] = 1; IF(OR([.$B143] = 0; [.$C143] = 0); &quot;true&quot;; &quot;false&quot;);  IF(AND([.$B143] = 1; [.$C143] = 1); &quot;true&quot;;&quot;false&quot;))" office:value-type="string" office:string-value="false" calcext:value-type="string">
            <text:p>false</text:p>
          </table:table-cell>
          <table:table-cell table:style-name="ce8" table:formula="of:= IF([.E143] = 1; IF(OR([.$B143] = 0; [.$C143] = 0); &quot;true&quot;; &quot;false&quot;);  IF(AND([.$B143] = 1; [.$C143] = 1); &quot;true&quot;;&quot;false&quot;))" office:value-type="string" office:string-value="false" calcext:value-type="string">
            <text:p>false</text:p>
          </table:table-cell>
          <table:table-cell table:style-name="ce8" table:formula="of:= IF([.F143] = 1; IF(OR([.$B143] = 0; [.$C143] = 0); &quot;true&quot;; &quot;false&quot;);  IF(AND([.$B143] = 1; [.$C143] = 1); &quot;true&quot;;&quot;false&quot;))" office:value-type="string" office:string-value="false" calcext:value-type="string">
            <text:p>false</text:p>
          </table:table-cell>
          <table:table-cell table:style-name="ce8" table:formula="of:= IF([.G143] = 1; IF(OR([.$B143] = 0; [.$C143] = 0); &quot;true&quot;; &quot;false&quot;);  IF(AND([.$B143] = 1; [.$C143] = 1); &quot;true&quot;;&quot;false&quot;))" office:value-type="string" office:string-value="false" calcext:value-type="string">
            <text:p>false</text:p>
          </table:table-cell>
          <table:table-cell table:style-name="ce8" table:formula="of:= IF([.H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8" table:formula="of:= IF([.I143] = 1; IF(OR([.$B143] = 0; [.$C143] = 0); &quot;true&quot;; &quot;false&quot;);  IF(AND([.$B143] = 1; [.$C143] = 1); &quot;true&quot;;&quot;false&quot;))" office:value-type="string" office:string-value="false" calcext:value-type="string">
            <text:p>false</text:p>
          </table:table-cell>
          <table:table-cell table:style-name="ce8" table:formula="of:= IF([.J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8" table:formula="of:= IF([.K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4] = 1; IF(OR([.$B144] = 0; [.$C144] = 0); &quot;true&quot;; &quot;false&quot;);  IF(AND([.$B144] = 1; [.$C144] = 1); &quot;true&quot;;&quot;false&quot;))" office:value-type="string" office:string-value="false" calcext:value-type="string">
            <text:p>false</text:p>
          </table:table-cell>
          <table:table-cell table:style-name="ce8" table:formula="of:= IF([.E144] = 1; IF(OR([.$B144] = 0; [.$C144] = 0); &quot;true&quot;; &quot;false&quot;);  IF(AND([.$B144] = 1; [.$C144] = 1); &quot;true&quot;;&quot;false&quot;))" office:value-type="string" office:string-value="false" calcext:value-type="string">
            <text:p>false</text:p>
          </table:table-cell>
          <table:table-cell table:style-name="ce8" table:formula="of:= IF([.F144] = 1; IF(OR([.$B144] = 0; [.$C144] = 0); &quot;true&quot;; &quot;false&quot;);  IF(AND([.$B144] = 1; [.$C144] = 1); &quot;true&quot;;&quot;false&quot;))" office:value-type="string" office:string-value="false" calcext:value-type="string">
            <text:p>false</text:p>
          </table:table-cell>
          <table:table-cell table:style-name="ce8" table:formula="of:= IF([.G144] = 1; IF(OR([.$B144] = 0; [.$C144] = 0); &quot;true&quot;; &quot;false&quot;);  IF(AND([.$B144] = 1; [.$C144] = 1); &quot;true&quot;;&quot;false&quot;))" office:value-type="string" office:string-value="false" calcext:value-type="string">
            <text:p>false</text:p>
          </table:table-cell>
          <table:table-cell table:style-name="ce8" table:formula="of:= IF([.H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8" table:formula="of:= IF([.I144] = 1; IF(OR([.$B144] = 0; [.$C144] = 0); &quot;true&quot;; &quot;false&quot;);  IF(AND([.$B144] = 1; [.$C144] = 1); &quot;true&quot;;&quot;false&quot;))" office:value-type="string" office:string-value="false" calcext:value-type="string">
            <text:p>false</text:p>
          </table:table-cell>
          <table:table-cell table:style-name="ce8" table:formula="of:= IF([.J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8" table:formula="of:= IF([.K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Sw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8" table:formula="of:= IF([.E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8" table:formula="of:= IF([.F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8" table:formula="of:= IF([.G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8" table:formula="of:= IF([.H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8" table:formula="of:= IF([.I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8" table:formula="of:= IF([.J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8" table:formula="of:= IF([.K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8" table:formula="of:= IF([.E146] = 1; IF(OR([.$B146] = 0; [.$C146] = 0); &quot;true&quot;; &quot;false&quot;);  IF(AND([.$B146] = 1; [.$C146] = 1); &quot;true&quot;;&quot;false&quot;))" office:value-type="string" office:string-value="false" calcext:value-type="string">
            <text:p>false</text:p>
          </table:table-cell>
          <table:table-cell table:style-name="ce8" table:formula="of:= IF([.F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8" table:formula="of:= IF([.G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8" table:formula="of:= IF([.H146] = 1; IF(OR([.$B146] = 0; [.$C146] = 0); &quot;true&quot;; &quot;false&quot;);  IF(AND([.$B146] = 1; [.$C146] = 1); &quot;true&quot;;&quot;false&quot;))" office:value-type="string" office:string-value="false" calcext:value-type="string">
            <text:p>false</text:p>
          </table:table-cell>
          <table:table-cell table:style-name="ce8" table:formula="of:= IF([.I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8" table:formula="of:= IF([.J146] = 1; IF(OR([.$B146] = 0; [.$C146] = 0); &quot;true&quot;; &quot;false&quot;);  IF(AND([.$B146] = 1; [.$C146] = 1); &quot;true&quot;;&quot;false&quot;))" office:value-type="string" office:string-value="false" calcext:value-type="string">
            <text:p>false</text:p>
          </table:table-cell>
          <table:table-cell table:style-name="ce8" table:formula="of:= IF([.K146] = 1; IF(OR([.$B146] = 0; [.$C146] = 0); &quot;true&quot;; &quot;false&quot;);  IF(AND([.$B146] = 1; [.$C14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ConstructorParam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8" table:formula="of:= IF([.E147] = 1; IF(OR([.$B147] = 0; [.$C147] = 0); &quot;true&quot;; &quot;false&quot;);  IF(AND([.$B147] = 1; [.$C147] = 1); &quot;true&quot;;&quot;false&quot;))" office:value-type="string" office:string-value="true" calcext:value-type="string">
            <text:p>true</text:p>
          </table:table-cell>
          <table:table-cell table:style-name="ce8" table:formula="of:= IF([.F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8" table:formula="of:= IF([.G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8" table:formula="of:= IF([.H147] = 1; IF(OR([.$B147] = 0; [.$C147] = 0); &quot;true&quot;; &quot;false&quot;);  IF(AND([.$B147] = 1; [.$C147] = 1); &quot;true&quot;;&quot;false&quot;))" office:value-type="string" office:string-value="true" calcext:value-type="string">
            <text:p>true</text:p>
          </table:table-cell>
          <table:table-cell table:style-name="ce8" table:formula="of:= IF([.I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8" table:formula="of:= IF([.J147] = 1; IF(OR([.$B147] = 0; [.$C147] = 0); &quot;true&quot;; &quot;false&quot;);  IF(AND([.$B147] = 1; [.$C147] = 1); &quot;true&quot;;&quot;false&quot;))" office:value-type="string" office:string-value="true" calcext:value-type="string">
            <text:p>true</text:p>
          </table:table-cell>
          <table:table-cell table:style-name="ce8" table:formula="of:= IF([.K147] = 1; IF(OR([.$B147] = 0; [.$C147] = 0); &quot;true&quot;; &quot;false&quot;);  IF(AND([.$B147] = 1; [.$C14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8" table:formula="of:= IF([.E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8" table:formula="of:= IF([.F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8" table:formula="of:= IF([.G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8" table:formula="of:= IF([.H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8" table:formula="of:= IF([.I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8" table:formula="of:= IF([.J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8" table:formula="of:= IF([.K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8" table:formula="of:= IF([.E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8" table:formula="of:= IF([.F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8" table:formula="of:= IF([.G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8" table:formula="of:= IF([.H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8" table:formula="of:= IF([.I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8" table:formula="of:= IF([.J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8" table:formula="of:= IF([.K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ConstructorParamLowerBounds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8" table:formula="of:= IF([.E150] = 1; IF(OR([.$B150] = 0; [.$C150] = 0); &quot;true&quot;; &quot;false&quot;);  IF(AND([.$B150] = 1; [.$C150] = 1); &quot;true&quot;;&quot;false&quot;))" office:value-type="string" office:string-value="true" calcext:value-type="string">
            <text:p>true</text:p>
          </table:table-cell>
          <table:table-cell table:style-name="ce8" table:formula="of:= IF([.F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8" table:formula="of:= IF([.G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8" table:formula="of:= IF([.H150] = 1; IF(OR([.$B150] = 0; [.$C150] = 0); &quot;true&quot;; &quot;false&quot;);  IF(AND([.$B150] = 1; [.$C150] = 1); &quot;true&quot;;&quot;false&quot;))" office:value-type="string" office:string-value="true" calcext:value-type="string">
            <text:p>true</text:p>
          </table:table-cell>
          <table:table-cell table:style-name="ce8" table:formula="of:= IF([.I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8" table:formula="of:= IF([.J150] = 1; IF(OR([.$B150] = 0; [.$C150] = 0); &quot;true&quot;; &quot;false&quot;);  IF(AND([.$B150] = 1; [.$C150] = 1); &quot;true&quot;;&quot;false&quot;))" office:value-type="string" office:string-value="true" calcext:value-type="string">
            <text:p>true</text:p>
          </table:table-cell>
          <table:table-cell table:style-name="ce8" table:formula="of:= IF([.K150] = 1; IF(OR([.$B150] = 0; [.$C150] = 0); &quot;true&quot;; &quot;false&quot;);  IF(AND([.$B150] = 1; [.$C15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8" table:formula="of:= IF([.E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8" table:formula="of:= IF([.F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8" table:formula="of:= IF([.G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8" table:formula="of:= IF([.H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8" table:formula="of:= IF([.I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8" table:formula="of:= IF([.J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8" table:formula="of:= IF([.K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Special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8" table:formula="of:= IF([.E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8" table:formula="of:= IF([.F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8" table:formula="of:= IF([.G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8" table:formula="of:= IF([.H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8" table:formula="of:= IF([.I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8" table:formula="of:= IF([.J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8" table:formula="of:= IF([.K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ConstructorParamLowerBoundsToUpp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8" table:formula="of:= IF([.E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8" table:formula="of:= IF([.F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8" table:formula="of:= IF([.G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8" table:formula="of:= IF([.H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8" table:formula="of:= IF([.I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8" table:formula="of:= IF([.J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8" table:formula="of:= IF([.K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4] = 1; IF(OR([.$B154] = 0; [.$C154] = 0); &quot;true&quot;; &quot;false&quot;);  IF(AND([.$B154] = 1; [.$C154] = 1); &quot;true&quot;;&quot;false&quot;))" office:value-type="string" office:string-value="false" calcext:value-type="string">
            <text:p>false</text:p>
          </table:table-cell>
          <table:table-cell table:style-name="ce8" table:formula="of:= IF([.E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8" table:formula="of:= IF([.F154] = 1; IF(OR([.$B154] = 0; [.$C154] = 0); &quot;true&quot;; &quot;false&quot;);  IF(AND([.$B154] = 1; [.$C154] = 1); &quot;true&quot;;&quot;false&quot;))" office:value-type="string" office:string-value="false" calcext:value-type="string">
            <text:p>false</text:p>
          </table:table-cell>
          <table:table-cell table:style-name="ce8" table:formula="of:= IF([.G154] = 1; IF(OR([.$B154] = 0; [.$C154] = 0); &quot;true&quot;; &quot;false&quot;);  IF(AND([.$B154] = 1; [.$C154] = 1); &quot;true&quot;;&quot;false&quot;))" office:value-type="string" office:string-value="false" calcext:value-type="string">
            <text:p>false</text:p>
          </table:table-cell>
          <table:table-cell table:style-name="ce8" table:formula="of:= IF([.H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8" table:formula="of:= IF([.I154] = 1; IF(OR([.$B154] = 0; [.$C154] = 0); &quot;true&quot;; &quot;false&quot;);  IF(AND([.$B154] = 1; [.$C154] = 1); &quot;true&quot;;&quot;false&quot;))" office:value-type="string" office:string-value="false" calcext:value-type="string">
            <text:p>false</text:p>
          </table:table-cell>
          <table:table-cell table:style-name="ce8" table:formula="of:= IF([.J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8" table:formula="of:= IF([.K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8" table:formula="of:= IF([.E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8" table:formula="of:= IF([.F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8" table:formula="of:= IF([.G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8" table:formula="of:= IF([.H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8" table:formula="of:= IF([.I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8" table:formula="of:= IF([.J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8" table:formula="of:= IF([.K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ConstructorParamUpperBoundsGeneral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8" table:formula="of:= IF([.E156] = 1; IF(OR([.$B156] = 0; [.$C156] = 0); &quot;true&quot;; &quot;false&quot;);  IF(AND([.$B156] = 1; [.$C156] = 1); &quot;true&quot;;&quot;false&quot;))" office:value-type="string" office:string-value="false" calcext:value-type="string">
            <text:p>false</text:p>
          </table:table-cell>
          <table:table-cell table:style-name="ce8" table:formula="of:= IF([.F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8" table:formula="of:= IF([.G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8" table:formula="of:= IF([.H156] = 1; IF(OR([.$B156] = 0; [.$C156] = 0); &quot;true&quot;; &quot;false&quot;);  IF(AND([.$B156] = 1; [.$C156] = 1); &quot;true&quot;;&quot;false&quot;))" office:value-type="string" office:string-value="false" calcext:value-type="string">
            <text:p>false</text:p>
          </table:table-cell>
          <table:table-cell table:style-name="ce8" table:formula="of:= IF([.I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8" table:formula="of:= IF([.J156] = 1; IF(OR([.$B156] = 0; [.$C156] = 0); &quot;true&quot;; &quot;false&quot;);  IF(AND([.$B156] = 1; [.$C156] = 1); &quot;true&quot;;&quot;false&quot;))" office:value-type="string" office:string-value="false" calcext:value-type="string">
            <text:p>false</text:p>
          </table:table-cell>
          <table:table-cell table:style-name="ce8" table:formula="of:= IF([.K156] = 1; IF(OR([.$B156] = 0; [.$C156] = 0); &quot;true&quot;; &quot;false&quot;);  IF(AND([.$B156] = 1; [.$C15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ConstructorParamUpp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7] = 1; IF(OR([.$B157] = 0; [.$C157] = 0); &quot;true&quot;; &quot;false&quot;);  IF(AND([.$B157] = 1; [.$C157] = 1); &quot;true&quot;;&quot;false&quot;))" office:value-type="string" office:string-value="false" calcext:value-type="string">
            <text:p>false</text:p>
          </table:table-cell>
          <table:table-cell table:style-name="ce8" table:formula="of:= IF([.E157] = 1; IF(OR([.$B157] = 0; [.$C157] = 0); &quot;true&quot;; &quot;false&quot;);  IF(AND([.$B157] = 1; [.$C157] = 1); &quot;true&quot;;&quot;false&quot;))" office:value-type="string" office:string-value="true" calcext:value-type="string">
            <text:p>true</text:p>
          </table:table-cell>
          <table:table-cell table:style-name="ce8" table:formula="of:= IF([.F157] = 1; IF(OR([.$B157] = 0; [.$C157] = 0); &quot;true&quot;; &quot;false&quot;);  IF(AND([.$B157] = 1; [.$C157] = 1); &quot;true&quot;;&quot;false&quot;))" office:value-type="string" office:string-value="false" calcext:value-type="string">
            <text:p>false</text:p>
          </table:table-cell>
          <table:table-cell table:style-name="ce8" table:formula="of:= IF([.G157] = 1; IF(OR([.$B157] = 0; [.$C157] = 0); &quot;true&quot;; &quot;false&quot;);  IF(AND([.$B157] = 1; [.$C157] = 1); &quot;true&quot;;&quot;false&quot;))" office:value-type="string" office:string-value="false" calcext:value-type="string">
            <text:p>false</text:p>
          </table:table-cell>
          <table:table-cell table:style-name="ce8" table:formula="of:= IF([.H157] = 1; IF(OR([.$B157] = 0; [.$C157] = 0); &quot;true&quot;; &quot;false&quot;);  IF(AND([.$B157] = 1; [.$C157] = 1); &quot;true&quot;;&quot;false&quot;))" office:value-type="string" office:string-value="true" calcext:value-type="string">
            <text:p>true</text:p>
          </table:table-cell>
          <table:table-cell table:style-name="ce8" table:formula="of:= IF([.I157] = 1; IF(OR([.$B157] = 0; [.$C157] = 0); &quot;true&quot;; &quot;false&quot;);  IF(AND([.$B157] = 1; [.$C157] = 1); &quot;true&quot;;&quot;false&quot;))" office:value-type="string" office:string-value="false" calcext:value-type="string">
            <text:p>false</text:p>
          </table:table-cell>
          <table:table-cell table:style-name="ce8" table:formula="of:= IF([.J157] = 1; IF(OR([.$B157] = 0; [.$C157] = 0); &quot;true&quot;; &quot;false&quot;);  IF(AND([.$B157] = 1; [.$C157] = 1); &quot;true&quot;;&quot;false&quot;))" office:value-type="string" office:string-value="true" calcext:value-type="string">
            <text:p>true</text:p>
          </table:table-cell>
          <table:table-cell table:style-name="ce8" table:formula="of:= IF([.K157] = 1; IF(OR([.$B157] = 0; [.$C157] = 0); &quot;true&quot;; &quot;false&quot;);  IF(AND([.$B157] = 1; [.$C15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8] = 1; IF(OR([.$B158] = 0; [.$C158] = 0); &quot;true&quot;; &quot;false&quot;);  IF(AND([.$B158] = 1; [.$C158] = 1); &quot;true&quot;;&quot;false&quot;))" office:value-type="string" office:string-value="false" calcext:value-type="string">
            <text:p>false</text:p>
          </table:table-cell>
          <table:table-cell table:style-name="ce8" table:formula="of:= IF([.E158] = 1; IF(OR([.$B158] = 0; [.$C158] = 0); &quot;true&quot;; &quot;false&quot;);  IF(AND([.$B158] = 1; [.$C158] = 1); &quot;true&quot;;&quot;false&quot;))" office:value-type="string" office:string-value="true" calcext:value-type="string">
            <text:p>true</text:p>
          </table:table-cell>
          <table:table-cell table:style-name="ce8" table:formula="of:= IF([.F158] = 1; IF(OR([.$B158] = 0; [.$C158] = 0); &quot;true&quot;; &quot;false&quot;);  IF(AND([.$B158] = 1; [.$C158] = 1); &quot;true&quot;;&quot;false&quot;))" office:value-type="string" office:string-value="false" calcext:value-type="string">
            <text:p>false</text:p>
          </table:table-cell>
          <table:table-cell table:style-name="ce8" table:formula="of:= IF([.G158] = 1; IF(OR([.$B158] = 0; [.$C158] = 0); &quot;true&quot;; &quot;false&quot;);  IF(AND([.$B158] = 1; [.$C158] = 1); &quot;true&quot;;&quot;false&quot;))" office:value-type="string" office:string-value="false" calcext:value-type="string">
            <text:p>false</text:p>
          </table:table-cell>
          <table:table-cell table:style-name="ce8" table:formula="of:= IF([.H158] = 1; IF(OR([.$B158] = 0; [.$C158] = 0); &quot;true&quot;; &quot;false&quot;);  IF(AND([.$B158] = 1; [.$C158] = 1); &quot;true&quot;;&quot;false&quot;))" office:value-type="string" office:string-value="true" calcext:value-type="string">
            <text:p>true</text:p>
          </table:table-cell>
          <table:table-cell table:style-name="ce8" table:formula="of:= IF([.I158] = 1; IF(OR([.$B158] = 0; [.$C158] = 0); &quot;true&quot;; &quot;false&quot;);  IF(AND([.$B158] = 1; [.$C158] = 1); &quot;true&quot;;&quot;false&quot;))" office:value-type="string" office:string-value="false" calcext:value-type="string">
            <text:p>false</text:p>
          </table:table-cell>
          <table:table-cell table:style-name="ce8" table:formula="of:= IF([.J158] = 1; IF(OR([.$B158] = 0; [.$C158] = 0); &quot;true&quot;; &quot;false&quot;);  IF(AND([.$B158] = 1; [.$C158] = 1); &quot;true&quot;;&quot;false&quot;))" office:value-type="string" office:string-value="true" calcext:value-type="string">
            <text:p>true</text:p>
          </table:table-cell>
          <table:table-cell table:style-name="ce8" table:formula="of:= IF([.K158] = 1; IF(OR([.$B158] = 0; [.$C158] = 0); &quot;true&quot;; &quot;false&quot;);  IF(AND([.$B158] = 1; [.$C15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ToLow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59] = 1; IF(OR([.$B159] = 0; [.$C159] = 0); &quot;true&quot;; &quot;false&quot;);  IF(AND([.$B159] = 1; [.$C159] = 1); &quot;true&quot;;&quot;false&quot;))" office:value-type="string" office:string-value="false" calcext:value-type="string">
            <text:p>false</text:p>
          </table:table-cell>
          <table:table-cell table:style-name="ce8" table:formula="of:= IF([.E159] = 1; IF(OR([.$B159] = 0; [.$C159] = 0); &quot;true&quot;; &quot;false&quot;);  IF(AND([.$B159] = 1; [.$C159] = 1); &quot;true&quot;;&quot;false&quot;))" office:value-type="string" office:string-value="true" calcext:value-type="string">
            <text:p>true</text:p>
          </table:table-cell>
          <table:table-cell table:style-name="ce8" table:formula="of:= IF([.F159] = 1; IF(OR([.$B159] = 0; [.$C159] = 0); &quot;true&quot;; &quot;false&quot;);  IF(AND([.$B159] = 1; [.$C159] = 1); &quot;true&quot;;&quot;false&quot;))" office:value-type="string" office:string-value="false" calcext:value-type="string">
            <text:p>false</text:p>
          </table:table-cell>
          <table:table-cell table:style-name="ce8" table:formula="of:= IF([.G159] = 1; IF(OR([.$B159] = 0; [.$C159] = 0); &quot;true&quot;; &quot;false&quot;);  IF(AND([.$B159] = 1; [.$C159] = 1); &quot;true&quot;;&quot;false&quot;))" office:value-type="string" office:string-value="false" calcext:value-type="string">
            <text:p>false</text:p>
          </table:table-cell>
          <table:table-cell table:style-name="ce8" table:formula="of:= IF([.H159] = 1; IF(OR([.$B159] = 0; [.$C159] = 0); &quot;true&quot;; &quot;false&quot;);  IF(AND([.$B159] = 1; [.$C159] = 1); &quot;true&quot;;&quot;false&quot;))" office:value-type="string" office:string-value="true" calcext:value-type="string">
            <text:p>true</text:p>
          </table:table-cell>
          <table:table-cell table:style-name="ce8" table:formula="of:= IF([.I159] = 1; IF(OR([.$B159] = 0; [.$C159] = 0); &quot;true&quot;; &quot;false&quot;);  IF(AND([.$B159] = 1; [.$C159] = 1); &quot;true&quot;;&quot;false&quot;))" office:value-type="string" office:string-value="false" calcext:value-type="string">
            <text:p>false</text:p>
          </table:table-cell>
          <table:table-cell table:style-name="ce8" table:formula="of:= IF([.J159] = 1; IF(OR([.$B159] = 0; [.$C159] = 0); &quot;true&quot;; &quot;false&quot;);  IF(AND([.$B159] = 1; [.$C159] = 1); &quot;true&quot;;&quot;false&quot;))" office:value-type="string" office:string-value="true" calcext:value-type="string">
            <text:p>true</text:p>
          </table:table-cell>
          <table:table-cell table:style-name="ce8" table:formula="of:= IF([.K159] = 1; IF(OR([.$B159] = 0; [.$C159] = 0); &quot;true&quot;; &quot;false&quot;);  IF(AND([.$B159] = 1; [.$C15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0] = 1; IF(OR([.$B160] = 0; [.$C160] = 0); &quot;true&quot;; &quot;false&quot;);  IF(AND([.$B160] = 1; [.$C160] = 1); &quot;true&quot;;&quot;false&quot;))" office:value-type="string" office:string-value="true" calcext:value-type="string">
            <text:p>true</text:p>
          </table:table-cell>
          <table:table-cell table:style-name="ce8" table:formula="of:= IF([.E160] = 1; IF(OR([.$B160] = 0; [.$C160] = 0); &quot;true&quot;; &quot;false&quot;);  IF(AND([.$B160] = 1; [.$C160] = 1); &quot;true&quot;;&quot;false&quot;))" office:value-type="string" office:string-value="false" calcext:value-type="string">
            <text:p>false</text:p>
          </table:table-cell>
          <table:table-cell table:style-name="ce8" table:formula="of:= IF([.F160] = 1; IF(OR([.$B160] = 0; [.$C160] = 0); &quot;true&quot;; &quot;false&quot;);  IF(AND([.$B160] = 1; [.$C160] = 1); &quot;true&quot;;&quot;false&quot;))" office:value-type="string" office:string-value="true" calcext:value-type="string">
            <text:p>true</text:p>
          </table:table-cell>
          <table:table-cell table:style-name="ce8" table:formula="of:= IF([.G160] = 1; IF(OR([.$B160] = 0; [.$C160] = 0); &quot;true&quot;; &quot;false&quot;);  IF(AND([.$B160] = 1; [.$C160] = 1); &quot;true&quot;;&quot;false&quot;))" office:value-type="string" office:string-value="true" calcext:value-type="string">
            <text:p>true</text:p>
          </table:table-cell>
          <table:table-cell table:style-name="ce8" table:formula="of:= IF([.H160] = 1; IF(OR([.$B160] = 0; [.$C160] = 0); &quot;true&quot;; &quot;false&quot;);  IF(AND([.$B160] = 1; [.$C160] = 1); &quot;true&quot;;&quot;false&quot;))" office:value-type="string" office:string-value="false" calcext:value-type="string">
            <text:p>false</text:p>
          </table:table-cell>
          <table:table-cell table:style-name="ce8" table:formula="of:= IF([.I160] = 1; IF(OR([.$B160] = 0; [.$C160] = 0); &quot;true&quot;; &quot;false&quot;);  IF(AND([.$B160] = 1; [.$C160] = 1); &quot;true&quot;;&quot;false&quot;))" office:value-type="string" office:string-value="true" calcext:value-type="string">
            <text:p>true</text:p>
          </table:table-cell>
          <table:table-cell table:style-name="ce8" table:formula="of:= IF([.J160] = 1; IF(OR([.$B160] = 0; [.$C160] = 0); &quot;true&quot;; &quot;false&quot;);  IF(AND([.$B160] = 1; [.$C160] = 1); &quot;true&quot;;&quot;false&quot;))" office:value-type="string" office:string-value="false" calcext:value-type="string">
            <text:p>false</text:p>
          </table:table-cell>
          <table:table-cell table:style-name="ce8" table:formula="of:= IF([.K160] = 1; IF(OR([.$B160] = 0; [.$C160] = 0); &quot;true&quot;; &quot;false&quot;);  IF(AND([.$B160] = 1; [.$C16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MethodParam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1] = 1; IF(OR([.$B161] = 0; [.$C161] = 0); &quot;true&quot;; &quot;false&quot;);  IF(AND([.$B161] = 1; [.$C161] = 1); &quot;true&quot;;&quot;false&quot;))" office:value-type="string" office:string-value="false" calcext:value-type="string">
            <text:p>false</text:p>
          </table:table-cell>
          <table:table-cell table:style-name="ce8" table:formula="of:= IF([.E161] = 1; IF(OR([.$B161] = 0; [.$C161] = 0); &quot;true&quot;; &quot;false&quot;);  IF(AND([.$B161] = 1; [.$C161] = 1); &quot;true&quot;;&quot;false&quot;))" office:value-type="string" office:string-value="true" calcext:value-type="string">
            <text:p>true</text:p>
          </table:table-cell>
          <table:table-cell table:style-name="ce8" table:formula="of:= IF([.F161] = 1; IF(OR([.$B161] = 0; [.$C161] = 0); &quot;true&quot;; &quot;false&quot;);  IF(AND([.$B161] = 1; [.$C161] = 1); &quot;true&quot;;&quot;false&quot;))" office:value-type="string" office:string-value="false" calcext:value-type="string">
            <text:p>false</text:p>
          </table:table-cell>
          <table:table-cell table:style-name="ce8" table:formula="of:= IF([.G161] = 1; IF(OR([.$B161] = 0; [.$C161] = 0); &quot;true&quot;; &quot;false&quot;);  IF(AND([.$B161] = 1; [.$C161] = 1); &quot;true&quot;;&quot;false&quot;))" office:value-type="string" office:string-value="false" calcext:value-type="string">
            <text:p>false</text:p>
          </table:table-cell>
          <table:table-cell table:style-name="ce8" table:formula="of:= IF([.H161] = 1; IF(OR([.$B161] = 0; [.$C161] = 0); &quot;true&quot;; &quot;false&quot;);  IF(AND([.$B161] = 1; [.$C161] = 1); &quot;true&quot;;&quot;false&quot;))" office:value-type="string" office:string-value="true" calcext:value-type="string">
            <text:p>true</text:p>
          </table:table-cell>
          <table:table-cell table:style-name="ce8" table:formula="of:= IF([.I161] = 1; IF(OR([.$B161] = 0; [.$C161] = 0); &quot;true&quot;; &quot;false&quot;);  IF(AND([.$B161] = 1; [.$C161] = 1); &quot;true&quot;;&quot;false&quot;))" office:value-type="string" office:string-value="false" calcext:value-type="string">
            <text:p>false</text:p>
          </table:table-cell>
          <table:table-cell table:style-name="ce8" table:formula="of:= IF([.J161] = 1; IF(OR([.$B161] = 0; [.$C161] = 0); &quot;true&quot;; &quot;false&quot;);  IF(AND([.$B161] = 1; [.$C161] = 1); &quot;true&quot;;&quot;false&quot;))" office:value-type="string" office:string-value="true" calcext:value-type="string">
            <text:p>true</text:p>
          </table:table-cell>
          <table:table-cell table:style-name="ce8" table:formula="of:= IF([.K161] = 1; IF(OR([.$B161] = 0; [.$C161] = 0); &quot;true&quot;; &quot;false&quot;);  IF(AND([.$B161] = 1; [.$C16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2] = 1; IF(OR([.$B162] = 0; [.$C162] = 0); &quot;true&quot;; &quot;false&quot;);  IF(AND([.$B162] = 1; [.$C162] = 1); &quot;true&quot;;&quot;false&quot;))" office:value-type="string" office:string-value="false" calcext:value-type="string">
            <text:p>false</text:p>
          </table:table-cell>
          <table:table-cell table:style-name="ce8" table:formula="of:= IF([.E162] = 1; IF(OR([.$B162] = 0; [.$C162] = 0); &quot;true&quot;; &quot;false&quot;);  IF(AND([.$B162] = 1; [.$C162] = 1); &quot;true&quot;;&quot;false&quot;))" office:value-type="string" office:string-value="true" calcext:value-type="string">
            <text:p>true</text:p>
          </table:table-cell>
          <table:table-cell table:style-name="ce8" table:formula="of:= IF([.F162] = 1; IF(OR([.$B162] = 0; [.$C162] = 0); &quot;true&quot;; &quot;false&quot;);  IF(AND([.$B162] = 1; [.$C162] = 1); &quot;true&quot;;&quot;false&quot;))" office:value-type="string" office:string-value="false" calcext:value-type="string">
            <text:p>false</text:p>
          </table:table-cell>
          <table:table-cell table:style-name="ce8" table:formula="of:= IF([.G162] = 1; IF(OR([.$B162] = 0; [.$C162] = 0); &quot;true&quot;; &quot;false&quot;);  IF(AND([.$B162] = 1; [.$C162] = 1); &quot;true&quot;;&quot;false&quot;))" office:value-type="string" office:string-value="false" calcext:value-type="string">
            <text:p>false</text:p>
          </table:table-cell>
          <table:table-cell table:style-name="ce8" table:formula="of:= IF([.H162] = 1; IF(OR([.$B162] = 0; [.$C162] = 0); &quot;true&quot;; &quot;false&quot;);  IF(AND([.$B162] = 1; [.$C162] = 1); &quot;true&quot;;&quot;false&quot;))" office:value-type="string" office:string-value="true" calcext:value-type="string">
            <text:p>true</text:p>
          </table:table-cell>
          <table:table-cell table:style-name="ce8" table:formula="of:= IF([.I162] = 1; IF(OR([.$B162] = 0; [.$C162] = 0); &quot;true&quot;; &quot;false&quot;);  IF(AND([.$B162] = 1; [.$C162] = 1); &quot;true&quot;;&quot;false&quot;))" office:value-type="string" office:string-value="false" calcext:value-type="string">
            <text:p>false</text:p>
          </table:table-cell>
          <table:table-cell table:style-name="ce8" table:formula="of:= IF([.J162] = 1; IF(OR([.$B162] = 0; [.$C162] = 0); &quot;true&quot;; &quot;false&quot;);  IF(AND([.$B162] = 1; [.$C162] = 1); &quot;true&quot;;&quot;false&quot;))" office:value-type="string" office:string-value="true" calcext:value-type="string">
            <text:p>true</text:p>
          </table:table-cell>
          <table:table-cell table:style-name="ce8" table:formula="of:= IF([.K162] = 1; IF(OR([.$B162] = 0; [.$C162] = 0); &quot;true&quot;; &quot;false&quot;);  IF(AND([.$B162] = 1; [.$C16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3] = 1; IF(OR([.$B163] = 0; [.$C163] = 0); &quot;true&quot;; &quot;false&quot;);  IF(AND([.$B163] = 1; [.$C163] = 1); &quot;true&quot;;&quot;false&quot;))" office:value-type="string" office:string-value="true" calcext:value-type="string">
            <text:p>true</text:p>
          </table:table-cell>
          <table:table-cell table:style-name="ce8" table:formula="of:= IF([.E163] = 1; IF(OR([.$B163] = 0; [.$C163] = 0); &quot;true&quot;; &quot;false&quot;);  IF(AND([.$B163] = 1; [.$C163] = 1); &quot;true&quot;;&quot;false&quot;))" office:value-type="string" office:string-value="false" calcext:value-type="string">
            <text:p>false</text:p>
          </table:table-cell>
          <table:table-cell table:style-name="ce8" table:formula="of:= IF([.F163] = 1; IF(OR([.$B163] = 0; [.$C163] = 0); &quot;true&quot;; &quot;false&quot;);  IF(AND([.$B163] = 1; [.$C163] = 1); &quot;true&quot;;&quot;false&quot;))" office:value-type="string" office:string-value="true" calcext:value-type="string">
            <text:p>true</text:p>
          </table:table-cell>
          <table:table-cell table:style-name="ce8" table:formula="of:= IF([.G163] = 1; IF(OR([.$B163] = 0; [.$C163] = 0); &quot;true&quot;; &quot;false&quot;);  IF(AND([.$B163] = 1; [.$C163] = 1); &quot;true&quot;;&quot;false&quot;))" office:value-type="string" office:string-value="true" calcext:value-type="string">
            <text:p>true</text:p>
          </table:table-cell>
          <table:table-cell table:style-name="ce8" table:formula="of:= IF([.H163] = 1; IF(OR([.$B163] = 0; [.$C163] = 0); &quot;true&quot;; &quot;false&quot;);  IF(AND([.$B163] = 1; [.$C163] = 1); &quot;true&quot;;&quot;false&quot;))" office:value-type="string" office:string-value="false" calcext:value-type="string">
            <text:p>false</text:p>
          </table:table-cell>
          <table:table-cell table:style-name="ce8" table:formula="of:= IF([.I163] = 1; IF(OR([.$B163] = 0; [.$C163] = 0); &quot;true&quot;; &quot;false&quot;);  IF(AND([.$B163] = 1; [.$C163] = 1); &quot;true&quot;;&quot;false&quot;))" office:value-type="string" office:string-value="true" calcext:value-type="string">
            <text:p>true</text:p>
          </table:table-cell>
          <table:table-cell table:style-name="ce8" table:formula="of:= IF([.J163] = 1; IF(OR([.$B163] = 0; [.$C163] = 0); &quot;true&quot;; &quot;false&quot;);  IF(AND([.$B163] = 1; [.$C163] = 1); &quot;true&quot;;&quot;false&quot;))" office:value-type="string" office:string-value="false" calcext:value-type="string">
            <text:p>false</text:p>
          </table:table-cell>
          <table:table-cell table:style-name="ce8" table:formula="of:= IF([.K163] = 1; IF(OR([.$B163] = 0; [.$C163] = 0); &quot;true&quot;; &quot;false&quot;);  IF(AND([.$B163] = 1; [.$C163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MethodParamLowerBounds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4] = 1; IF(OR([.$B164] = 0; [.$C164] = 0); &quot;true&quot;; &quot;false&quot;);  IF(AND([.$B164] = 1; [.$C164] = 1); &quot;true&quot;;&quot;false&quot;))" office:value-type="string" office:string-value="false" calcext:value-type="string">
            <text:p>false</text:p>
          </table:table-cell>
          <table:table-cell table:style-name="ce8" table:formula="of:= IF([.E164] = 1; IF(OR([.$B164] = 0; [.$C164] = 0); &quot;true&quot;; &quot;false&quot;);  IF(AND([.$B164] = 1; [.$C164] = 1); &quot;true&quot;;&quot;false&quot;))" office:value-type="string" office:string-value="true" calcext:value-type="string">
            <text:p>true</text:p>
          </table:table-cell>
          <table:table-cell table:style-name="ce8" table:formula="of:= IF([.F164] = 1; IF(OR([.$B164] = 0; [.$C164] = 0); &quot;true&quot;; &quot;false&quot;);  IF(AND([.$B164] = 1; [.$C164] = 1); &quot;true&quot;;&quot;false&quot;))" office:value-type="string" office:string-value="false" calcext:value-type="string">
            <text:p>false</text:p>
          </table:table-cell>
          <table:table-cell table:style-name="ce8" table:formula="of:= IF([.G164] = 1; IF(OR([.$B164] = 0; [.$C164] = 0); &quot;true&quot;; &quot;false&quot;);  IF(AND([.$B164] = 1; [.$C164] = 1); &quot;true&quot;;&quot;false&quot;))" office:value-type="string" office:string-value="false" calcext:value-type="string">
            <text:p>false</text:p>
          </table:table-cell>
          <table:table-cell table:style-name="ce8" table:formula="of:= IF([.H164] = 1; IF(OR([.$B164] = 0; [.$C164] = 0); &quot;true&quot;; &quot;false&quot;);  IF(AND([.$B164] = 1; [.$C164] = 1); &quot;true&quot;;&quot;false&quot;))" office:value-type="string" office:string-value="true" calcext:value-type="string">
            <text:p>true</text:p>
          </table:table-cell>
          <table:table-cell table:style-name="ce8" table:formula="of:= IF([.I164] = 1; IF(OR([.$B164] = 0; [.$C164] = 0); &quot;true&quot;; &quot;false&quot;);  IF(AND([.$B164] = 1; [.$C164] = 1); &quot;true&quot;;&quot;false&quot;))" office:value-type="string" office:string-value="false" calcext:value-type="string">
            <text:p>false</text:p>
          </table:table-cell>
          <table:table-cell table:style-name="ce8" table:formula="of:= IF([.J164] = 1; IF(OR([.$B164] = 0; [.$C164] = 0); &quot;true&quot;; &quot;false&quot;);  IF(AND([.$B164] = 1; [.$C164] = 1); &quot;true&quot;;&quot;false&quot;))" office:value-type="string" office:string-value="true" calcext:value-type="string">
            <text:p>true</text:p>
          </table:table-cell>
          <table:table-cell table:style-name="ce8" table:formula="of:= IF([.K164] = 1; IF(OR([.$B164] = 0; [.$C164] = 0); &quot;true&quot;; &quot;false&quot;);  IF(AND([.$B164] = 1; [.$C16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5] = 1; IF(OR([.$B165] = 0; [.$C165] = 0); &quot;true&quot;; &quot;false&quot;);  IF(AND([.$B165] = 1; [.$C165] = 1); &quot;true&quot;;&quot;false&quot;))" office:value-type="string" office:string-value="false" calcext:value-type="string">
            <text:p>false</text:p>
          </table:table-cell>
          <table:table-cell table:style-name="ce8" table:formula="of:= IF([.E165] = 1; IF(OR([.$B165] = 0; [.$C165] = 0); &quot;true&quot;; &quot;false&quot;);  IF(AND([.$B165] = 1; [.$C165] = 1); &quot;true&quot;;&quot;false&quot;))" office:value-type="string" office:string-value="true" calcext:value-type="string">
            <text:p>true</text:p>
          </table:table-cell>
          <table:table-cell table:style-name="ce8" table:formula="of:= IF([.F165] = 1; IF(OR([.$B165] = 0; [.$C165] = 0); &quot;true&quot;; &quot;false&quot;);  IF(AND([.$B165] = 1; [.$C165] = 1); &quot;true&quot;;&quot;false&quot;))" office:value-type="string" office:string-value="false" calcext:value-type="string">
            <text:p>false</text:p>
          </table:table-cell>
          <table:table-cell table:style-name="ce8" table:formula="of:= IF([.G165] = 1; IF(OR([.$B165] = 0; [.$C165] = 0); &quot;true&quot;; &quot;false&quot;);  IF(AND([.$B165] = 1; [.$C165] = 1); &quot;true&quot;;&quot;false&quot;))" office:value-type="string" office:string-value="false" calcext:value-type="string">
            <text:p>false</text:p>
          </table:table-cell>
          <table:table-cell table:style-name="ce8" table:formula="of:= IF([.H165] = 1; IF(OR([.$B165] = 0; [.$C165] = 0); &quot;true&quot;; &quot;false&quot;);  IF(AND([.$B165] = 1; [.$C165] = 1); &quot;true&quot;;&quot;false&quot;))" office:value-type="string" office:string-value="true" calcext:value-type="string">
            <text:p>true</text:p>
          </table:table-cell>
          <table:table-cell table:style-name="ce8" table:formula="of:= IF([.I165] = 1; IF(OR([.$B165] = 0; [.$C165] = 0); &quot;true&quot;; &quot;false&quot;);  IF(AND([.$B165] = 1; [.$C165] = 1); &quot;true&quot;;&quot;false&quot;))" office:value-type="string" office:string-value="false" calcext:value-type="string">
            <text:p>false</text:p>
          </table:table-cell>
          <table:table-cell table:style-name="ce8" table:formula="of:= IF([.J165] = 1; IF(OR([.$B165] = 0; [.$C165] = 0); &quot;true&quot;; &quot;false&quot;);  IF(AND([.$B165] = 1; [.$C165] = 1); &quot;true&quot;;&quot;false&quot;))" office:value-type="string" office:string-value="true" calcext:value-type="string">
            <text:p>true</text:p>
          </table:table-cell>
          <table:table-cell table:style-name="ce8" table:formula="of:= IF([.K165] = 1; IF(OR([.$B165] = 0; [.$C165] = 0); &quot;true&quot;; &quot;false&quot;);  IF(AND([.$B165] = 1; [.$C16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Special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6] = 1; IF(OR([.$B166] = 0; [.$C166] = 0); &quot;true&quot;; &quot;false&quot;);  IF(AND([.$B166] = 1; [.$C166] = 1); &quot;true&quot;;&quot;false&quot;))" office:value-type="string" office:string-value="true" calcext:value-type="string">
            <text:p>true</text:p>
          </table:table-cell>
          <table:table-cell table:style-name="ce8" table:formula="of:= IF([.E166] = 1; IF(OR([.$B166] = 0; [.$C166] = 0); &quot;true&quot;; &quot;false&quot;);  IF(AND([.$B166] = 1; [.$C166] = 1); &quot;true&quot;;&quot;false&quot;))" office:value-type="string" office:string-value="false" calcext:value-type="string">
            <text:p>false</text:p>
          </table:table-cell>
          <table:table-cell table:style-name="ce8" table:formula="of:= IF([.F166] = 1; IF(OR([.$B166] = 0; [.$C166] = 0); &quot;true&quot;; &quot;false&quot;);  IF(AND([.$B166] = 1; [.$C166] = 1); &quot;true&quot;;&quot;false&quot;))" office:value-type="string" office:string-value="true" calcext:value-type="string">
            <text:p>true</text:p>
          </table:table-cell>
          <table:table-cell table:style-name="ce8" table:formula="of:= IF([.G166] = 1; IF(OR([.$B166] = 0; [.$C166] = 0); &quot;true&quot;; &quot;false&quot;);  IF(AND([.$B166] = 1; [.$C166] = 1); &quot;true&quot;;&quot;false&quot;))" office:value-type="string" office:string-value="true" calcext:value-type="string">
            <text:p>true</text:p>
          </table:table-cell>
          <table:table-cell table:style-name="ce8" table:formula="of:= IF([.H166] = 1; IF(OR([.$B166] = 0; [.$C166] = 0); &quot;true&quot;; &quot;false&quot;);  IF(AND([.$B166] = 1; [.$C166] = 1); &quot;true&quot;;&quot;false&quot;))" office:value-type="string" office:string-value="false" calcext:value-type="string">
            <text:p>false</text:p>
          </table:table-cell>
          <table:table-cell table:style-name="ce8" table:formula="of:= IF([.I166] = 1; IF(OR([.$B166] = 0; [.$C166] = 0); &quot;true&quot;; &quot;false&quot;);  IF(AND([.$B166] = 1; [.$C166] = 1); &quot;true&quot;;&quot;false&quot;))" office:value-type="string" office:string-value="true" calcext:value-type="string">
            <text:p>true</text:p>
          </table:table-cell>
          <table:table-cell table:style-name="ce8" table:formula="of:= IF([.J166] = 1; IF(OR([.$B166] = 0; [.$C166] = 0); &quot;true&quot;; &quot;false&quot;);  IF(AND([.$B166] = 1; [.$C166] = 1); &quot;true&quot;;&quot;false&quot;))" office:value-type="string" office:string-value="false" calcext:value-type="string">
            <text:p>false</text:p>
          </table:table-cell>
          <table:table-cell table:style-name="ce8" table:formula="of:= IF([.K166] = 1; IF(OR([.$B166] = 0; [.$C166] = 0); &quot;true&quot;; &quot;false&quot;);  IF(AND([.$B166] = 1; [.$C16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MethodParamLowerBoundsToUpp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7] = 1; IF(OR([.$B167] = 0; [.$C167] = 0); &quot;true&quot;; &quot;false&quot;);  IF(AND([.$B167] = 1; [.$C167] = 1); &quot;true&quot;;&quot;false&quot;))" office:value-type="string" office:string-value="false" calcext:value-type="string">
            <text:p>false</text:p>
          </table:table-cell>
          <table:table-cell table:style-name="ce8" table:formula="of:= IF([.E167] = 1; IF(OR([.$B167] = 0; [.$C167] = 0); &quot;true&quot;; &quot;false&quot;);  IF(AND([.$B167] = 1; [.$C167] = 1); &quot;true&quot;;&quot;false&quot;))" office:value-type="string" office:string-value="true" calcext:value-type="string">
            <text:p>true</text:p>
          </table:table-cell>
          <table:table-cell table:style-name="ce8" table:formula="of:= IF([.F167] = 1; IF(OR([.$B167] = 0; [.$C167] = 0); &quot;true&quot;; &quot;false&quot;);  IF(AND([.$B167] = 1; [.$C167] = 1); &quot;true&quot;;&quot;false&quot;))" office:value-type="string" office:string-value="false" calcext:value-type="string">
            <text:p>false</text:p>
          </table:table-cell>
          <table:table-cell table:style-name="ce8" table:formula="of:= IF([.G167] = 1; IF(OR([.$B167] = 0; [.$C167] = 0); &quot;true&quot;; &quot;false&quot;);  IF(AND([.$B167] = 1; [.$C167] = 1); &quot;true&quot;;&quot;false&quot;))" office:value-type="string" office:string-value="false" calcext:value-type="string">
            <text:p>false</text:p>
          </table:table-cell>
          <table:table-cell table:style-name="ce8" table:formula="of:= IF([.H167] = 1; IF(OR([.$B167] = 0; [.$C167] = 0); &quot;true&quot;; &quot;false&quot;);  IF(AND([.$B167] = 1; [.$C167] = 1); &quot;true&quot;;&quot;false&quot;))" office:value-type="string" office:string-value="true" calcext:value-type="string">
            <text:p>true</text:p>
          </table:table-cell>
          <table:table-cell table:style-name="ce8" table:formula="of:= IF([.I167] = 1; IF(OR([.$B167] = 0; [.$C167] = 0); &quot;true&quot;; &quot;false&quot;);  IF(AND([.$B167] = 1; [.$C167] = 1); &quot;true&quot;;&quot;false&quot;))" office:value-type="string" office:string-value="false" calcext:value-type="string">
            <text:p>false</text:p>
          </table:table-cell>
          <table:table-cell table:style-name="ce8" table:formula="of:= IF([.J167] = 1; IF(OR([.$B167] = 0; [.$C167] = 0); &quot;true&quot;; &quot;false&quot;);  IF(AND([.$B167] = 1; [.$C167] = 1); &quot;true&quot;;&quot;false&quot;))" office:value-type="string" office:string-value="true" calcext:value-type="string">
            <text:p>true</text:p>
          </table:table-cell>
          <table:table-cell table:style-name="ce8" table:formula="of:= IF([.K167] = 1; IF(OR([.$B167] = 0; [.$C167] = 0); &quot;true&quot;; &quot;false&quot;);  IF(AND([.$B167] = 1; [.$C16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8] = 1; IF(OR([.$B168] = 0; [.$C168] = 0); &quot;true&quot;; &quot;false&quot;);  IF(AND([.$B168] = 1; [.$C168] = 1); &quot;true&quot;;&quot;false&quot;))" office:value-type="string" office:string-value="true" calcext:value-type="string">
            <text:p>true</text:p>
          </table:table-cell>
          <table:table-cell table:style-name="ce8" table:formula="of:= IF([.E168] = 1; IF(OR([.$B168] = 0; [.$C168] = 0); &quot;true&quot;; &quot;false&quot;);  IF(AND([.$B168] = 1; [.$C168] = 1); &quot;true&quot;;&quot;false&quot;))" office:value-type="string" office:string-value="false" calcext:value-type="string">
            <text:p>false</text:p>
          </table:table-cell>
          <table:table-cell table:style-name="ce8" table:formula="of:= IF([.F168] = 1; IF(OR([.$B168] = 0; [.$C168] = 0); &quot;true&quot;; &quot;false&quot;);  IF(AND([.$B168] = 1; [.$C168] = 1); &quot;true&quot;;&quot;false&quot;))" office:value-type="string" office:string-value="true" calcext:value-type="string">
            <text:p>true</text:p>
          </table:table-cell>
          <table:table-cell table:style-name="ce8" table:formula="of:= IF([.G168] = 1; IF(OR([.$B168] = 0; [.$C168] = 0); &quot;true&quot;; &quot;false&quot;);  IF(AND([.$B168] = 1; [.$C168] = 1); &quot;true&quot;;&quot;false&quot;))" office:value-type="string" office:string-value="true" calcext:value-type="string">
            <text:p>true</text:p>
          </table:table-cell>
          <table:table-cell table:style-name="ce8" table:formula="of:= IF([.H168] = 1; IF(OR([.$B168] = 0; [.$C168] = 0); &quot;true&quot;; &quot;false&quot;);  IF(AND([.$B168] = 1; [.$C168] = 1); &quot;true&quot;;&quot;false&quot;))" office:value-type="string" office:string-value="false" calcext:value-type="string">
            <text:p>false</text:p>
          </table:table-cell>
          <table:table-cell table:style-name="ce8" table:formula="of:= IF([.I168] = 1; IF(OR([.$B168] = 0; [.$C168] = 0); &quot;true&quot;; &quot;false&quot;);  IF(AND([.$B168] = 1; [.$C168] = 1); &quot;true&quot;;&quot;false&quot;))" office:value-type="string" office:string-value="true" calcext:value-type="string">
            <text:p>true</text:p>
          </table:table-cell>
          <table:table-cell table:style-name="ce8" table:formula="of:= IF([.J168] = 1; IF(OR([.$B168] = 0; [.$C168] = 0); &quot;true&quot;; &quot;false&quot;);  IF(AND([.$B168] = 1; [.$C168] = 1); &quot;true&quot;;&quot;false&quot;))" office:value-type="string" office:string-value="false" calcext:value-type="string">
            <text:p>false</text:p>
          </table:table-cell>
          <table:table-cell table:style-name="ce8" table:formula="of:= IF([.K168] = 1; IF(OR([.$B168] = 0; [.$C168] = 0); &quot;true&quot;; &quot;false&quot;);  IF(AND([.$B168] = 1; [.$C16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MethodParamUpperBounds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69] = 1; IF(OR([.$B169] = 0; [.$C169] = 0); &quot;true&quot;; &quot;false&quot;);  IF(AND([.$B169] = 1; [.$C169] = 1); &quot;true&quot;;&quot;false&quot;))" office:value-type="string" office:string-value="true" calcext:value-type="string">
            <text:p>true</text:p>
          </table:table-cell>
          <table:table-cell table:style-name="ce8" table:formula="of:= IF([.E169] = 1; IF(OR([.$B169] = 0; [.$C169] = 0); &quot;true&quot;; &quot;false&quot;);  IF(AND([.$B169] = 1; [.$C169] = 1); &quot;true&quot;;&quot;false&quot;))" office:value-type="string" office:string-value="false" calcext:value-type="string">
            <text:p>false</text:p>
          </table:table-cell>
          <table:table-cell table:style-name="ce8" table:formula="of:= IF([.F169] = 1; IF(OR([.$B169] = 0; [.$C169] = 0); &quot;true&quot;; &quot;false&quot;);  IF(AND([.$B169] = 1; [.$C169] = 1); &quot;true&quot;;&quot;false&quot;))" office:value-type="string" office:string-value="true" calcext:value-type="string">
            <text:p>true</text:p>
          </table:table-cell>
          <table:table-cell table:style-name="ce8" table:formula="of:= IF([.G169] = 1; IF(OR([.$B169] = 0; [.$C169] = 0); &quot;true&quot;; &quot;false&quot;);  IF(AND([.$B169] = 1; [.$C169] = 1); &quot;true&quot;;&quot;false&quot;))" office:value-type="string" office:string-value="true" calcext:value-type="string">
            <text:p>true</text:p>
          </table:table-cell>
          <table:table-cell table:style-name="ce8" table:formula="of:= IF([.H169] = 1; IF(OR([.$B169] = 0; [.$C169] = 0); &quot;true&quot;; &quot;false&quot;);  IF(AND([.$B169] = 1; [.$C169] = 1); &quot;true&quot;;&quot;false&quot;))" office:value-type="string" office:string-value="false" calcext:value-type="string">
            <text:p>false</text:p>
          </table:table-cell>
          <table:table-cell table:style-name="ce8" table:formula="of:= IF([.I169] = 1; IF(OR([.$B169] = 0; [.$C169] = 0); &quot;true&quot;; &quot;false&quot;);  IF(AND([.$B169] = 1; [.$C169] = 1); &quot;true&quot;;&quot;false&quot;))" office:value-type="string" office:string-value="true" calcext:value-type="string">
            <text:p>true</text:p>
          </table:table-cell>
          <table:table-cell table:style-name="ce8" table:formula="of:= IF([.J169] = 1; IF(OR([.$B169] = 0; [.$C169] = 0); &quot;true&quot;; &quot;false&quot;);  IF(AND([.$B169] = 1; [.$C169] = 1); &quot;true&quot;;&quot;false&quot;))" office:value-type="string" office:string-value="false" calcext:value-type="string">
            <text:p>false</text:p>
          </table:table-cell>
          <table:table-cell table:style-name="ce8" table:formula="of:= IF([.K169] = 1; IF(OR([.$B169] = 0; [.$C169] = 0); &quot;true&quot;; &quot;false&quot;);  IF(AND([.$B169] = 1; [.$C169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MethodParamUpperBoundsGeneral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0] = 1; IF(OR([.$B170] = 0; [.$C170] = 0); &quot;true&quot;; &quot;false&quot;);  IF(AND([.$B170] = 1; [.$C170] = 1); &quot;true&quot;;&quot;false&quot;))" office:value-type="string" office:string-value="true" calcext:value-type="string">
            <text:p>true</text:p>
          </table:table-cell>
          <table:table-cell table:style-name="ce8" table:formula="of:= IF([.E170] = 1; IF(OR([.$B170] = 0; [.$C170] = 0); &quot;true&quot;; &quot;false&quot;);  IF(AND([.$B170] = 1; [.$C170] = 1); &quot;true&quot;;&quot;false&quot;))" office:value-type="string" office:string-value="false" calcext:value-type="string">
            <text:p>false</text:p>
          </table:table-cell>
          <table:table-cell table:style-name="ce8" table:formula="of:= IF([.F170] = 1; IF(OR([.$B170] = 0; [.$C170] = 0); &quot;true&quot;; &quot;false&quot;);  IF(AND([.$B170] = 1; [.$C170] = 1); &quot;true&quot;;&quot;false&quot;))" office:value-type="string" office:string-value="true" calcext:value-type="string">
            <text:p>true</text:p>
          </table:table-cell>
          <table:table-cell table:style-name="ce8" table:formula="of:= IF([.G170] = 1; IF(OR([.$B170] = 0; [.$C170] = 0); &quot;true&quot;; &quot;false&quot;);  IF(AND([.$B170] = 1; [.$C170] = 1); &quot;true&quot;;&quot;false&quot;))" office:value-type="string" office:string-value="true" calcext:value-type="string">
            <text:p>true</text:p>
          </table:table-cell>
          <table:table-cell table:style-name="ce8" table:formula="of:= IF([.H170] = 1; IF(OR([.$B170] = 0; [.$C170] = 0); &quot;true&quot;; &quot;false&quot;);  IF(AND([.$B170] = 1; [.$C170] = 1); &quot;true&quot;;&quot;false&quot;))" office:value-type="string" office:string-value="false" calcext:value-type="string">
            <text:p>false</text:p>
          </table:table-cell>
          <table:table-cell table:style-name="ce8" table:formula="of:= IF([.I170] = 1; IF(OR([.$B170] = 0; [.$C170] = 0); &quot;true&quot;; &quot;false&quot;);  IF(AND([.$B170] = 1; [.$C170] = 1); &quot;true&quot;;&quot;false&quot;))" office:value-type="string" office:string-value="true" calcext:value-type="string">
            <text:p>true</text:p>
          </table:table-cell>
          <table:table-cell table:style-name="ce8" table:formula="of:= IF([.J170] = 1; IF(OR([.$B170] = 0; [.$C170] = 0); &quot;true&quot;; &quot;false&quot;);  IF(AND([.$B170] = 1; [.$C170] = 1); &quot;true&quot;;&quot;false&quot;))" office:value-type="string" office:string-value="false" calcext:value-type="string">
            <text:p>false</text:p>
          </table:table-cell>
          <table:table-cell table:style-name="ce8" table:formula="of:= IF([.K170] = 1; IF(OR([.$B170] = 0; [.$C170] = 0); &quot;true&quot;; &quot;false&quot;);  IF(AND([.$B170] = 1; [.$C17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genericsWildcardsClazzMethodParamUpp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1] = 1; IF(OR([.$B171] = 0; [.$C171] = 0); &quot;true&quot;; &quot;false&quot;);  IF(AND([.$B171] = 1; [.$C171] = 1); &quot;true&quot;;&quot;false&quot;))" office:value-type="string" office:string-value="false" calcext:value-type="string">
            <text:p>false</text:p>
          </table:table-cell>
          <table:table-cell table:style-name="ce8" table:formula="of:= IF([.E171] = 1; IF(OR([.$B171] = 0; [.$C171] = 0); &quot;true&quot;; &quot;false&quot;);  IF(AND([.$B171] = 1; [.$C171] = 1); &quot;true&quot;;&quot;false&quot;))" office:value-type="string" office:string-value="true" calcext:value-type="string">
            <text:p>true</text:p>
          </table:table-cell>
          <table:table-cell table:style-name="ce8" table:formula="of:= IF([.F171] = 1; IF(OR([.$B171] = 0; [.$C171] = 0); &quot;true&quot;; &quot;false&quot;);  IF(AND([.$B171] = 1; [.$C171] = 1); &quot;true&quot;;&quot;false&quot;))" office:value-type="string" office:string-value="false" calcext:value-type="string">
            <text:p>false</text:p>
          </table:table-cell>
          <table:table-cell table:style-name="ce8" table:formula="of:= IF([.G171] = 1; IF(OR([.$B171] = 0; [.$C171] = 0); &quot;true&quot;; &quot;false&quot;);  IF(AND([.$B171] = 1; [.$C171] = 1); &quot;true&quot;;&quot;false&quot;))" office:value-type="string" office:string-value="false" calcext:value-type="string">
            <text:p>false</text:p>
          </table:table-cell>
          <table:table-cell table:style-name="ce8" table:formula="of:= IF([.H171] = 1; IF(OR([.$B171] = 0; [.$C171] = 0); &quot;true&quot;; &quot;false&quot;);  IF(AND([.$B171] = 1; [.$C171] = 1); &quot;true&quot;;&quot;false&quot;))" office:value-type="string" office:string-value="true" calcext:value-type="string">
            <text:p>true</text:p>
          </table:table-cell>
          <table:table-cell table:style-name="ce8" table:formula="of:= IF([.I171] = 1; IF(OR([.$B171] = 0; [.$C171] = 0); &quot;true&quot;; &quot;false&quot;);  IF(AND([.$B171] = 1; [.$C171] = 1); &quot;true&quot;;&quot;false&quot;))" office:value-type="string" office:string-value="false" calcext:value-type="string">
            <text:p>false</text:p>
          </table:table-cell>
          <table:table-cell table:style-name="ce8" table:formula="of:= IF([.J171] = 1; IF(OR([.$B171] = 0; [.$C171] = 0); &quot;true&quot;; &quot;false&quot;);  IF(AND([.$B171] = 1; [.$C171] = 1); &quot;true&quot;;&quot;false&quot;))" office:value-type="string" office:string-value="true" calcext:value-type="string">
            <text:p>true</text:p>
          </table:table-cell>
          <table:table-cell table:style-name="ce8" table:formula="of:= IF([.K171] = 1; IF(OR([.$B171] = 0; [.$C171] = 0); &quot;true&quot;; &quot;false&quot;);  IF(AND([.$B171] = 1; [.$C17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2] = 1; IF(OR([.$B172] = 0; [.$C172] = 0); &quot;true&quot;; &quot;false&quot;);  IF(AND([.$B172] = 1; [.$C172] = 1); &quot;true&quot;;&quot;false&quot;))" office:value-type="string" office:string-value="false" calcext:value-type="string">
            <text:p>false</text:p>
          </table:table-cell>
          <table:table-cell table:style-name="ce8" table:formula="of:= IF([.E172] = 1; IF(OR([.$B172] = 0; [.$C172] = 0); &quot;true&quot;; &quot;false&quot;);  IF(AND([.$B172] = 1; [.$C172] = 1); &quot;true&quot;;&quot;false&quot;))" office:value-type="string" office:string-value="true" calcext:value-type="string">
            <text:p>true</text:p>
          </table:table-cell>
          <table:table-cell table:style-name="ce8" table:formula="of:= IF([.F172] = 1; IF(OR([.$B172] = 0; [.$C172] = 0); &quot;true&quot;; &quot;false&quot;);  IF(AND([.$B172] = 1; [.$C172] = 1); &quot;true&quot;;&quot;false&quot;))" office:value-type="string" office:string-value="false" calcext:value-type="string">
            <text:p>false</text:p>
          </table:table-cell>
          <table:table-cell table:style-name="ce8" table:formula="of:= IF([.G172] = 1; IF(OR([.$B172] = 0; [.$C172] = 0); &quot;true&quot;; &quot;false&quot;);  IF(AND([.$B172] = 1; [.$C172] = 1); &quot;true&quot;;&quot;false&quot;))" office:value-type="string" office:string-value="false" calcext:value-type="string">
            <text:p>false</text:p>
          </table:table-cell>
          <table:table-cell table:style-name="ce8" table:formula="of:= IF([.H172] = 1; IF(OR([.$B172] = 0; [.$C172] = 0); &quot;true&quot;; &quot;false&quot;);  IF(AND([.$B172] = 1; [.$C172] = 1); &quot;true&quot;;&quot;false&quot;))" office:value-type="string" office:string-value="true" calcext:value-type="string">
            <text:p>true</text:p>
          </table:table-cell>
          <table:table-cell table:style-name="ce8" table:formula="of:= IF([.I172] = 1; IF(OR([.$B172] = 0; [.$C172] = 0); &quot;true&quot;; &quot;false&quot;);  IF(AND([.$B172] = 1; [.$C172] = 1); &quot;true&quot;;&quot;false&quot;))" office:value-type="string" office:string-value="false" calcext:value-type="string">
            <text:p>false</text:p>
          </table:table-cell>
          <table:table-cell table:style-name="ce8" table:formula="of:= IF([.J172] = 1; IF(OR([.$B172] = 0; [.$C172] = 0); &quot;true&quot;; &quot;false&quot;);  IF(AND([.$B172] = 1; [.$C172] = 1); &quot;true&quot;;&quot;false&quot;))" office:value-type="string" office:string-value="true" calcext:value-type="string">
            <text:p>true</text:p>
          </table:table-cell>
          <table:table-cell table:style-name="ce8" table:formula="of:= IF([.K172] = 1; IF(OR([.$B172] = 0; [.$C172] = 0); &quot;true&quot;; &quot;false&quot;);  IF(AND([.$B172] = 1; [.$C17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ToLow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3] = 1; IF(OR([.$B173] = 0; [.$C173] = 0); &quot;true&quot;; &quot;false&quot;);  IF(AND([.$B173] = 1; [.$C173] = 1); &quot;true&quot;;&quot;false&quot;))" office:value-type="string" office:string-value="false" calcext:value-type="string">
            <text:p>false</text:p>
          </table:table-cell>
          <table:table-cell table:style-name="ce8" table:formula="of:= IF([.E173] = 1; IF(OR([.$B173] = 0; [.$C173] = 0); &quot;true&quot;; &quot;false&quot;);  IF(AND([.$B173] = 1; [.$C173] = 1); &quot;true&quot;;&quot;false&quot;))" office:value-type="string" office:string-value="true" calcext:value-type="string">
            <text:p>true</text:p>
          </table:table-cell>
          <table:table-cell table:style-name="ce8" table:formula="of:= IF([.F173] = 1; IF(OR([.$B173] = 0; [.$C173] = 0); &quot;true&quot;; &quot;false&quot;);  IF(AND([.$B173] = 1; [.$C173] = 1); &quot;true&quot;;&quot;false&quot;))" office:value-type="string" office:string-value="false" calcext:value-type="string">
            <text:p>false</text:p>
          </table:table-cell>
          <table:table-cell table:style-name="ce8" table:formula="of:= IF([.G173] = 1; IF(OR([.$B173] = 0; [.$C173] = 0); &quot;true&quot;; &quot;false&quot;);  IF(AND([.$B173] = 1; [.$C173] = 1); &quot;true&quot;;&quot;false&quot;))" office:value-type="string" office:string-value="false" calcext:value-type="string">
            <text:p>false</text:p>
          </table:table-cell>
          <table:table-cell table:style-name="ce8" table:formula="of:= IF([.H173] = 1; IF(OR([.$B173] = 0; [.$C173] = 0); &quot;true&quot;; &quot;false&quot;);  IF(AND([.$B173] = 1; [.$C173] = 1); &quot;true&quot;;&quot;false&quot;))" office:value-type="string" office:string-value="true" calcext:value-type="string">
            <text:p>true</text:p>
          </table:table-cell>
          <table:table-cell table:style-name="ce8" table:formula="of:= IF([.I173] = 1; IF(OR([.$B173] = 0; [.$C173] = 0); &quot;true&quot;; &quot;false&quot;);  IF(AND([.$B173] = 1; [.$C173] = 1); &quot;true&quot;;&quot;false&quot;))" office:value-type="string" office:string-value="false" calcext:value-type="string">
            <text:p>false</text:p>
          </table:table-cell>
          <table:table-cell table:style-name="ce8" table:formula="of:= IF([.J173] = 1; IF(OR([.$B173] = 0; [.$C173] = 0); &quot;true&quot;; &quot;false&quot;);  IF(AND([.$B173] = 1; [.$C173] = 1); &quot;true&quot;;&quot;false&quot;))" office:value-type="string" office:string-value="true" calcext:value-type="string">
            <text:p>true</text:p>
          </table:table-cell>
          <table:table-cell table:style-name="ce8" table:formula="of:= IF([.K173] = 1; IF(OR([.$B173] = 0; [.$C173] = 0); &quot;true&quot;; &quot;false&quot;);  IF(AND([.$B173] = 1; [.$C17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ContractSuperClassS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4] = 1; IF(OR([.$B174] = 0; [.$C174] = 0); &quot;true&quot;; &quot;false&quot;);  IF(AND([.$B174] = 1; [.$C174] = 1); &quot;true&quot;;&quot;false&quot;))" office:value-type="string" office:string-value="true" calcext:value-type="string">
            <text:p>true</text:p>
          </table:table-cell>
          <table:table-cell table:style-name="ce8" table:formula="of:= IF([.E174] = 1; IF(OR([.$B174] = 0; [.$C174] = 0); &quot;true&quot;; &quot;false&quot;);  IF(AND([.$B174] = 1; [.$C174] = 1); &quot;true&quot;;&quot;false&quot;))" office:value-type="string" office:string-value="true" calcext:value-type="string">
            <text:p>true</text:p>
          </table:table-cell>
          <table:table-cell table:style-name="ce8" table:formula="of:= IF([.F174] = 1; IF(OR([.$B174] = 0; [.$C174] = 0); &quot;true&quot;; &quot;false&quot;);  IF(AND([.$B174] = 1; [.$C174] = 1); &quot;true&quot;;&quot;false&quot;))" office:value-type="string" office:string-value="true" calcext:value-type="string">
            <text:p>true</text:p>
          </table:table-cell>
          <table:table-cell table:style-name="ce8" table:formula="of:= IF([.G174] = 1; IF(OR([.$B174] = 0; [.$C174] = 0); &quot;true&quot;; &quot;false&quot;);  IF(AND([.$B174] = 1; [.$C174] = 1); &quot;true&quot;;&quot;false&quot;))" office:value-type="string" office:string-value="true" calcext:value-type="string">
            <text:p>true</text:p>
          </table:table-cell>
          <table:table-cell table:style-name="ce8" table:formula="of:= IF([.H174] = 1; IF(OR([.$B174] = 0; [.$C174] = 0); &quot;true&quot;; &quot;false&quot;);  IF(AND([.$B174] = 1; [.$C174] = 1); &quot;true&quot;;&quot;false&quot;))" office:value-type="string" office:string-value="true" calcext:value-type="string">
            <text:p>true</text:p>
          </table:table-cell>
          <table:table-cell table:style-name="ce8" table:formula="of:= IF([.I174] = 1; IF(OR([.$B174] = 0; [.$C174] = 0); &quot;true&quot;; &quot;false&quot;);  IF(AND([.$B174] = 1; [.$C174] = 1); &quot;true&quot;;&quot;false&quot;))" office:value-type="string" office:string-value="false" calcext:value-type="string">
            <text:p>false</text:p>
          </table:table-cell>
          <table:table-cell table:style-name="ce8" table:formula="of:= IF([.J174] = 1; IF(OR([.$B174] = 0; [.$C174] = 0); &quot;true&quot;; &quot;false&quot;);  IF(AND([.$B174] = 1; [.$C174] = 1); &quot;true&quot;;&quot;false&quot;))" office:value-type="string" office:string-value="true" calcext:value-type="string">
            <text:p>true</text:p>
          </table:table-cell>
          <table:table-cell table:style-name="ce8" table:formula="of:= IF([.K174] = 1; IF(OR([.$B174] = 0; [.$C174] = 0); &quot;true&quot;; &quot;false&quot;);  IF(AND([.$B174] = 1; [.$C17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ExpandSuperClassSet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5] = 1; IF(OR([.$B175] = 0; [.$C175] = 0); &quot;true&quot;; &quot;false&quot;);  IF(AND([.$B175] = 1; [.$C175] = 1); &quot;true&quot;;&quot;false&quot;))" office:value-type="string" office:string-value="false" calcext:value-type="string">
            <text:p>false</text:p>
          </table:table-cell>
          <table:table-cell table:style-name="ce8" table:formula="of:= IF([.E175] = 1; IF(OR([.$B175] = 0; [.$C175] = 0); &quot;true&quot;; &quot;false&quot;);  IF(AND([.$B175] = 1; [.$C175] = 1); &quot;true&quot;;&quot;false&quot;))" office:value-type="string" office:string-value="false" calcext:value-type="string">
            <text:p>false</text:p>
          </table:table-cell>
          <table:table-cell table:style-name="ce8" table:formula="of:= IF([.F175] = 1; IF(OR([.$B175] = 0; [.$C175] = 0); &quot;true&quot;; &quot;false&quot;);  IF(AND([.$B175] = 1; [.$C175] = 1); &quot;true&quot;;&quot;false&quot;))" office:value-type="string" office:string-value="false" calcext:value-type="string">
            <text:p>false</text:p>
          </table:table-cell>
          <table:table-cell table:style-name="ce8" table:formula="of:= IF([.G175] = 1; IF(OR([.$B175] = 0; [.$C175] = 0); &quot;true&quot;; &quot;false&quot;);  IF(AND([.$B175] = 1; [.$C175] = 1); &quot;true&quot;;&quot;false&quot;))" office:value-type="string" office:string-value="false" calcext:value-type="string">
            <text:p>false</text:p>
          </table:table-cell>
          <table:table-cell table:style-name="ce8" table:formula="of:= IF([.H175] = 1; IF(OR([.$B175] = 0; [.$C175] = 0); &quot;true&quot;; &quot;false&quot;);  IF(AND([.$B175] = 1; [.$C175] = 1); &quot;true&quot;;&quot;false&quot;))" office:value-type="string" office:string-value="false" calcext:value-type="string">
            <text:p>false</text:p>
          </table:table-cell>
          <table:table-cell table:style-name="ce8" table:formula="of:= IF([.I175] = 1; IF(OR([.$B175] = 0; [.$C175] = 0); &quot;true&quot;; &quot;false&quot;);  IF(AND([.$B175] = 1; [.$C175] = 1); &quot;true&quot;;&quot;false&quot;))" office:value-type="string" office:string-value="true" calcext:value-type="string">
            <text:p>true</text:p>
          </table:table-cell>
          <table:table-cell table:style-name="ce8" table:formula="of:= IF([.J175] = 1; IF(OR([.$B175] = 0; [.$C175] = 0); &quot;true&quot;; &quot;false&quot;);  IF(AND([.$B175] = 1; [.$C175] = 1); &quot;true&quot;;&quot;false&quot;))" office:value-type="string" office:string-value="false" calcext:value-type="string">
            <text:p>false</text:p>
          </table:table-cell>
          <table:table-cell table:style-name="ce8" table:formula="of:= IF([.K175] = 1; IF(OR([.$B175] = 0; [.$C175] = 0); &quot;true&quot;; &quot;false&quot;);  IF(AND([.$B175] = 1; [.$C175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inheritanceClazzMethodMovedFromSuperCla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6] = 1; IF(OR([.$B176] = 0; [.$C176] = 0); &quot;true&quot;; &quot;false&quot;);  IF(AND([.$B176] = 1; [.$C176] = 1); &quot;true&quot;;&quot;false&quot;))" office:value-type="string" office:string-value="true" calcext:value-type="string">
            <text:p>true</text:p>
          </table:table-cell>
          <table:table-cell table:style-name="ce8" table:formula="of:= IF([.E176] = 1; IF(OR([.$B176] = 0; [.$C176] = 0); &quot;true&quot;; &quot;false&quot;);  IF(AND([.$B176] = 1; [.$C176] = 1); &quot;true&quot;;&quot;false&quot;))" office:value-type="string" office:string-value="true" calcext:value-type="string">
            <text:p>true</text:p>
          </table:table-cell>
          <table:table-cell table:style-name="ce8" table:formula="of:= IF([.F176] = 1; IF(OR([.$B176] = 0; [.$C176] = 0); &quot;true&quot;; &quot;false&quot;);  IF(AND([.$B176] = 1; [.$C176] = 1); &quot;true&quot;;&quot;false&quot;))" office:value-type="string" office:string-value="true" calcext:value-type="string">
            <text:p>true</text:p>
          </table:table-cell>
          <table:table-cell table:style-name="ce8" table:formula="of:= IF([.G176] = 1; IF(OR([.$B176] = 0; [.$C176] = 0); &quot;true&quot;; &quot;false&quot;);  IF(AND([.$B176] = 1; [.$C176] = 1); &quot;true&quot;;&quot;false&quot;))" office:value-type="string" office:string-value="true" calcext:value-type="string">
            <text:p>true</text:p>
          </table:table-cell>
          <table:table-cell table:style-name="ce8" table:formula="of:= IF([.H176] = 1; IF(OR([.$B176] = 0; [.$C176] = 0); &quot;true&quot;; &quot;false&quot;);  IF(AND([.$B176] = 1; [.$C176] = 1); &quot;true&quot;;&quot;false&quot;))" office:value-type="string" office:string-value="true" calcext:value-type="string">
            <text:p>true</text:p>
          </table:table-cell>
          <table:table-cell table:style-name="ce8" table:formula="of:= IF([.I176] = 1; IF(OR([.$B176] = 0; [.$C176] = 0); &quot;true&quot;; &quot;false&quot;);  IF(AND([.$B176] = 1; [.$C176] = 1); &quot;true&quot;;&quot;false&quot;))" office:value-type="string" office:string-value="false" calcext:value-type="string">
            <text:p>false</text:p>
          </table:table-cell>
          <table:table-cell table:style-name="ce8" table:formula="of:= IF([.J176] = 1; IF(OR([.$B176] = 0; [.$C176] = 0); &quot;true&quot;; &quot;false&quot;);  IF(AND([.$B176] = 1; [.$C176] = 1); &quot;true&quot;;&quot;false&quot;))" office:value-type="string" office:string-value="true" calcext:value-type="string">
            <text:p>true</text:p>
          </table:table-cell>
          <table:table-cell table:style-name="ce8" table:formula="of:= IF([.K176] = 1; IF(OR([.$B176] = 0; [.$C176] = 0); &quot;true&quot;; &quot;false&quot;);  IF(AND([.$B176] = 1; [.$C17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MethodMovedToSuperClas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77] = 1; IF(OR([.$B177] = 0; [.$C177] = 0); &quot;true&quot;; &quot;false&quot;);  IF(AND([.$B177] = 1; [.$C177] = 1); &quot;true&quot;;&quot;false&quot;))" office:value-type="string" office:string-value="false" calcext:value-type="string">
            <text:p>false</text:p>
          </table:table-cell>
          <table:table-cell table:style-name="ce8" table:formula="of:= IF([.E177] = 1; IF(OR([.$B177] = 0; [.$C177] = 0); &quot;true&quot;; &quot;false&quot;);  IF(AND([.$B177] = 1; [.$C177] = 1); &quot;true&quot;;&quot;false&quot;))" office:value-type="string" office:string-value="false" calcext:value-type="string">
            <text:p>false</text:p>
          </table:table-cell>
          <table:table-cell table:style-name="ce8" table:formula="of:= IF([.F177] = 1; IF(OR([.$B177] = 0; [.$C177] = 0); &quot;true&quot;; &quot;false&quot;);  IF(AND([.$B177] = 1; [.$C177] = 1); &quot;true&quot;;&quot;false&quot;))" office:value-type="string" office:string-value="false" calcext:value-type="string">
            <text:p>false</text:p>
          </table:table-cell>
          <table:table-cell table:style-name="ce8" table:formula="of:= IF([.G177] = 1; IF(OR([.$B177] = 0; [.$C177] = 0); &quot;true&quot;; &quot;false&quot;);  IF(AND([.$B177] = 1; [.$C177] = 1); &quot;true&quot;;&quot;false&quot;))" office:value-type="string" office:string-value="true" calcext:value-type="string">
            <text:p>true</text:p>
          </table:table-cell>
          <table:table-cell table:style-name="ce8" table:formula="of:= IF([.H177] = 1; IF(OR([.$B177] = 0; [.$C177] = 0); &quot;true&quot;; &quot;false&quot;);  IF(AND([.$B177] = 1; [.$C177] = 1); &quot;true&quot;;&quot;false&quot;))" office:value-type="string" office:string-value="false" calcext:value-type="string">
            <text:p>false</text:p>
          </table:table-cell>
          <table:table-cell table:style-name="ce8" table:formula="of:= IF([.I177] = 1; IF(OR([.$B177] = 0; [.$C177] = 0); &quot;true&quot;; &quot;false&quot;);  IF(AND([.$B177] = 1; [.$C177] = 1); &quot;true&quot;;&quot;false&quot;))" office:value-type="string" office:string-value="true" calcext:value-type="string">
            <text:p>true</text:p>
          </table:table-cell>
          <table:table-cell table:style-name="ce8" table:formula="of:= IF([.J177] = 1; IF(OR([.$B177] = 0; [.$C177] = 0); &quot;true&quot;; &quot;false&quot;);  IF(AND([.$B177] = 1; [.$C177] = 1); &quot;true&quot;;&quot;false&quot;))" office:value-type="string" office:string-value="false" calcext:value-type="string">
            <text:p>false</text:p>
          </table:table-cell>
          <table:table-cell table:style-name="ce8" table:formula="of:= IF([.K177] = 1; IF(OR([.$B177] = 0; [.$C177] = 0); &quot;true&quot;; &quot;false&quot;);  IF(AND([.$B177] = 1; [.$C177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inheritanceClazzMethodOverride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178] = 1; IF(OR([.$B178] = 0; [.$C178] = 0); &quot;true&quot;; &quot;false&quot;);  IF(AND([.$B178] = 1; [.$C178] = 1); &quot;true&quot;;&quot;false&quot;))" office:value-type="string" office:string-value="false" calcext:value-type="string">
            <text:p>false</text:p>
          </table:table-cell>
          <table:table-cell table:style-name="ce8" table:formula="of:= IF([.E178] = 1; IF(OR([.$B178] = 0; [.$C178] = 0); &quot;true&quot;; &quot;false&quot;);  IF(AND([.$B178] = 1; [.$C178] = 1); &quot;true&quot;;&quot;false&quot;))" office:value-type="string" office:string-value="true" calcext:value-type="string">
            <text:p>true</text:p>
          </table:table-cell>
          <table:table-cell table:style-name="ce8" table:formula="of:= IF([.F178] = 1; IF(OR([.$B178] = 0; [.$C178] = 0); &quot;true&quot;; &quot;false&quot;);  IF(AND([.$B178] = 1; [.$C178] = 1); &quot;true&quot;;&quot;false&quot;))" office:value-type="string" office:string-value="false" calcext:value-type="string">
            <text:p>false</text:p>
          </table:table-cell>
          <table:table-cell table:style-name="ce8" table:formula="of:= IF([.G178] = 1; IF(OR([.$B178] = 0; [.$C178] = 0); &quot;true&quot;; &quot;false&quot;);  IF(AND([.$B178] = 1; [.$C178] = 1); &quot;true&quot;;&quot;false&quot;))" office:value-type="string" office:string-value="true" calcext:value-type="string">
            <text:p>true</text:p>
          </table:table-cell>
          <table:table-cell table:style-name="ce8" table:formula="of:= IF([.H178] = 1; IF(OR([.$B178] = 0; [.$C178] = 0); &quot;true&quot;; &quot;false&quot;);  IF(AND([.$B178] = 1; [.$C178] = 1); &quot;true&quot;;&quot;false&quot;))" office:value-type="string" office:string-value="false" calcext:value-type="string">
            <text:p>false</text:p>
          </table:table-cell>
          <table:table-cell table:style-name="ce8" table:formula="of:= IF([.I178] = 1; IF(OR([.$B178] = 0; [.$C178] = 0); &quot;true&quot;; &quot;false&quot;);  IF(AND([.$B178] = 1; [.$C178] = 1); &quot;true&quot;;&quot;false&quot;))" office:value-type="string" office:string-value="true" calcext:value-type="string">
            <text:p>true</text:p>
          </table:table-cell>
          <table:table-cell table:style-name="ce8" table:formula="of:= IF([.J178] = 1; IF(OR([.$B178] = 0; [.$C178] = 0); &quot;true&quot;; &quot;false&quot;);  IF(AND([.$B178] = 1; [.$C178] = 1); &quot;true&quot;;&quot;false&quot;))" office:value-type="string" office:string-value="false" calcext:value-type="string">
            <text:p>false</text:p>
          </table:table-cell>
          <table:table-cell table:style-name="ce8" table:formula="of:= IF([.K178] = 1; IF(OR([.$B178] = 0; [.$C178] = 0); &quot;true&quot;; &quot;false&quot;);  IF(AND([.$B178] = 1; [.$C17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MethodOverrideDele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179] = 1; IF(OR([.$B179] = 0; [.$C179] = 0); &quot;true&quot;; &quot;false&quot;);  IF(AND([.$B179] = 1; [.$C179] = 1); &quot;true&quot;;&quot;false&quot;))" office:value-type="string" office:string-value="false" calcext:value-type="string">
            <text:p>false</text:p>
          </table:table-cell>
          <table:table-cell table:style-name="ce8" table:formula="of:= IF([.E179] = 1; IF(OR([.$B179] = 0; [.$C179] = 0); &quot;true&quot;; &quot;false&quot;);  IF(AND([.$B179] = 1; [.$C179] = 1); &quot;true&quot;;&quot;false&quot;))" office:value-type="string" office:string-value="true" calcext:value-type="string">
            <text:p>true</text:p>
          </table:table-cell>
          <table:table-cell table:style-name="ce8" table:formula="of:= IF([.F179] = 1; IF(OR([.$B179] = 0; [.$C179] = 0); &quot;true&quot;; &quot;false&quot;);  IF(AND([.$B179] = 1; [.$C179] = 1); &quot;true&quot;;&quot;false&quot;))" office:value-type="string" office:string-value="false" calcext:value-type="string">
            <text:p>false</text:p>
          </table:table-cell>
          <table:table-cell table:style-name="ce8" table:formula="of:= IF([.G179] = 1; IF(OR([.$B179] = 0; [.$C179] = 0); &quot;true&quot;; &quot;false&quot;);  IF(AND([.$B179] = 1; [.$C179] = 1); &quot;true&quot;;&quot;false&quot;))" office:value-type="string" office:string-value="true" calcext:value-type="string">
            <text:p>true</text:p>
          </table:table-cell>
          <table:table-cell table:style-name="ce8" table:formula="of:= IF([.H179] = 1; IF(OR([.$B179] = 0; [.$C179] = 0); &quot;true&quot;; &quot;false&quot;);  IF(AND([.$B179] = 1; [.$C179] = 1); &quot;true&quot;;&quot;false&quot;))" office:value-type="string" office:string-value="false" calcext:value-type="string">
            <text:p>false</text:p>
          </table:table-cell>
          <table:table-cell table:style-name="ce8" table:formula="of:= IF([.I179] = 1; IF(OR([.$B179] = 0; [.$C179] = 0); &quot;true&quot;; &quot;false&quot;);  IF(AND([.$B179] = 1; [.$C179] = 1); &quot;true&quot;;&quot;false&quot;))" office:value-type="string" office:string-value="true" calcext:value-type="string">
            <text:p>true</text:p>
          </table:table-cell>
          <table:table-cell table:style-name="ce8" table:formula="of:= IF([.J179] = 1; IF(OR([.$B179] = 0; [.$C179] = 0); &quot;true&quot;; &quot;false&quot;);  IF(AND([.$B179] = 1; [.$C179] = 1); &quot;true&quot;;&quot;false&quot;))" office:value-type="string" office:string-value="false" calcext:value-type="string">
            <text:p>false</text:p>
          </table:table-cell>
          <table:table-cell table:style-name="ce8" table:formula="of:= IF([.K179] = 1; IF(OR([.$B179] = 0; [.$C179] = 0); &quot;true&quot;; &quot;false&quot;);  IF(AND([.$B179] = 1; [.$C17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StartInherit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0] = 1; IF(OR([.$B180] = 0; [.$C180] = 0); &quot;true&quot;; &quot;false&quot;);  IF(AND([.$B180] = 1; [.$C180] = 1); &quot;true&quot;;&quot;false&quot;))" office:value-type="string" office:string-value="false" calcext:value-type="string">
            <text:p>false</text:p>
          </table:table-cell>
          <table:table-cell table:style-name="ce8" table:formula="of:= IF([.E180] = 1; IF(OR([.$B180] = 0; [.$C180] = 0); &quot;true&quot;; &quot;false&quot;);  IF(AND([.$B180] = 1; [.$C180] = 1); &quot;true&quot;;&quot;false&quot;))" office:value-type="string" office:string-value="false" calcext:value-type="string">
            <text:p>false</text:p>
          </table:table-cell>
          <table:table-cell table:style-name="ce8" table:formula="of:= IF([.F180] = 1; IF(OR([.$B180] = 0; [.$C180] = 0); &quot;true&quot;; &quot;false&quot;);  IF(AND([.$B180] = 1; [.$C180] = 1); &quot;true&quot;;&quot;false&quot;))" office:value-type="string" office:string-value="false" calcext:value-type="string">
            <text:p>false</text:p>
          </table:table-cell>
          <table:table-cell table:style-name="ce8" table:formula="of:= IF([.G180] = 1; IF(OR([.$B180] = 0; [.$C180] = 0); &quot;true&quot;; &quot;false&quot;);  IF(AND([.$B180] = 1; [.$C180] = 1); &quot;true&quot;;&quot;false&quot;))" office:value-type="string" office:string-value="false" calcext:value-type="string">
            <text:p>false</text:p>
          </table:table-cell>
          <table:table-cell table:style-name="ce8" table:formula="of:= IF([.H180] = 1; IF(OR([.$B180] = 0; [.$C180] = 0); &quot;true&quot;; &quot;false&quot;);  IF(AND([.$B180] = 1; [.$C180] = 1); &quot;true&quot;;&quot;false&quot;))" office:value-type="string" office:string-value="false" calcext:value-type="string">
            <text:p>false</text:p>
          </table:table-cell>
          <table:table-cell table:style-name="ce8" table:formula="of:= IF([.I180] = 1; IF(OR([.$B180] = 0; [.$C180] = 0); &quot;true&quot;; &quot;false&quot;);  IF(AND([.$B180] = 1; [.$C180] = 1); &quot;true&quot;;&quot;false&quot;))" office:value-type="string" office:string-value="true" calcext:value-type="string">
            <text:p>true</text:p>
          </table:table-cell>
          <table:table-cell table:style-name="ce8" table:formula="of:= IF([.J180] = 1; IF(OR([.$B180] = 0; [.$C180] = 0); &quot;true&quot;; &quot;false&quot;);  IF(AND([.$B180] = 1; [.$C180] = 1); &quot;true&quot;;&quot;false&quot;))" office:value-type="string" office:string-value="false" calcext:value-type="string">
            <text:p>false</text:p>
          </table:table-cell>
          <table:table-cell table:style-name="ce8" table:formula="of:= IF([.K180] = 1; IF(OR([.$B180] = 0; [.$C180] = 0); &quot;true&quot;; &quot;false&quot;);  IF(AND([.$B180] = 1; [.$C18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inheritanceClazzStopInheri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1] = 1; IF(OR([.$B181] = 0; [.$C181] = 0); &quot;true&quot;; &quot;false&quot;);  IF(AND([.$B181] = 1; [.$C181] = 1); &quot;true&quot;;&quot;false&quot;))" office:value-type="string" office:string-value="true" calcext:value-type="string">
            <text:p>true</text:p>
          </table:table-cell>
          <table:table-cell table:style-name="ce8" table:formula="of:= IF([.E181] = 1; IF(OR([.$B181] = 0; [.$C181] = 0); &quot;true&quot;; &quot;false&quot;);  IF(AND([.$B181] = 1; [.$C181] = 1); &quot;true&quot;;&quot;false&quot;))" office:value-type="string" office:string-value="true" calcext:value-type="string">
            <text:p>true</text:p>
          </table:table-cell>
          <table:table-cell table:style-name="ce8" table:formula="of:= IF([.F181] = 1; IF(OR([.$B181] = 0; [.$C181] = 0); &quot;true&quot;; &quot;false&quot;);  IF(AND([.$B181] = 1; [.$C181] = 1); &quot;true&quot;;&quot;false&quot;))" office:value-type="string" office:string-value="true" calcext:value-type="string">
            <text:p>true</text:p>
          </table:table-cell>
          <table:table-cell table:style-name="ce8" table:formula="of:= IF([.G181] = 1; IF(OR([.$B181] = 0; [.$C181] = 0); &quot;true&quot;; &quot;false&quot;);  IF(AND([.$B181] = 1; [.$C181] = 1); &quot;true&quot;;&quot;false&quot;))" office:value-type="string" office:string-value="true" calcext:value-type="string">
            <text:p>true</text:p>
          </table:table-cell>
          <table:table-cell table:style-name="ce8" table:formula="of:= IF([.H181] = 1; IF(OR([.$B181] = 0; [.$C181] = 0); &quot;true&quot;; &quot;false&quot;);  IF(AND([.$B181] = 1; [.$C181] = 1); &quot;true&quot;;&quot;false&quot;))" office:value-type="string" office:string-value="true" calcext:value-type="string">
            <text:p>true</text:p>
          </table:table-cell>
          <table:table-cell table:style-name="ce8" table:formula="of:= IF([.I181] = 1; IF(OR([.$B181] = 0; [.$C181] = 0); &quot;true&quot;; &quot;false&quot;);  IF(AND([.$B181] = 1; [.$C181] = 1); &quot;true&quot;;&quot;false&quot;))" office:value-type="string" office:string-value="false" calcext:value-type="string">
            <text:p>false</text:p>
          </table:table-cell>
          <table:table-cell table:style-name="ce8" table:formula="of:= IF([.J181] = 1; IF(OR([.$B181] = 0; [.$C181] = 0); &quot;true&quot;; &quot;false&quot;);  IF(AND([.$B181] = 1; [.$C181] = 1); &quot;true&quot;;&quot;false&quot;))" office:value-type="string" office:string-value="true" calcext:value-type="string">
            <text:p>true</text:p>
          </table:table-cell>
          <table:table-cell table:style-name="ce8" table:formula="of:= IF([.K181] = 1; IF(OR([.$B181] = 0; [.$C181] = 0); &quot;true&quot;; &quot;false&quot;);  IF(AND([.$B181] = 1; [.$C18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ContractSuperinterfaceS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2] = 1; IF(OR([.$B182] = 0; [.$C182] = 0); &quot;true&quot;; &quot;false&quot;);  IF(AND([.$B182] = 1; [.$C182] = 1); &quot;true&quot;;&quot;false&quot;))" office:value-type="string" office:string-value="true" calcext:value-type="string">
            <text:p>true</text:p>
          </table:table-cell>
          <table:table-cell table:style-name="ce8" table:formula="of:= IF([.E182] = 1; IF(OR([.$B182] = 0; [.$C182] = 0); &quot;true&quot;; &quot;false&quot;);  IF(AND([.$B182] = 1; [.$C182] = 1); &quot;true&quot;;&quot;false&quot;))" office:value-type="string" office:string-value="true" calcext:value-type="string">
            <text:p>true</text:p>
          </table:table-cell>
          <table:table-cell table:style-name="ce8" table:formula="of:= IF([.F182] = 1; IF(OR([.$B182] = 0; [.$C182] = 0); &quot;true&quot;; &quot;false&quot;);  IF(AND([.$B182] = 1; [.$C182] = 1); &quot;true&quot;;&quot;false&quot;))" office:value-type="string" office:string-value="true" calcext:value-type="string">
            <text:p>true</text:p>
          </table:table-cell>
          <table:table-cell table:style-name="ce8" table:formula="of:= IF([.G182] = 1; IF(OR([.$B182] = 0; [.$C182] = 0); &quot;true&quot;; &quot;false&quot;);  IF(AND([.$B182] = 1; [.$C182] = 1); &quot;true&quot;;&quot;false&quot;))" office:value-type="string" office:string-value="true" calcext:value-type="string">
            <text:p>true</text:p>
          </table:table-cell>
          <table:table-cell table:style-name="ce8" table:formula="of:= IF([.H182] = 1; IF(OR([.$B182] = 0; [.$C182] = 0); &quot;true&quot;; &quot;false&quot;);  IF(AND([.$B182] = 1; [.$C182] = 1); &quot;true&quot;;&quot;false&quot;))" office:value-type="string" office:string-value="true" calcext:value-type="string">
            <text:p>true</text:p>
          </table:table-cell>
          <table:table-cell table:style-name="ce8" table:formula="of:= IF([.I182] = 1; IF(OR([.$B182] = 0; [.$C182] = 0); &quot;true&quot;; &quot;false&quot;);  IF(AND([.$B182] = 1; [.$C182] = 1); &quot;true&quot;;&quot;false&quot;))" office:value-type="string" office:string-value="false" calcext:value-type="string">
            <text:p>false</text:p>
          </table:table-cell>
          <table:table-cell table:style-name="ce8" table:formula="of:= IF([.J182] = 1; IF(OR([.$B182] = 0; [.$C182] = 0); &quot;true&quot;; &quot;false&quot;);  IF(AND([.$B182] = 1; [.$C182] = 1); &quot;true&quot;;&quot;false&quot;))" office:value-type="string" office:string-value="true" calcext:value-type="string">
            <text:p>true</text:p>
          </table:table-cell>
          <table:table-cell table:style-name="ce8" table:formula="of:= IF([.K182] = 1; IF(OR([.$B182] = 0; [.$C182] = 0); &quot;true&quot;; &quot;false&quot;);  IF(AND([.$B182] = 1; [.$C18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DefaultMethodOverride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183] = 1; IF(OR([.$B183] = 0; [.$C183] = 0); &quot;true&quot;; &quot;false&quot;);  IF(AND([.$B183] = 1; [.$C183] = 1); &quot;true&quot;;&quot;false&quot;))" office:value-type="string" office:string-value="false" calcext:value-type="string">
            <text:p>false</text:p>
          </table:table-cell>
          <table:table-cell table:style-name="ce8" table:formula="of:= IF([.E183] = 1; IF(OR([.$B183] = 0; [.$C183] = 0); &quot;true&quot;; &quot;false&quot;);  IF(AND([.$B183] = 1; [.$C183] = 1); &quot;true&quot;;&quot;false&quot;))" office:value-type="string" office:string-value="true" calcext:value-type="string">
            <text:p>true</text:p>
          </table:table-cell>
          <table:table-cell table:style-name="ce8" table:formula="of:= IF([.F183] = 1; IF(OR([.$B183] = 0; [.$C183] = 0); &quot;true&quot;; &quot;false&quot;);  IF(AND([.$B183] = 1; [.$C183] = 1); &quot;true&quot;;&quot;false&quot;))" office:value-type="string" office:string-value="false" calcext:value-type="string">
            <text:p>false</text:p>
          </table:table-cell>
          <table:table-cell table:style-name="ce8" table:formula="of:= IF([.G183] = 1; IF(OR([.$B183] = 0; [.$C183] = 0); &quot;true&quot;; &quot;false&quot;);  IF(AND([.$B183] = 1; [.$C183] = 1); &quot;true&quot;;&quot;false&quot;))" office:value-type="string" office:string-value="true" calcext:value-type="string">
            <text:p>true</text:p>
          </table:table-cell>
          <table:table-cell table:style-name="ce8" table:formula="of:= IF([.H183] = 1; IF(OR([.$B183] = 0; [.$C183] = 0); &quot;true&quot;; &quot;false&quot;);  IF(AND([.$B183] = 1; [.$C183] = 1); &quot;true&quot;;&quot;false&quot;))" office:value-type="string" office:string-value="false" calcext:value-type="string">
            <text:p>false</text:p>
          </table:table-cell>
          <table:table-cell table:style-name="ce8" table:formula="of:= IF([.I183] = 1; IF(OR([.$B183] = 0; [.$C183] = 0); &quot;true&quot;; &quot;false&quot;);  IF(AND([.$B183] = 1; [.$C183] = 1); &quot;true&quot;;&quot;false&quot;))" office:value-type="string" office:string-value="true" calcext:value-type="string">
            <text:p>true</text:p>
          </table:table-cell>
          <table:table-cell table:style-name="ce8" table:formula="of:= IF([.J183] = 1; IF(OR([.$B183] = 0; [.$C183] = 0); &quot;true&quot;; &quot;false&quot;);  IF(AND([.$B183] = 1; [.$C183] = 1); &quot;true&quot;;&quot;false&quot;))" office:value-type="string" office:string-value="false" calcext:value-type="string">
            <text:p>false</text:p>
          </table:table-cell>
          <table:table-cell table:style-name="ce8" table:formula="of:= IF([.K183] = 1; IF(OR([.$B183] = 0; [.$C183] = 0); &quot;true&quot;; &quot;false&quot;);  IF(AND([.$B183] = 1; [.$C18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DefaultMethodOverrideDele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 IF([.D184] = 1; IF(OR([.$B184] = 0; [.$C184] = 0); &quot;true&quot;; &quot;false&quot;);  IF(AND([.$B184] = 1; [.$C184] = 1); &quot;true&quot;;&quot;false&quot;))" office:value-type="string" office:string-value="false" calcext:value-type="string">
            <text:p>false</text:p>
          </table:table-cell>
          <table:table-cell table:style-name="ce8" table:formula="of:= IF([.E184] = 1; IF(OR([.$B184] = 0; [.$C184] = 0); &quot;true&quot;; &quot;false&quot;);  IF(AND([.$B184] = 1; [.$C184] = 1); &quot;true&quot;;&quot;false&quot;))" office:value-type="string" office:string-value="true" calcext:value-type="string">
            <text:p>true</text:p>
          </table:table-cell>
          <table:table-cell table:style-name="ce8" table:formula="of:= IF([.F184] = 1; IF(OR([.$B184] = 0; [.$C184] = 0); &quot;true&quot;; &quot;false&quot;);  IF(AND([.$B184] = 1; [.$C184] = 1); &quot;true&quot;;&quot;false&quot;))" office:value-type="string" office:string-value="false" calcext:value-type="string">
            <text:p>false</text:p>
          </table:table-cell>
          <table:table-cell table:style-name="ce8" table:formula="of:= IF([.G184] = 1; IF(OR([.$B184] = 0; [.$C184] = 0); &quot;true&quot;; &quot;false&quot;);  IF(AND([.$B184] = 1; [.$C184] = 1); &quot;true&quot;;&quot;false&quot;))" office:value-type="string" office:string-value="true" calcext:value-type="string">
            <text:p>true</text:p>
          </table:table-cell>
          <table:table-cell table:style-name="ce8" table:formula="of:= IF([.H184] = 1; IF(OR([.$B184] = 0; [.$C184] = 0); &quot;true&quot;; &quot;false&quot;);  IF(AND([.$B184] = 1; [.$C184] = 1); &quot;true&quot;;&quot;false&quot;))" office:value-type="string" office:string-value="false" calcext:value-type="string">
            <text:p>false</text:p>
          </table:table-cell>
          <table:table-cell table:style-name="ce8" table:formula="of:= IF([.I184] = 1; IF(OR([.$B184] = 0; [.$C184] = 0); &quot;true&quot;; &quot;false&quot;);  IF(AND([.$B184] = 1; [.$C184] = 1); &quot;true&quot;;&quot;false&quot;))" office:value-type="string" office:string-value="true" calcext:value-type="string">
            <text:p>true</text:p>
          </table:table-cell>
          <table:table-cell table:style-name="ce8" table:formula="of:= IF([.J184] = 1; IF(OR([.$B184] = 0; [.$C184] = 0); &quot;true&quot;; &quot;false&quot;);  IF(AND([.$B184] = 1; [.$C184] = 1); &quot;true&quot;;&quot;false&quot;))" office:value-type="string" office:string-value="false" calcext:value-type="string">
            <text:p>false</text:p>
          </table:table-cell>
          <table:table-cell table:style-name="ce8" table:formula="of:= IF([.K184] = 1; IF(OR([.$B184] = 0; [.$C184] = 0); &quot;true&quot;; &quot;false&quot;);  IF(AND([.$B184] = 1; [.$C18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ExpandSuperinterfaceSet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5] = 1; IF(OR([.$B185] = 0; [.$C185] = 0); &quot;true&quot;; &quot;false&quot;);  IF(AND([.$B185] = 1; [.$C185] = 1); &quot;true&quot;;&quot;false&quot;))" office:value-type="string" office:string-value="true" calcext:value-type="string">
            <text:p>true</text:p>
          </table:table-cell>
          <table:table-cell table:style-name="ce8" table:formula="of:= IF([.E185] = 1; IF(OR([.$B185] = 0; [.$C185] = 0); &quot;true&quot;; &quot;false&quot;);  IF(AND([.$B185] = 1; [.$C185] = 1); &quot;true&quot;;&quot;false&quot;))" office:value-type="string" office:string-value="true" calcext:value-type="string">
            <text:p>true</text:p>
          </table:table-cell>
          <table:table-cell table:style-name="ce8" table:formula="of:= IF([.F185] = 1; IF(OR([.$B185] = 0; [.$C185] = 0); &quot;true&quot;; &quot;false&quot;);  IF(AND([.$B185] = 1; [.$C185] = 1); &quot;true&quot;;&quot;false&quot;))" office:value-type="string" office:string-value="true" calcext:value-type="string">
            <text:p>true</text:p>
          </table:table-cell>
          <table:table-cell table:style-name="ce8" table:formula="of:= IF([.G185] = 1; IF(OR([.$B185] = 0; [.$C185] = 0); &quot;true&quot;; &quot;false&quot;);  IF(AND([.$B185] = 1; [.$C185] = 1); &quot;true&quot;;&quot;false&quot;))" office:value-type="string" office:string-value="true" calcext:value-type="string">
            <text:p>true</text:p>
          </table:table-cell>
          <table:table-cell table:style-name="ce8" table:formula="of:= IF([.H185] = 1; IF(OR([.$B185] = 0; [.$C185] = 0); &quot;true&quot;; &quot;false&quot;);  IF(AND([.$B185] = 1; [.$C185] = 1); &quot;true&quot;;&quot;false&quot;))" office:value-type="string" office:string-value="true" calcext:value-type="string">
            <text:p>true</text:p>
          </table:table-cell>
          <table:table-cell table:style-name="ce8" table:formula="of:= IF([.I185] = 1; IF(OR([.$B185] = 0; [.$C185] = 0); &quot;true&quot;; &quot;false&quot;);  IF(AND([.$B185] = 1; [.$C185] = 1); &quot;true&quot;;&quot;false&quot;))" office:value-type="string" office:string-value="false" calcext:value-type="string">
            <text:p>false</text:p>
          </table:table-cell>
          <table:table-cell table:style-name="ce8" table:formula="of:= IF([.J185] = 1; IF(OR([.$B185] = 0; [.$C185] = 0); &quot;true&quot;; &quot;false&quot;);  IF(AND([.$B185] = 1; [.$C185] = 1); &quot;true&quot;;&quot;false&quot;))" office:value-type="string" office:string-value="true" calcext:value-type="string">
            <text:p>true</text:p>
          </table:table-cell>
          <table:table-cell table:style-name="ce8" table:formula="of:= IF([.K185] = 1; IF(OR([.$B185] = 0; [.$C185] = 0); &quot;true&quot;; &quot;false&quot;);  IF(AND([.$B185] = 1; [.$C18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MethodMovedFromSuperInterfac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6] = 1; IF(OR([.$B186] = 0; [.$C186] = 0); &quot;true&quot;; &quot;false&quot;);  IF(AND([.$B186] = 1; [.$C186] = 1); &quot;true&quot;;&quot;false&quot;))" office:value-type="string" office:string-value="false" calcext:value-type="string">
            <text:p>false</text:p>
          </table:table-cell>
          <table:table-cell table:style-name="ce8" table:formula="of:= IF([.E186] = 1; IF(OR([.$B186] = 0; [.$C186] = 0); &quot;true&quot;; &quot;false&quot;);  IF(AND([.$B186] = 1; [.$C186] = 1); &quot;true&quot;;&quot;false&quot;))" office:value-type="string" office:string-value="false" calcext:value-type="string">
            <text:p>false</text:p>
          </table:table-cell>
          <table:table-cell table:style-name="ce8" table:formula="of:= IF([.F186] = 1; IF(OR([.$B186] = 0; [.$C186] = 0); &quot;true&quot;; &quot;false&quot;);  IF(AND([.$B186] = 1; [.$C186] = 1); &quot;true&quot;;&quot;false&quot;))" office:value-type="string" office:string-value="false" calcext:value-type="string">
            <text:p>false</text:p>
          </table:table-cell>
          <table:table-cell table:style-name="ce8" table:formula="of:= IF([.G186] = 1; IF(OR([.$B186] = 0; [.$C186] = 0); &quot;true&quot;; &quot;false&quot;);  IF(AND([.$B186] = 1; [.$C186] = 1); &quot;true&quot;;&quot;false&quot;))" office:value-type="string" office:string-value="false" calcext:value-type="string">
            <text:p>false</text:p>
          </table:table-cell>
          <table:table-cell table:style-name="ce8" table:formula="of:= IF([.H186] = 1; IF(OR([.$B186] = 0; [.$C186] = 0); &quot;true&quot;; &quot;false&quot;);  IF(AND([.$B186] = 1; [.$C186] = 1); &quot;true&quot;;&quot;false&quot;))" office:value-type="string" office:string-value="false" calcext:value-type="string">
            <text:p>false</text:p>
          </table:table-cell>
          <table:table-cell table:style-name="ce8" table:formula="of:= IF([.I186] = 1; IF(OR([.$B186] = 0; [.$C186] = 0); &quot;true&quot;; &quot;false&quot;);  IF(AND([.$B186] = 1; [.$C186] = 1); &quot;true&quot;;&quot;false&quot;))" office:value-type="string" office:string-value="true" calcext:value-type="string">
            <text:p>true</text:p>
          </table:table-cell>
          <table:table-cell table:style-name="ce8" table:formula="of:= IF([.J186] = 1; IF(OR([.$B186] = 0; [.$C186] = 0); &quot;true&quot;; &quot;false&quot;);  IF(AND([.$B186] = 1; [.$C186] = 1); &quot;true&quot;;&quot;false&quot;))" office:value-type="string" office:string-value="false" calcext:value-type="string">
            <text:p>false</text:p>
          </table:table-cell>
          <table:table-cell table:style-name="ce8" table:formula="of:= IF([.K186] = 1; IF(OR([.$B186] = 0; [.$C186] = 0); &quot;true&quot;; &quot;false&quot;);  IF(AND([.$B186] = 1; [.$C18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inheritanceIfazeMethodMovedToSuperInterfa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7] = 1; IF(OR([.$B187] = 0; [.$C187] = 0); &quot;true&quot;; &quot;false&quot;);  IF(AND([.$B187] = 1; [.$C187] = 1); &quot;true&quot;;&quot;false&quot;))" office:value-type="string" office:string-value="false" calcext:value-type="string">
            <text:p>false</text:p>
          </table:table-cell>
          <table:table-cell table:style-name="ce8" table:formula="of:= IF([.E187] = 1; IF(OR([.$B187] = 0; [.$C187] = 0); &quot;true&quot;; &quot;false&quot;);  IF(AND([.$B187] = 1; [.$C187] = 1); &quot;true&quot;;&quot;false&quot;))" office:value-type="string" office:string-value="false" calcext:value-type="string">
            <text:p>false</text:p>
          </table:table-cell>
          <table:table-cell table:style-name="ce8" table:formula="of:= IF([.F187] = 1; IF(OR([.$B187] = 0; [.$C187] = 0); &quot;true&quot;; &quot;false&quot;);  IF(AND([.$B187] = 1; [.$C187] = 1); &quot;true&quot;;&quot;false&quot;))" office:value-type="string" office:string-value="false" calcext:value-type="string">
            <text:p>false</text:p>
          </table:table-cell>
          <table:table-cell table:style-name="ce8" table:formula="of:= IF([.G187] = 1; IF(OR([.$B187] = 0; [.$C187] = 0); &quot;true&quot;; &quot;false&quot;);  IF(AND([.$B187] = 1; [.$C187] = 1); &quot;true&quot;;&quot;false&quot;))" office:value-type="string" office:string-value="true" calcext:value-type="string">
            <text:p>true</text:p>
          </table:table-cell>
          <table:table-cell table:style-name="ce8" table:formula="of:= IF([.H187] = 1; IF(OR([.$B187] = 0; [.$C187] = 0); &quot;true&quot;; &quot;false&quot;);  IF(AND([.$B187] = 1; [.$C187] = 1); &quot;true&quot;;&quot;false&quot;))" office:value-type="string" office:string-value="false" calcext:value-type="string">
            <text:p>false</text:p>
          </table:table-cell>
          <table:table-cell table:style-name="ce8" table:formula="of:= IF([.I187] = 1; IF(OR([.$B187] = 0; [.$C187] = 0); &quot;true&quot;; &quot;false&quot;);  IF(AND([.$B187] = 1; [.$C187] = 1); &quot;true&quot;;&quot;false&quot;))" office:value-type="string" office:string-value="true" calcext:value-type="string">
            <text:p>true</text:p>
          </table:table-cell>
          <table:table-cell table:style-name="ce8" table:formula="of:= IF([.J187] = 1; IF(OR([.$B187] = 0; [.$C187] = 0); &quot;true&quot;; &quot;false&quot;);  IF(AND([.$B187] = 1; [.$C187] = 1); &quot;true&quot;;&quot;false&quot;))" office:value-type="string" office:string-value="false" calcext:value-type="string">
            <text:p>false</text:p>
          </table:table-cell>
          <table:table-cell table:style-name="ce8" table:formula="of:= IF([.K187] = 1; IF(OR([.$B187] = 0; [.$C187] = 0); &quot;true&quot;; &quot;false&quot;);  IF(AND([.$B187] = 1; [.$C187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inheritanceIfazeStartInherit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8] = 1; IF(OR([.$B188] = 0; [.$C188] = 0); &quot;true&quot;; &quot;false&quot;);  IF(AND([.$B188] = 1; [.$C188] = 1); &quot;true&quot;;&quot;false&quot;))" office:value-type="string" office:string-value="true" calcext:value-type="string">
            <text:p>true</text:p>
          </table:table-cell>
          <table:table-cell table:style-name="ce8" table:formula="of:= IF([.E188] = 1; IF(OR([.$B188] = 0; [.$C188] = 0); &quot;true&quot;; &quot;false&quot;);  IF(AND([.$B188] = 1; [.$C188] = 1); &quot;true&quot;;&quot;false&quot;))" office:value-type="string" office:string-value="true" calcext:value-type="string">
            <text:p>true</text:p>
          </table:table-cell>
          <table:table-cell table:style-name="ce8" table:formula="of:= IF([.F188] = 1; IF(OR([.$B188] = 0; [.$C188] = 0); &quot;true&quot;; &quot;false&quot;);  IF(AND([.$B188] = 1; [.$C188] = 1); &quot;true&quot;;&quot;false&quot;))" office:value-type="string" office:string-value="false" calcext:value-type="string">
            <text:p>false</text:p>
          </table:table-cell>
          <table:table-cell table:style-name="ce8" table:formula="of:= IF([.G188] = 1; IF(OR([.$B188] = 0; [.$C188] = 0); &quot;true&quot;; &quot;false&quot;);  IF(AND([.$B188] = 1; [.$C188] = 1); &quot;true&quot;;&quot;false&quot;))" office:value-type="string" office:string-value="false" calcext:value-type="string">
            <text:p>false</text:p>
          </table:table-cell>
          <table:table-cell table:style-name="ce8" table:formula="of:= IF([.H188] = 1; IF(OR([.$B188] = 0; [.$C188] = 0); &quot;true&quot;; &quot;false&quot;);  IF(AND([.$B188] = 1; [.$C188] = 1); &quot;true&quot;;&quot;false&quot;))" office:value-type="string" office:string-value="true" calcext:value-type="string">
            <text:p>true</text:p>
          </table:table-cell>
          <table:table-cell table:style-name="ce8" table:formula="of:= IF([.I188] = 1; IF(OR([.$B188] = 0; [.$C188] = 0); &quot;true&quot;; &quot;false&quot;);  IF(AND([.$B188] = 1; [.$C188] = 1); &quot;true&quot;;&quot;false&quot;))" office:value-type="string" office:string-value="false" calcext:value-type="string">
            <text:p>false</text:p>
          </table:table-cell>
          <table:table-cell table:style-name="ce8" table:formula="of:= IF([.J188] = 1; IF(OR([.$B188] = 0; [.$C188] = 0); &quot;true&quot;; &quot;false&quot;);  IF(AND([.$B188] = 1; [.$C188] = 1); &quot;true&quot;;&quot;false&quot;))" office:value-type="string" office:string-value="true" calcext:value-type="string">
            <text:p>true</text:p>
          </table:table-cell>
          <table:table-cell table:style-name="ce8" table:formula="of:= IF([.K188] = 1; IF(OR([.$B188] = 0; [.$C188] = 0); &quot;true&quot;; &quot;false&quot;);  IF(AND([.$B188] = 1; [.$C18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StopInheri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89] = 1; IF(OR([.$B189] = 0; [.$C189] = 0); &quot;true&quot;; &quot;false&quot;);  IF(AND([.$B189] = 1; [.$C189] = 1); &quot;true&quot;;&quot;false&quot;))" office:value-type="string" office:string-value="true" calcext:value-type="string">
            <text:p>true</text:p>
          </table:table-cell>
          <table:table-cell table:style-name="ce8" table:formula="of:= IF([.E189] = 1; IF(OR([.$B189] = 0; [.$C189] = 0); &quot;true&quot;; &quot;false&quot;);  IF(AND([.$B189] = 1; [.$C189] = 1); &quot;true&quot;;&quot;false&quot;))" office:value-type="string" office:string-value="true" calcext:value-type="string">
            <text:p>true</text:p>
          </table:table-cell>
          <table:table-cell table:style-name="ce8" table:formula="of:= IF([.F189] = 1; IF(OR([.$B189] = 0; [.$C189] = 0); &quot;true&quot;; &quot;false&quot;);  IF(AND([.$B189] = 1; [.$C189] = 1); &quot;true&quot;;&quot;false&quot;))" office:value-type="string" office:string-value="false" calcext:value-type="string">
            <text:p>false</text:p>
          </table:table-cell>
          <table:table-cell table:style-name="ce8" table:formula="of:= IF([.G189] = 1; IF(OR([.$B189] = 0; [.$C189] = 0); &quot;true&quot;; &quot;false&quot;);  IF(AND([.$B189] = 1; [.$C189] = 1); &quot;true&quot;;&quot;false&quot;))" office:value-type="string" office:string-value="true" calcext:value-type="string">
            <text:p>true</text:p>
          </table:table-cell>
          <table:table-cell table:style-name="ce8" table:formula="of:= IF([.H189] = 1; IF(OR([.$B189] = 0; [.$C189] = 0); &quot;true&quot;; &quot;false&quot;);  IF(AND([.$B189] = 1; [.$C189] = 1); &quot;true&quot;;&quot;false&quot;))" office:value-type="string" office:string-value="true" calcext:value-type="string">
            <text:p>true</text:p>
          </table:table-cell>
          <table:table-cell table:style-name="ce8" table:formula="of:= IF([.I189] = 1; IF(OR([.$B189] = 0; [.$C189] = 0); &quot;true&quot;; &quot;false&quot;);  IF(AND([.$B189] = 1; [.$C189] = 1); &quot;true&quot;;&quot;false&quot;))" office:value-type="string" office:string-value="false" calcext:value-type="string">
            <text:p>false</text:p>
          </table:table-cell>
          <table:table-cell table:style-name="ce8" table:formula="of:= IF([.J189] = 1; IF(OR([.$B189] = 0; [.$C189] = 0); &quot;true&quot;; &quot;false&quot;);  IF(AND([.$B189] = 1; [.$C189] = 1); &quot;true&quot;;&quot;false&quot;))" office:value-type="string" office:string-value="true" calcext:value-type="string">
            <text:p>true</text:p>
          </table:table-cell>
          <table:table-cell table:style-name="ce8" table:formula="of:= IF([.K189] = 1; IF(OR([.$B189] = 0; [.$C189] = 0); &quot;true&quot;; &quot;false&quot;);  IF(AND([.$B189] = 1; [.$C18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0] = 1; IF(OR([.$B190] = 0; [.$C190] = 0); &quot;true&quot;; &quot;false&quot;);  IF(AND([.$B190] = 1; [.$C190] = 1); &quot;true&quot;;&quot;false&quot;))" office:value-type="string" office:string-value="false" calcext:value-type="string">
            <text:p>false</text:p>
          </table:table-cell>
          <table:table-cell table:style-name="ce8" table:formula="of:= IF([.E190] = 1; IF(OR([.$B190] = 0; [.$C190] = 0); &quot;true&quot;; &quot;false&quot;);  IF(AND([.$B190] = 1; [.$C190] = 1); &quot;true&quot;;&quot;false&quot;))" office:value-type="string" office:string-value="true" calcext:value-type="string">
            <text:p>true</text:p>
          </table:table-cell>
          <table:table-cell table:style-name="ce8" table:formula="of:= IF([.F190] = 1; IF(OR([.$B190] = 0; [.$C190] = 0); &quot;true&quot;; &quot;false&quot;);  IF(AND([.$B190] = 1; [.$C190] = 1); &quot;true&quot;;&quot;false&quot;))" office:value-type="string" office:string-value="false" calcext:value-type="string">
            <text:p>false</text:p>
          </table:table-cell>
          <table:table-cell table:style-name="ce8" table:formula="of:= IF([.G190] = 1; IF(OR([.$B190] = 0; [.$C190] = 0); &quot;true&quot;; &quot;false&quot;);  IF(AND([.$B190] = 1; [.$C190] = 1); &quot;true&quot;;&quot;false&quot;))" office:value-type="string" office:string-value="true" calcext:value-type="string">
            <text:p>true</text:p>
          </table:table-cell>
          <table:table-cell table:style-name="ce8" table:formula="of:= IF([.H190] = 1; IF(OR([.$B190] = 0; [.$C190] = 0); &quot;true&quot;; &quot;false&quot;);  IF(AND([.$B190] = 1; [.$C190] = 1); &quot;true&quot;;&quot;false&quot;))" office:value-type="string" office:string-value="false" calcext:value-type="string">
            <text:p>false</text:p>
          </table:table-cell>
          <table:table-cell table:style-name="ce8" table:formula="of:= IF([.I190] = 1; IF(OR([.$B190] = 0; [.$C190] = 0); &quot;true&quot;; &quot;false&quot;);  IF(AND([.$B190] = 1; [.$C190] = 1); &quot;true&quot;;&quot;false&quot;))" office:value-type="string" office:string-value="true" calcext:value-type="string">
            <text:p>true</text:p>
          </table:table-cell>
          <table:table-cell table:style-name="ce8" table:formula="of:= IF([.J190] = 1; IF(OR([.$B190] = 0; [.$C190] = 0); &quot;true&quot;; &quot;false&quot;);  IF(AND([.$B190] = 1; [.$C190] = 1); &quot;true&quot;;&quot;false&quot;))" office:value-type="string" office:string-value="false" calcext:value-type="string">
            <text:p>false</text:p>
          </table:table-cell>
          <table:table-cell table:style-name="ce8" table:formula="of:= IF([.K190] = 1; IF(OR([.$B190] = 0; [.$C190] = 0); &quot;true&quot;; &quot;false&quot;);  IF(AND([.$B190] = 1; [.$C19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ClazzConstructor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1] = 1; IF(OR([.$B191] = 0; [.$C191] = 0); &quot;true&quot;; &quot;false&quot;);  IF(AND([.$B191] = 1; [.$C191] = 1); &quot;true&quot;;&quot;false&quot;))" office:value-type="string" office:string-value="true" calcext:value-type="string">
            <text:p>true</text:p>
          </table:table-cell>
          <table:table-cell table:style-name="ce8" table:formula="of:= IF([.E191] = 1; IF(OR([.$B191] = 0; [.$C191] = 0); &quot;true&quot;; &quot;false&quot;);  IF(AND([.$B191] = 1; [.$C191] = 1); &quot;true&quot;;&quot;false&quot;))" office:value-type="string" office:string-value="true" calcext:value-type="string">
            <text:p>true</text:p>
          </table:table-cell>
          <table:table-cell table:style-name="ce8" table:formula="of:= IF([.F191] = 1; IF(OR([.$B191] = 0; [.$C191] = 0); &quot;true&quot;; &quot;false&quot;);  IF(AND([.$B191] = 1; [.$C191] = 1); &quot;true&quot;;&quot;false&quot;))" office:value-type="string" office:string-value="true" calcext:value-type="string">
            <text:p>true</text:p>
          </table:table-cell>
          <table:table-cell table:style-name="ce8" table:formula="of:= IF([.G191] = 1; IF(OR([.$B191] = 0; [.$C191] = 0); &quot;true&quot;; &quot;false&quot;);  IF(AND([.$B191] = 1; [.$C191] = 1); &quot;true&quot;;&quot;false&quot;))" office:value-type="string" office:string-value="true" calcext:value-type="string">
            <text:p>true</text:p>
          </table:table-cell>
          <table:table-cell table:style-name="ce8" table:formula="of:= IF([.H191] = 1; IF(OR([.$B191] = 0; [.$C191] = 0); &quot;true&quot;; &quot;false&quot;);  IF(AND([.$B191] = 1; [.$C191] = 1); &quot;true&quot;;&quot;false&quot;))" office:value-type="string" office:string-value="true" calcext:value-type="string">
            <text:p>true</text:p>
          </table:table-cell>
          <table:table-cell table:style-name="ce8" table:formula="of:= IF([.I191] = 1; IF(OR([.$B191] = 0; [.$C191] = 0); &quot;true&quot;; &quot;false&quot;);  IF(AND([.$B191] = 1; [.$C191] = 1); &quot;true&quot;;&quot;false&quot;))" office:value-type="string" office:string-value="false" calcext:value-type="string">
            <text:p>false</text:p>
          </table:table-cell>
          <table:table-cell table:style-name="ce8" table:formula="of:= IF([.J191] = 1; IF(OR([.$B191] = 0; [.$C191] = 0); &quot;true&quot;; &quot;false&quot;);  IF(AND([.$B191] = 1; [.$C191] = 1); &quot;true&quot;;&quot;false&quot;))" office:value-type="string" office:string-value="true" calcext:value-type="string">
            <text:p>true</text:p>
          </table:table-cell>
          <table:table-cell table:style-name="ce8" table:formula="of:= IF([.K191] = 1; IF(OR([.$B191] = 0; [.$C191] = 0); &quot;true&quot;; &quot;false&quot;);  IF(AND([.$B191] = 1; [.$C19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ParamAd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2] = 1; IF(OR([.$B192] = 0; [.$C192] = 0); &quot;true&quot;; &quot;false&quot;);  IF(AND([.$B192] = 1; [.$C192] = 1); &quot;true&quot;;&quot;false&quot;))" office:value-type="string" office:string-value="true" calcext:value-type="string">
            <text:p>true</text:p>
          </table:table-cell>
          <table:table-cell table:style-name="ce8" table:formula="of:= IF([.E192] = 1; IF(OR([.$B192] = 0; [.$C192] = 0); &quot;true&quot;; &quot;false&quot;);  IF(AND([.$B192] = 1; [.$C192] = 1); &quot;true&quot;;&quot;false&quot;))" office:value-type="string" office:string-value="true" calcext:value-type="string">
            <text:p>true</text:p>
          </table:table-cell>
          <table:table-cell table:style-name="ce8" table:formula="of:= IF([.F192] = 1; IF(OR([.$B192] = 0; [.$C192] = 0); &quot;true&quot;; &quot;false&quot;);  IF(AND([.$B192] = 1; [.$C192] = 1); &quot;true&quot;;&quot;false&quot;))" office:value-type="string" office:string-value="true" calcext:value-type="string">
            <text:p>true</text:p>
          </table:table-cell>
          <table:table-cell table:style-name="ce8" table:formula="of:= IF([.G192] = 1; IF(OR([.$B192] = 0; [.$C192] = 0); &quot;true&quot;; &quot;false&quot;);  IF(AND([.$B192] = 1; [.$C192] = 1); &quot;true&quot;;&quot;false&quot;))" office:value-type="string" office:string-value="true" calcext:value-type="string">
            <text:p>true</text:p>
          </table:table-cell>
          <table:table-cell table:style-name="ce8" table:formula="of:= IF([.H192] = 1; IF(OR([.$B192] = 0; [.$C192] = 0); &quot;true&quot;; &quot;false&quot;);  IF(AND([.$B192] = 1; [.$C192] = 1); &quot;true&quot;;&quot;false&quot;))" office:value-type="string" office:string-value="true" calcext:value-type="string">
            <text:p>true</text:p>
          </table:table-cell>
          <table:table-cell table:style-name="ce8" table:formula="of:= IF([.I192] = 1; IF(OR([.$B192] = 0; [.$C192] = 0); &quot;true&quot;; &quot;false&quot;);  IF(AND([.$B192] = 1; [.$C192] = 1); &quot;true&quot;;&quot;false&quot;))" office:value-type="string" office:string-value="false" calcext:value-type="string">
            <text:p>false</text:p>
          </table:table-cell>
          <table:table-cell table:style-name="ce8" table:formula="of:= IF([.J192] = 1; IF(OR([.$B192] = 0; [.$C192] = 0); &quot;true&quot;; &quot;false&quot;);  IF(AND([.$B192] = 1; [.$C192] = 1); &quot;true&quot;;&quot;false&quot;))" office:value-type="string" office:string-value="true" calcext:value-type="string">
            <text:p>true</text:p>
          </table:table-cell>
          <table:table-cell table:style-name="ce8" table:formula="of:= IF([.K192] = 1; IF(OR([.$B192] = 0; [.$C192] = 0); &quot;true&quot;; &quot;false&quot;);  IF(AND([.$B192] = 1; [.$C19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Param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3] = 1; IF(OR([.$B193] = 0; [.$C193] = 0); &quot;true&quot;; &quot;false&quot;);  IF(AND([.$B193] = 1; [.$C193] = 1); &quot;true&quot;;&quot;false&quot;))" office:value-type="string" office:string-value="true" calcext:value-type="string">
            <text:p>true</text:p>
          </table:table-cell>
          <table:table-cell table:style-name="ce8" table:formula="of:= IF([.E193] = 1; IF(OR([.$B193] = 0; [.$C193] = 0); &quot;true&quot;; &quot;false&quot;);  IF(AND([.$B193] = 1; [.$C193] = 1); &quot;true&quot;;&quot;false&quot;))" office:value-type="string" office:string-value="true" calcext:value-type="string">
            <text:p>true</text:p>
          </table:table-cell>
          <table:table-cell table:style-name="ce8" table:formula="of:= IF([.F193] = 1; IF(OR([.$B193] = 0; [.$C193] = 0); &quot;true&quot;; &quot;false&quot;);  IF(AND([.$B193] = 1; [.$C193] = 1); &quot;true&quot;;&quot;false&quot;))" office:value-type="string" office:string-value="true" calcext:value-type="string">
            <text:p>true</text:p>
          </table:table-cell>
          <table:table-cell table:style-name="ce8" table:formula="of:= IF([.G193] = 1; IF(OR([.$B193] = 0; [.$C193] = 0); &quot;true&quot;; &quot;false&quot;);  IF(AND([.$B193] = 1; [.$C193] = 1); &quot;true&quot;;&quot;false&quot;))" office:value-type="string" office:string-value="true" calcext:value-type="string">
            <text:p>true</text:p>
          </table:table-cell>
          <table:table-cell table:style-name="ce8" table:formula="of:= IF([.H193] = 1; IF(OR([.$B193] = 0; [.$C193] = 0); &quot;true&quot;; &quot;false&quot;);  IF(AND([.$B193] = 1; [.$C193] = 1); &quot;true&quot;;&quot;false&quot;))" office:value-type="string" office:string-value="true" calcext:value-type="string">
            <text:p>true</text:p>
          </table:table-cell>
          <table:table-cell table:style-name="ce8" table:formula="of:= IF([.I193] = 1; IF(OR([.$B193] = 0; [.$C193] = 0); &quot;true&quot;; &quot;false&quot;);  IF(AND([.$B193] = 1; [.$C193] = 1); &quot;true&quot;;&quot;false&quot;))" office:value-type="string" office:string-value="false" calcext:value-type="string">
            <text:p>false</text:p>
          </table:table-cell>
          <table:table-cell table:style-name="ce8" table:formula="of:= IF([.J193] = 1; IF(OR([.$B193] = 0; [.$C193] = 0); &quot;true&quot;; &quot;false&quot;);  IF(AND([.$B193] = 1; [.$C193] = 1); &quot;true&quot;;&quot;false&quot;))" office:value-type="string" office:string-value="true" calcext:value-type="string">
            <text:p>true</text:p>
          </table:table-cell>
          <table:table-cell table:style-name="ce8" table:formula="of:= IF([.K193] = 1; IF(OR([.$B193] = 0; [.$C193] = 0); &quot;true&quot;; &quot;false&quot;);  IF(AND([.$B193] = 1; [.$C19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Field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4] = 1; IF(OR([.$B194] = 0; [.$C194] = 0); &quot;true&quot;; &quot;false&quot;);  IF(AND([.$B194] = 1; [.$C194] = 1); &quot;true&quot;;&quot;false&quot;))" office:value-type="string" office:string-value="false" calcext:value-type="string">
            <text:p>false</text:p>
          </table:table-cell>
          <table:table-cell table:style-name="ce8" table:formula="of:= IF([.E194] = 1; IF(OR([.$B194] = 0; [.$C194] = 0); &quot;true&quot;; &quot;false&quot;);  IF(AND([.$B194] = 1; [.$C194] = 1); &quot;true&quot;;&quot;false&quot;))" office:value-type="string" office:string-value="true" calcext:value-type="string">
            <text:p>true</text:p>
          </table:table-cell>
          <table:table-cell table:style-name="ce8" table:formula="of:= IF([.F194] = 1; IF(OR([.$B194] = 0; [.$C194] = 0); &quot;true&quot;; &quot;false&quot;);  IF(AND([.$B194] = 1; [.$C194] = 1); &quot;true&quot;;&quot;false&quot;))" office:value-type="string" office:string-value="false" calcext:value-type="string">
            <text:p>false</text:p>
          </table:table-cell>
          <table:table-cell table:style-name="ce8" table:formula="of:= IF([.G194] = 1; IF(OR([.$B194] = 0; [.$C194] = 0); &quot;true&quot;; &quot;false&quot;);  IF(AND([.$B194] = 1; [.$C194] = 1); &quot;true&quot;;&quot;false&quot;))" office:value-type="string" office:string-value="true" calcext:value-type="string">
            <text:p>true</text:p>
          </table:table-cell>
          <table:table-cell table:style-name="ce8" table:formula="of:= IF([.H194] = 1; IF(OR([.$B194] = 0; [.$C194] = 0); &quot;true&quot;; &quot;false&quot;);  IF(AND([.$B194] = 1; [.$C194] = 1); &quot;true&quot;;&quot;false&quot;))" office:value-type="string" office:string-value="false" calcext:value-type="string">
            <text:p>false</text:p>
          </table:table-cell>
          <table:table-cell table:style-name="ce8" table:formula="of:= IF([.I194] = 1; IF(OR([.$B194] = 0; [.$C194] = 0); &quot;true&quot;; &quot;false&quot;);  IF(AND([.$B194] = 1; [.$C194] = 1); &quot;true&quot;;&quot;false&quot;))" office:value-type="string" office:string-value="true" calcext:value-type="string">
            <text:p>true</text:p>
          </table:table-cell>
          <table:table-cell table:style-name="ce8" table:formula="of:= IF([.J194] = 1; IF(OR([.$B194] = 0; [.$C194] = 0); &quot;true&quot;; &quot;false&quot;);  IF(AND([.$B194] = 1; [.$C194] = 1); &quot;true&quot;;&quot;false&quot;))" office:value-type="string" office:string-value="false" calcext:value-type="string">
            <text:p>false</text:p>
          </table:table-cell>
          <table:table-cell table:style-name="ce8" table:formula="of:= IF([.K194] = 1; IF(OR([.$B194] = 0; [.$C194] = 0); &quot;true&quot;; &quot;false&quot;);  IF(AND([.$B194] = 1; [.$C19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ClazzFieldConstant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5] = 1; IF(OR([.$B195] = 0; [.$C195] = 0); &quot;true&quot;; &quot;false&quot;);  IF(AND([.$B195] = 1; [.$C195] = 1); &quot;true&quot;;&quot;false&quot;))" office:value-type="string" office:string-value="false" calcext:value-type="string">
            <text:p>false</text:p>
          </table:table-cell>
          <table:table-cell table:style-name="ce8" table:formula="of:= IF([.E195] = 1; IF(OR([.$B195] = 0; [.$C195] = 0); &quot;true&quot;; &quot;false&quot;);  IF(AND([.$B195] = 1; [.$C195] = 1); &quot;true&quot;;&quot;false&quot;))" office:value-type="string" office:string-value="true" calcext:value-type="string">
            <text:p>true</text:p>
          </table:table-cell>
          <table:table-cell table:style-name="ce8" table:formula="of:= IF([.F195] = 1; IF(OR([.$B195] = 0; [.$C195] = 0); &quot;true&quot;; &quot;false&quot;);  IF(AND([.$B195] = 1; [.$C195] = 1); &quot;true&quot;;&quot;false&quot;))" office:value-type="string" office:string-value="false" calcext:value-type="string">
            <text:p>false</text:p>
          </table:table-cell>
          <table:table-cell table:style-name="ce8" table:formula="of:= IF([.G195] = 1; IF(OR([.$B195] = 0; [.$C195] = 0); &quot;true&quot;; &quot;false&quot;);  IF(AND([.$B195] = 1; [.$C195] = 1); &quot;true&quot;;&quot;false&quot;))" office:value-type="string" office:string-value="true" calcext:value-type="string">
            <text:p>true</text:p>
          </table:table-cell>
          <table:table-cell table:style-name="ce8" table:formula="of:= IF([.H195] = 1; IF(OR([.$B195] = 0; [.$C195] = 0); &quot;true&quot;; &quot;false&quot;);  IF(AND([.$B195] = 1; [.$C195] = 1); &quot;true&quot;;&quot;false&quot;))" office:value-type="string" office:string-value="false" calcext:value-type="string">
            <text:p>false</text:p>
          </table:table-cell>
          <table:table-cell table:style-name="ce8" table:formula="of:= IF([.I195] = 1; IF(OR([.$B195] = 0; [.$C195] = 0); &quot;true&quot;; &quot;false&quot;);  IF(AND([.$B195] = 1; [.$C195] = 1); &quot;true&quot;;&quot;false&quot;))" office:value-type="string" office:string-value="true" calcext:value-type="string">
            <text:p>true</text:p>
          </table:table-cell>
          <table:table-cell table:style-name="ce8" table:formula="of:= IF([.J195] = 1; IF(OR([.$B195] = 0; [.$C195] = 0); &quot;true&quot;; &quot;false&quot;);  IF(AND([.$B195] = 1; [.$C195] = 1); &quot;true&quot;;&quot;false&quot;))" office:value-type="string" office:string-value="false" calcext:value-type="string">
            <text:p>false</text:p>
          </table:table-cell>
          <table:table-cell table:style-name="ce8" table:formula="of:= IF([.K195] = 1; IF(OR([.$B195] = 0; [.$C195] = 0); &quot;true&quot;; &quot;false&quot;);  IF(AND([.$B195] = 1; [.$C195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ClazzFieldConstant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6] = 1; IF(OR([.$B196] = 0; [.$C196] = 0); &quot;true&quot;; &quot;false&quot;);  IF(AND([.$B196] = 1; [.$C196] = 1); &quot;true&quot;;&quot;false&quot;))" office:value-type="string" office:string-value="true" calcext:value-type="string">
            <text:p>true</text:p>
          </table:table-cell>
          <table:table-cell table:style-name="ce8" table:formula="of:= IF([.E196] = 1; IF(OR([.$B196] = 0; [.$C196] = 0); &quot;true&quot;; &quot;false&quot;);  IF(AND([.$B196] = 1; [.$C196] = 1); &quot;true&quot;;&quot;false&quot;))" office:value-type="string" office:string-value="true" calcext:value-type="string">
            <text:p>true</text:p>
          </table:table-cell>
          <table:table-cell table:style-name="ce8" table:formula="of:= IF([.F196] = 1; IF(OR([.$B196] = 0; [.$C196] = 0); &quot;true&quot;; &quot;false&quot;);  IF(AND([.$B196] = 1; [.$C196] = 1); &quot;true&quot;;&quot;false&quot;))" office:value-type="string" office:string-value="true" calcext:value-type="string">
            <text:p>true</text:p>
          </table:table-cell>
          <table:table-cell table:style-name="ce8" table:formula="of:= IF([.G196] = 1; IF(OR([.$B196] = 0; [.$C196] = 0); &quot;true&quot;; &quot;false&quot;);  IF(AND([.$B196] = 1; [.$C196] = 1); &quot;true&quot;;&quot;false&quot;))" office:value-type="string" office:string-value="true" calcext:value-type="string">
            <text:p>true</text:p>
          </table:table-cell>
          <table:table-cell table:style-name="ce8" table:formula="of:= IF([.H196] = 1; IF(OR([.$B196] = 0; [.$C196] = 0); &quot;true&quot;; &quot;false&quot;);  IF(AND([.$B196] = 1; [.$C196] = 1); &quot;true&quot;;&quot;false&quot;))" office:value-type="string" office:string-value="true" calcext:value-type="string">
            <text:p>true</text:p>
          </table:table-cell>
          <table:table-cell table:style-name="ce8" table:formula="of:= IF([.I196] = 1; IF(OR([.$B196] = 0; [.$C196] = 0); &quot;true&quot;; &quot;false&quot;);  IF(AND([.$B196] = 1; [.$C196] = 1); &quot;true&quot;;&quot;false&quot;))" office:value-type="string" office:string-value="false" calcext:value-type="string">
            <text:p>false</text:p>
          </table:table-cell>
          <table:table-cell table:style-name="ce8" table:formula="of:= IF([.J196] = 1; IF(OR([.$B196] = 0; [.$C196] = 0); &quot;true&quot;; &quot;false&quot;);  IF(AND([.$B196] = 1; [.$C196] = 1); &quot;true&quot;;&quot;false&quot;))" office:value-type="string" office:string-value="true" calcext:value-type="string">
            <text:p>true</text:p>
          </table:table-cell>
          <table:table-cell table:style-name="ce8" table:formula="of:= IF([.K196] = 1; IF(OR([.$B196] = 0; [.$C196] = 0); &quot;true&quot;; &quot;false&quot;);  IF(AND([.$B196] = 1; [.$C19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Field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7] = 1; IF(OR([.$B197] = 0; [.$C197] = 0); &quot;true&quot;; &quot;false&quot;);  IF(AND([.$B197] = 1; [.$C197] = 1); &quot;true&quot;;&quot;false&quot;))" office:value-type="string" office:string-value="true" calcext:value-type="string">
            <text:p>true</text:p>
          </table:table-cell>
          <table:table-cell table:style-name="ce8" table:formula="of:= IF([.E197] = 1; IF(OR([.$B197] = 0; [.$C197] = 0); &quot;true&quot;; &quot;false&quot;);  IF(AND([.$B197] = 1; [.$C197] = 1); &quot;true&quot;;&quot;false&quot;))" office:value-type="string" office:string-value="true" calcext:value-type="string">
            <text:p>true</text:p>
          </table:table-cell>
          <table:table-cell table:style-name="ce8" table:formula="of:= IF([.F197] = 1; IF(OR([.$B197] = 0; [.$C197] = 0); &quot;true&quot;; &quot;false&quot;);  IF(AND([.$B197] = 1; [.$C197] = 1); &quot;true&quot;;&quot;false&quot;))" office:value-type="string" office:string-value="true" calcext:value-type="string">
            <text:p>true</text:p>
          </table:table-cell>
          <table:table-cell table:style-name="ce8" table:formula="of:= IF([.G197] = 1; IF(OR([.$B197] = 0; [.$C197] = 0); &quot;true&quot;; &quot;false&quot;);  IF(AND([.$B197] = 1; [.$C197] = 1); &quot;true&quot;;&quot;false&quot;))" office:value-type="string" office:string-value="true" calcext:value-type="string">
            <text:p>true</text:p>
          </table:table-cell>
          <table:table-cell table:style-name="ce8" table:formula="of:= IF([.H197] = 1; IF(OR([.$B197] = 0; [.$C197] = 0); &quot;true&quot;; &quot;false&quot;);  IF(AND([.$B197] = 1; [.$C197] = 1); &quot;true&quot;;&quot;false&quot;))" office:value-type="string" office:string-value="true" calcext:value-type="string">
            <text:p>true</text:p>
          </table:table-cell>
          <table:table-cell table:style-name="ce8" table:formula="of:= IF([.I197] = 1; IF(OR([.$B197] = 0; [.$C197] = 0); &quot;true&quot;; &quot;false&quot;);  IF(AND([.$B197] = 1; [.$C197] = 1); &quot;true&quot;;&quot;false&quot;))" office:value-type="string" office:string-value="false" calcext:value-type="string">
            <text:p>false</text:p>
          </table:table-cell>
          <table:table-cell table:style-name="ce8" table:formula="of:= IF([.J197] = 1; IF(OR([.$B197] = 0; [.$C197] = 0); &quot;true&quot;; &quot;false&quot;);  IF(AND([.$B197] = 1; [.$C197] = 1); &quot;true&quot;;&quot;false&quot;))" office:value-type="string" office:string-value="true" calcext:value-type="string">
            <text:p>true</text:p>
          </table:table-cell>
          <table:table-cell table:style-name="ce8" table:formula="of:= IF([.K197] = 1; IF(OR([.$B197] = 0; [.$C197] = 0); &quot;true&quot;; &quot;false&quot;);  IF(AND([.$B197] = 1; [.$C19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AbstractAd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8] = 1; IF(OR([.$B198] = 0; [.$C198] = 0); &quot;true&quot;; &quot;false&quot;);  IF(AND([.$B198] = 1; [.$C198] = 1); &quot;true&quot;;&quot;false&quot;))" office:value-type="string" office:string-value="true" calcext:value-type="string">
            <text:p>true</text:p>
          </table:table-cell>
          <table:table-cell table:style-name="ce8" table:formula="of:= IF([.E198] = 1; IF(OR([.$B198] = 0; [.$C198] = 0); &quot;true&quot;; &quot;false&quot;);  IF(AND([.$B198] = 1; [.$C198] = 1); &quot;true&quot;;&quot;false&quot;))" office:value-type="string" office:string-value="true" calcext:value-type="string">
            <text:p>true</text:p>
          </table:table-cell>
          <table:table-cell table:style-name="ce8" table:formula="of:= IF([.F198] = 1; IF(OR([.$B198] = 0; [.$C198] = 0); &quot;true&quot;; &quot;false&quot;);  IF(AND([.$B198] = 1; [.$C198] = 1); &quot;true&quot;;&quot;false&quot;))" office:value-type="string" office:string-value="true" calcext:value-type="string">
            <text:p>true</text:p>
          </table:table-cell>
          <table:table-cell table:style-name="ce8" table:formula="of:= IF([.G198] = 1; IF(OR([.$B198] = 0; [.$C198] = 0); &quot;true&quot;; &quot;false&quot;);  IF(AND([.$B198] = 1; [.$C198] = 1); &quot;true&quot;;&quot;false&quot;))" office:value-type="string" office:string-value="false" calcext:value-type="string">
            <text:p>false</text:p>
          </table:table-cell>
          <table:table-cell table:style-name="ce8" table:formula="of:= IF([.H198] = 1; IF(OR([.$B198] = 0; [.$C198] = 0); &quot;true&quot;; &quot;false&quot;);  IF(AND([.$B198] = 1; [.$C198] = 1); &quot;true&quot;;&quot;false&quot;))" office:value-type="string" office:string-value="true" calcext:value-type="string">
            <text:p>true</text:p>
          </table:table-cell>
          <table:table-cell table:style-name="ce8" table:formula="of:= IF([.I198] = 1; IF(OR([.$B198] = 0; [.$C198] = 0); &quot;true&quot;; &quot;false&quot;);  IF(AND([.$B198] = 1; [.$C198] = 1); &quot;true&quot;;&quot;false&quot;))" office:value-type="string" office:string-value="false" calcext:value-type="string">
            <text:p>false</text:p>
          </table:table-cell>
          <table:table-cell table:style-name="ce8" table:formula="of:= IF([.J198] = 1; IF(OR([.$B198] = 0; [.$C198] = 0); &quot;true&quot;; &quot;false&quot;);  IF(AND([.$B198] = 1; [.$C198] = 1); &quot;true&quot;;&quot;false&quot;))" office:value-type="string" office:string-value="true" calcext:value-type="string">
            <text:p>true</text:p>
          </table:table-cell>
          <table:table-cell table:style-name="ce8" table:formula="of:= IF([.K198] = 1; IF(OR([.$B198] = 0; [.$C198] = 0); &quot;true&quot;; &quot;false&quot;);  IF(AND([.$B198] = 1; [.$C19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Abstract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199] = 1; IF(OR([.$B199] = 0; [.$C199] = 0); &quot;true&quot;; &quot;false&quot;);  IF(AND([.$B199] = 1; [.$C199] = 1); &quot;true&quot;;&quot;false&quot;))" office:value-type="string" office:string-value="true" calcext:value-type="string">
            <text:p>true</text:p>
          </table:table-cell>
          <table:table-cell table:style-name="ce8" table:formula="of:= IF([.E199] = 1; IF(OR([.$B199] = 0; [.$C199] = 0); &quot;true&quot;; &quot;false&quot;);  IF(AND([.$B199] = 1; [.$C199] = 1); &quot;true&quot;;&quot;false&quot;))" office:value-type="string" office:string-value="true" calcext:value-type="string">
            <text:p>true</text:p>
          </table:table-cell>
          <table:table-cell table:style-name="ce8" table:formula="of:= IF([.F199] = 1; IF(OR([.$B199] = 0; [.$C199] = 0); &quot;true&quot;; &quot;false&quot;);  IF(AND([.$B199] = 1; [.$C199] = 1); &quot;true&quot;;&quot;false&quot;))" office:value-type="string" office:string-value="true" calcext:value-type="string">
            <text:p>true</text:p>
          </table:table-cell>
          <table:table-cell table:style-name="ce8" table:formula="of:= IF([.G199] = 1; IF(OR([.$B199] = 0; [.$C199] = 0); &quot;true&quot;; &quot;false&quot;);  IF(AND([.$B199] = 1; [.$C199] = 1); &quot;true&quot;;&quot;false&quot;))" office:value-type="string" office:string-value="true" calcext:value-type="string">
            <text:p>true</text:p>
          </table:table-cell>
          <table:table-cell table:style-name="ce8" table:formula="of:= IF([.H199] = 1; IF(OR([.$B199] = 0; [.$C199] = 0); &quot;true&quot;; &quot;false&quot;);  IF(AND([.$B199] = 1; [.$C199] = 1); &quot;true&quot;;&quot;false&quot;))" office:value-type="string" office:string-value="true" calcext:value-type="string">
            <text:p>true</text:p>
          </table:table-cell>
          <table:table-cell table:style-name="ce8" table:formula="of:= IF([.I199] = 1; IF(OR([.$B199] = 0; [.$C199] = 0); &quot;true&quot;; &quot;false&quot;);  IF(AND([.$B199] = 1; [.$C199] = 1); &quot;true&quot;;&quot;false&quot;))" office:value-type="string" office:string-value="false" calcext:value-type="string">
            <text:p>false</text:p>
          </table:table-cell>
          <table:table-cell table:style-name="ce8" table:formula="of:= IF([.J199] = 1; IF(OR([.$B199] = 0; [.$C199] = 0); &quot;true&quot;; &quot;false&quot;);  IF(AND([.$B199] = 1; [.$C199] = 1); &quot;true&quot;;&quot;false&quot;))" office:value-type="string" office:string-value="true" calcext:value-type="string">
            <text:p>true</text:p>
          </table:table-cell>
          <table:table-cell table:style-name="ce8" table:formula="of:= IF([.K199] = 1; IF(OR([.$B199] = 0; [.$C199] = 0); &quot;true&quot;; &quot;false&quot;);  IF(AND([.$B199] = 1; [.$C19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Ad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0] = 1; IF(OR([.$B200] = 0; [.$C200] = 0); &quot;true&quot;; &quot;false&quot;);  IF(AND([.$B200] = 1; [.$C200] = 1); &quot;true&quot;;&quot;false&quot;))" office:value-type="string" office:string-value="false" calcext:value-type="string">
            <text:p>false</text:p>
          </table:table-cell>
          <table:table-cell table:style-name="ce8" table:formula="of:= IF([.E200] = 1; IF(OR([.$B200] = 0; [.$C200] = 0); &quot;true&quot;; &quot;false&quot;);  IF(AND([.$B200] = 1; [.$C200] = 1); &quot;true&quot;;&quot;false&quot;))" office:value-type="string" office:string-value="false" calcext:value-type="string">
            <text:p>false</text:p>
          </table:table-cell>
          <table:table-cell table:style-name="ce8" table:formula="of:= IF([.F200] = 1; IF(OR([.$B200] = 0; [.$C200] = 0); &quot;true&quot;; &quot;false&quot;);  IF(AND([.$B200] = 1; [.$C200] = 1); &quot;true&quot;;&quot;false&quot;))" office:value-type="string" office:string-value="false" calcext:value-type="string">
            <text:p>false</text:p>
          </table:table-cell>
          <table:table-cell table:style-name="ce8" table:formula="of:= IF([.G200] = 1; IF(OR([.$B200] = 0; [.$C200] = 0); &quot;true&quot;; &quot;false&quot;);  IF(AND([.$B200] = 1; [.$C200] = 1); &quot;true&quot;;&quot;false&quot;))" office:value-type="string" office:string-value="true" calcext:value-type="string">
            <text:p>true</text:p>
          </table:table-cell>
          <table:table-cell table:style-name="ce8" table:formula="of:= IF([.H200] = 1; IF(OR([.$B200] = 0; [.$C200] = 0); &quot;true&quot;; &quot;false&quot;);  IF(AND([.$B200] = 1; [.$C200] = 1); &quot;true&quot;;&quot;false&quot;))" office:value-type="string" office:string-value="false" calcext:value-type="string">
            <text:p>false</text:p>
          </table:table-cell>
          <table:table-cell table:style-name="ce8" table:formula="of:= IF([.I200] = 1; IF(OR([.$B200] = 0; [.$C200] = 0); &quot;true&quot;; &quot;false&quot;);  IF(AND([.$B200] = 1; [.$C200] = 1); &quot;true&quot;;&quot;false&quot;))" office:value-type="string" office:string-value="true" calcext:value-type="string">
            <text:p>true</text:p>
          </table:table-cell>
          <table:table-cell table:style-name="ce8" table:formula="of:= IF([.J200] = 1; IF(OR([.$B200] = 0; [.$C200] = 0); &quot;true&quot;; &quot;false&quot;);  IF(AND([.$B200] = 1; [.$C200] = 1); &quot;true&quot;;&quot;false&quot;))" office:value-type="string" office:string-value="false" calcext:value-type="string">
            <text:p>false</text:p>
          </table:table-cell>
          <table:table-cell table:style-name="ce8" table:formula="of:= IF([.K200] = 1; IF(OR([.$B200] = 0; [.$C200] = 0); &quot;true&quot;; &quot;false&quot;);  IF(AND([.$B200] = 1; [.$C20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ClazzMethod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1] = 1; IF(OR([.$B201] = 0; [.$C201] = 0); &quot;true&quot;; &quot;false&quot;);  IF(AND([.$B201] = 1; [.$C201] = 1); &quot;true&quot;;&quot;false&quot;))" office:value-type="string" office:string-value="true" calcext:value-type="string">
            <text:p>true</text:p>
          </table:table-cell>
          <table:table-cell table:style-name="ce8" table:formula="of:= IF([.E201] = 1; IF(OR([.$B201] = 0; [.$C201] = 0); &quot;true&quot;; &quot;false&quot;);  IF(AND([.$B201] = 1; [.$C201] = 1); &quot;true&quot;;&quot;false&quot;))" office:value-type="string" office:string-value="true" calcext:value-type="string">
            <text:p>true</text:p>
          </table:table-cell>
          <table:table-cell table:style-name="ce8" table:formula="of:= IF([.F201] = 1; IF(OR([.$B201] = 0; [.$C201] = 0); &quot;true&quot;; &quot;false&quot;);  IF(AND([.$B201] = 1; [.$C201] = 1); &quot;true&quot;;&quot;false&quot;))" office:value-type="string" office:string-value="true" calcext:value-type="string">
            <text:p>true</text:p>
          </table:table-cell>
          <table:table-cell table:style-name="ce8" table:formula="of:= IF([.G201] = 1; IF(OR([.$B201] = 0; [.$C201] = 0); &quot;true&quot;; &quot;false&quot;);  IF(AND([.$B201] = 1; [.$C201] = 1); &quot;true&quot;;&quot;false&quot;))" office:value-type="string" office:string-value="true" calcext:value-type="string">
            <text:p>true</text:p>
          </table:table-cell>
          <table:table-cell table:style-name="ce8" table:formula="of:= IF([.H201] = 1; IF(OR([.$B201] = 0; [.$C201] = 0); &quot;true&quot;; &quot;false&quot;);  IF(AND([.$B201] = 1; [.$C201] = 1); &quot;true&quot;;&quot;false&quot;))" office:value-type="string" office:string-value="true" calcext:value-type="string">
            <text:p>true</text:p>
          </table:table-cell>
          <table:table-cell table:style-name="ce8" table:formula="of:= IF([.I201] = 1; IF(OR([.$B201] = 0; [.$C201] = 0); &quot;true&quot;; &quot;false&quot;);  IF(AND([.$B201] = 1; [.$C201] = 1); &quot;true&quot;;&quot;false&quot;))" office:value-type="string" office:string-value="false" calcext:value-type="string">
            <text:p>false</text:p>
          </table:table-cell>
          <table:table-cell table:style-name="ce8" table:formula="of:= IF([.J201] = 1; IF(OR([.$B201] = 0; [.$C201] = 0); &quot;true&quot;; &quot;false&quot;);  IF(AND([.$B201] = 1; [.$C201] = 1); &quot;true&quot;;&quot;false&quot;))" office:value-type="string" office:string-value="true" calcext:value-type="string">
            <text:p>true</text:p>
          </table:table-cell>
          <table:table-cell table:style-name="ce8" table:formula="of:= IF([.K201] = 1; IF(OR([.$B201] = 0; [.$C201] = 0); &quot;true&quot;; &quot;false&quot;);  IF(AND([.$B201] = 1; [.$C20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ParamAd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2] = 1; IF(OR([.$B202] = 0; [.$C202] = 0); &quot;true&quot;; &quot;false&quot;);  IF(AND([.$B202] = 1; [.$C202] = 1); &quot;true&quot;;&quot;false&quot;))" office:value-type="string" office:string-value="true" calcext:value-type="string">
            <text:p>true</text:p>
          </table:table-cell>
          <table:table-cell table:style-name="ce8" table:formula="of:= IF([.E202] = 1; IF(OR([.$B202] = 0; [.$C202] = 0); &quot;true&quot;; &quot;false&quot;);  IF(AND([.$B202] = 1; [.$C202] = 1); &quot;true&quot;;&quot;false&quot;))" office:value-type="string" office:string-value="true" calcext:value-type="string">
            <text:p>true</text:p>
          </table:table-cell>
          <table:table-cell table:style-name="ce8" table:formula="of:= IF([.F202] = 1; IF(OR([.$B202] = 0; [.$C202] = 0); &quot;true&quot;; &quot;false&quot;);  IF(AND([.$B202] = 1; [.$C202] = 1); &quot;true&quot;;&quot;false&quot;))" office:value-type="string" office:string-value="true" calcext:value-type="string">
            <text:p>true</text:p>
          </table:table-cell>
          <table:table-cell table:style-name="ce8" table:formula="of:= IF([.G202] = 1; IF(OR([.$B202] = 0; [.$C202] = 0); &quot;true&quot;; &quot;false&quot;);  IF(AND([.$B202] = 1; [.$C202] = 1); &quot;true&quot;;&quot;false&quot;))" office:value-type="string" office:string-value="true" calcext:value-type="string">
            <text:p>true</text:p>
          </table:table-cell>
          <table:table-cell table:style-name="ce8" table:formula="of:= IF([.H202] = 1; IF(OR([.$B202] = 0; [.$C202] = 0); &quot;true&quot;; &quot;false&quot;);  IF(AND([.$B202] = 1; [.$C202] = 1); &quot;true&quot;;&quot;false&quot;))" office:value-type="string" office:string-value="true" calcext:value-type="string">
            <text:p>true</text:p>
          </table:table-cell>
          <table:table-cell table:style-name="ce8" table:formula="of:= IF([.I202] = 1; IF(OR([.$B202] = 0; [.$C202] = 0); &quot;true&quot;; &quot;false&quot;);  IF(AND([.$B202] = 1; [.$C202] = 1); &quot;true&quot;;&quot;false&quot;))" office:value-type="string" office:string-value="false" calcext:value-type="string">
            <text:p>false</text:p>
          </table:table-cell>
          <table:table-cell table:style-name="ce8" table:formula="of:= IF([.J202] = 1; IF(OR([.$B202] = 0; [.$C202] = 0); &quot;true&quot;; &quot;false&quot;);  IF(AND([.$B202] = 1; [.$C202] = 1); &quot;true&quot;;&quot;false&quot;))" office:value-type="string" office:string-value="true" calcext:value-type="string">
            <text:p>true</text:p>
          </table:table-cell>
          <table:table-cell table:style-name="ce8" table:formula="of:= IF([.K202] = 1; IF(OR([.$B202] = 0; [.$C202] = 0); &quot;true&quot;; &quot;false&quot;);  IF(AND([.$B202] = 1; [.$C20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Param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3] = 1; IF(OR([.$B203] = 0; [.$C203] = 0); &quot;true&quot;; &quot;false&quot;);  IF(AND([.$B203] = 1; [.$C203] = 1); &quot;true&quot;;&quot;false&quot;))" office:value-type="string" office:string-value="true" calcext:value-type="string">
            <text:p>true</text:p>
          </table:table-cell>
          <table:table-cell table:style-name="ce8" table:formula="of:= IF([.E203] = 1; IF(OR([.$B203] = 0; [.$C203] = 0); &quot;true&quot;; &quot;false&quot;);  IF(AND([.$B203] = 1; [.$C203] = 1); &quot;true&quot;;&quot;false&quot;))" office:value-type="string" office:string-value="true" calcext:value-type="string">
            <text:p>true</text:p>
          </table:table-cell>
          <table:table-cell table:style-name="ce8" table:formula="of:= IF([.F203] = 1; IF(OR([.$B203] = 0; [.$C203] = 0); &quot;true&quot;; &quot;false&quot;);  IF(AND([.$B203] = 1; [.$C203] = 1); &quot;true&quot;;&quot;false&quot;))" office:value-type="string" office:string-value="true" calcext:value-type="string">
            <text:p>true</text:p>
          </table:table-cell>
          <table:table-cell table:style-name="ce8" table:formula="of:= IF([.G203] = 1; IF(OR([.$B203] = 0; [.$C203] = 0); &quot;true&quot;; &quot;false&quot;);  IF(AND([.$B203] = 1; [.$C203] = 1); &quot;true&quot;;&quot;false&quot;))" office:value-type="string" office:string-value="true" calcext:value-type="string">
            <text:p>true</text:p>
          </table:table-cell>
          <table:table-cell table:style-name="ce8" table:formula="of:= IF([.H203] = 1; IF(OR([.$B203] = 0; [.$C203] = 0); &quot;true&quot;; &quot;false&quot;);  IF(AND([.$B203] = 1; [.$C203] = 1); &quot;true&quot;;&quot;false&quot;))" office:value-type="string" office:string-value="true" calcext:value-type="string">
            <text:p>true</text:p>
          </table:table-cell>
          <table:table-cell table:style-name="ce8" table:formula="of:= IF([.I203] = 1; IF(OR([.$B203] = 0; [.$C203] = 0); &quot;true&quot;; &quot;false&quot;);  IF(AND([.$B203] = 1; [.$C203] = 1); &quot;true&quot;;&quot;false&quot;))" office:value-type="string" office:string-value="false" calcext:value-type="string">
            <text:p>false</text:p>
          </table:table-cell>
          <table:table-cell table:style-name="ce8" table:formula="of:= IF([.J203] = 1; IF(OR([.$B203] = 0; [.$C203] = 0); &quot;true&quot;; &quot;false&quot;);  IF(AND([.$B203] = 1; [.$C203] = 1); &quot;true&quot;;&quot;false&quot;))" office:value-type="string" office:string-value="true" calcext:value-type="string">
            <text:p>true</text:p>
          </table:table-cell>
          <table:table-cell table:style-name="ce8" table:formula="of:= IF([.K203] = 1; IF(OR([.$B203] = 0; [.$C203] = 0); &quot;true&quot;; &quot;false&quot;);  IF(AND([.$B203] = 1; [.$C20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NestedClazz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4] = 1; IF(OR([.$B204] = 0; [.$C204] = 0); &quot;true&quot;; &quot;false&quot;);  IF(AND([.$B204] = 1; [.$C204] = 1); &quot;true&quot;;&quot;false&quot;))" office:value-type="string" office:string-value="false" calcext:value-type="string">
            <text:p>false</text:p>
          </table:table-cell>
          <table:table-cell table:style-name="ce8" table:formula="of:= IF([.E204] = 1; IF(OR([.$B204] = 0; [.$C204] = 0); &quot;true&quot;; &quot;false&quot;);  IF(AND([.$B204] = 1; [.$C204] = 1); &quot;true&quot;;&quot;false&quot;))" office:value-type="string" office:string-value="true" calcext:value-type="string">
            <text:p>true</text:p>
          </table:table-cell>
          <table:table-cell table:style-name="ce8" table:formula="of:= IF([.F204] = 1; IF(OR([.$B204] = 0; [.$C204] = 0); &quot;true&quot;; &quot;false&quot;);  IF(AND([.$B204] = 1; [.$C204] = 1); &quot;true&quot;;&quot;false&quot;))" office:value-type="string" office:string-value="false" calcext:value-type="string">
            <text:p>false</text:p>
          </table:table-cell>
          <table:table-cell table:style-name="ce8" table:formula="of:= IF([.G204] = 1; IF(OR([.$B204] = 0; [.$C204] = 0); &quot;true&quot;; &quot;false&quot;);  IF(AND([.$B204] = 1; [.$C204] = 1); &quot;true&quot;;&quot;false&quot;))" office:value-type="string" office:string-value="true" calcext:value-type="string">
            <text:p>true</text:p>
          </table:table-cell>
          <table:table-cell table:style-name="ce8" table:formula="of:= IF([.H204] = 1; IF(OR([.$B204] = 0; [.$C204] = 0); &quot;true&quot;; &quot;false&quot;);  IF(AND([.$B204] = 1; [.$C204] = 1); &quot;true&quot;;&quot;false&quot;))" office:value-type="string" office:string-value="false" calcext:value-type="string">
            <text:p>false</text:p>
          </table:table-cell>
          <table:table-cell table:style-name="ce8" table:formula="of:= IF([.I204] = 1; IF(OR([.$B204] = 0; [.$C204] = 0); &quot;true&quot;; &quot;false&quot;);  IF(AND([.$B204] = 1; [.$C204] = 1); &quot;true&quot;;&quot;false&quot;))" office:value-type="string" office:string-value="true" calcext:value-type="string">
            <text:p>true</text:p>
          </table:table-cell>
          <table:table-cell table:style-name="ce8" table:formula="of:= IF([.J204] = 1; IF(OR([.$B204] = 0; [.$C204] = 0); &quot;true&quot;; &quot;false&quot;);  IF(AND([.$B204] = 1; [.$C204] = 1); &quot;true&quot;;&quot;false&quot;))" office:value-type="string" office:string-value="false" calcext:value-type="string">
            <text:p>false</text:p>
          </table:table-cell>
          <table:table-cell table:style-name="ce8" table:formula="of:= IF([.K204] = 1; IF(OR([.$B204] = 0; [.$C204] = 0); &quot;true&quot;; &quot;false&quot;);  IF(AND([.$B204] = 1; [.$C20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ClazzNestedClazz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5] = 1; IF(OR([.$B205] = 0; [.$C205] = 0); &quot;true&quot;; &quot;false&quot;);  IF(AND([.$B205] = 1; [.$C205] = 1); &quot;true&quot;;&quot;false&quot;))" office:value-type="string" office:string-value="true" calcext:value-type="string">
            <text:p>true</text:p>
          </table:table-cell>
          <table:table-cell table:style-name="ce8" table:formula="of:= IF([.E205] = 1; IF(OR([.$B205] = 0; [.$C205] = 0); &quot;true&quot;; &quot;false&quot;);  IF(AND([.$B205] = 1; [.$C205] = 1); &quot;true&quot;;&quot;false&quot;))" office:value-type="string" office:string-value="true" calcext:value-type="string">
            <text:p>true</text:p>
          </table:table-cell>
          <table:table-cell table:style-name="ce8" table:formula="of:= IF([.F205] = 1; IF(OR([.$B205] = 0; [.$C205] = 0); &quot;true&quot;; &quot;false&quot;);  IF(AND([.$B205] = 1; [.$C205] = 1); &quot;true&quot;;&quot;false&quot;))" office:value-type="string" office:string-value="true" calcext:value-type="string">
            <text:p>true</text:p>
          </table:table-cell>
          <table:table-cell table:style-name="ce8" table:formula="of:= IF([.G205] = 1; IF(OR([.$B205] = 0; [.$C205] = 0); &quot;true&quot;; &quot;false&quot;);  IF(AND([.$B205] = 1; [.$C205] = 1); &quot;true&quot;;&quot;false&quot;))" office:value-type="string" office:string-value="true" calcext:value-type="string">
            <text:p>true</text:p>
          </table:table-cell>
          <table:table-cell table:style-name="ce8" table:formula="of:= IF([.H205] = 1; IF(OR([.$B205] = 0; [.$C205] = 0); &quot;true&quot;; &quot;false&quot;);  IF(AND([.$B205] = 1; [.$C205] = 1); &quot;true&quot;;&quot;false&quot;))" office:value-type="string" office:string-value="true" calcext:value-type="string">
            <text:p>true</text:p>
          </table:table-cell>
          <table:table-cell table:style-name="ce8" table:formula="of:= IF([.I205] = 1; IF(OR([.$B205] = 0; [.$C205] = 0); &quot;true&quot;; &quot;false&quot;);  IF(AND([.$B205] = 1; [.$C205] = 1); &quot;true&quot;;&quot;false&quot;))" office:value-type="string" office:string-value="false" calcext:value-type="string">
            <text:p>false</text:p>
          </table:table-cell>
          <table:table-cell table:style-name="ce8" table:formula="of:= IF([.J205] = 1; IF(OR([.$B205] = 0; [.$C205] = 0); &quot;true&quot;; &quot;false&quot;);  IF(AND([.$B205] = 1; [.$C205] = 1); &quot;true&quot;;&quot;false&quot;))" office:value-type="string" office:string-value="true" calcext:value-type="string">
            <text:p>true</text:p>
          </table:table-cell>
          <table:table-cell table:style-name="ce8" table:formula="of:= IF([.K205] = 1; IF(OR([.$B205] = 0; [.$C205] = 0); &quot;true&quot;; &quot;false&quot;);  IF(AND([.$B205] = 1; [.$C20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NestedIfazeAd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6] = 1; IF(OR([.$B206] = 0; [.$C206] = 0); &quot;true&quot;; &quot;false&quot;);  IF(AND([.$B206] = 1; [.$C206] = 1); &quot;true&quot;;&quot;false&quot;))" office:value-type="string" office:string-value="false" calcext:value-type="string">
            <text:p>false</text:p>
          </table:table-cell>
          <table:table-cell table:style-name="ce8" table:formula="of:= IF([.E206] = 1; IF(OR([.$B206] = 0; [.$C206] = 0); &quot;true&quot;; &quot;false&quot;);  IF(AND([.$B206] = 1; [.$C206] = 1); &quot;true&quot;;&quot;false&quot;))" office:value-type="string" office:string-value="true" calcext:value-type="string">
            <text:p>true</text:p>
          </table:table-cell>
          <table:table-cell table:style-name="ce8" table:formula="of:= IF([.F206] = 1; IF(OR([.$B206] = 0; [.$C206] = 0); &quot;true&quot;; &quot;false&quot;);  IF(AND([.$B206] = 1; [.$C206] = 1); &quot;true&quot;;&quot;false&quot;))" office:value-type="string" office:string-value="true" calcext:value-type="string">
            <text:p>true</text:p>
          </table:table-cell>
          <table:table-cell table:style-name="ce8" table:formula="of:= IF([.G206] = 1; IF(OR([.$B206] = 0; [.$C206] = 0); &quot;true&quot;; &quot;false&quot;);  IF(AND([.$B206] = 1; [.$C206] = 1); &quot;true&quot;;&quot;false&quot;))" office:value-type="string" office:string-value="true" calcext:value-type="string">
            <text:p>true</text:p>
          </table:table-cell>
          <table:table-cell table:style-name="ce8" table:formula="of:= IF([.H206] = 1; IF(OR([.$B206] = 0; [.$C206] = 0); &quot;true&quot;; &quot;false&quot;);  IF(AND([.$B206] = 1; [.$C206] = 1); &quot;true&quot;;&quot;false&quot;))" office:value-type="string" office:string-value="false" calcext:value-type="string">
            <text:p>false</text:p>
          </table:table-cell>
          <table:table-cell table:style-name="ce8" table:formula="of:= IF([.I206] = 1; IF(OR([.$B206] = 0; [.$C206] = 0); &quot;true&quot;; &quot;false&quot;);  IF(AND([.$B206] = 1; [.$C206] = 1); &quot;true&quot;;&quot;false&quot;))" office:value-type="string" office:string-value="true" calcext:value-type="string">
            <text:p>true</text:p>
          </table:table-cell>
          <table:table-cell table:style-name="ce8" table:formula="of:= IF([.J206] = 1; IF(OR([.$B206] = 0; [.$C206] = 0); &quot;true&quot;; &quot;false&quot;);  IF(AND([.$B206] = 1; [.$C206] = 1); &quot;true&quot;;&quot;false&quot;))" office:value-type="string" office:string-value="false" calcext:value-type="string">
            <text:p>false</text:p>
          </table:table-cell>
          <table:table-cell table:style-name="ce8" table:formula="of:= IF([.K206] = 1; IF(OR([.$B206] = 0; [.$C206] = 0); &quot;true&quot;; &quot;false&quot;);  IF(AND([.$B206] = 1; [.$C20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ClazzNestedIfaze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7] = 1; IF(OR([.$B207] = 0; [.$C207] = 0); &quot;true&quot;; &quot;false&quot;);  IF(AND([.$B207] = 1; [.$C207] = 1); &quot;true&quot;;&quot;false&quot;))" office:value-type="string" office:string-value="true" calcext:value-type="string">
            <text:p>true</text:p>
          </table:table-cell>
          <table:table-cell table:style-name="ce8" table:formula="of:= IF([.E207] = 1; IF(OR([.$B207] = 0; [.$C207] = 0); &quot;true&quot;; &quot;false&quot;);  IF(AND([.$B207] = 1; [.$C207] = 1); &quot;true&quot;;&quot;false&quot;))" office:value-type="string" office:string-value="true" calcext:value-type="string">
            <text:p>true</text:p>
          </table:table-cell>
          <table:table-cell table:style-name="ce8" table:formula="of:= IF([.F207] = 1; IF(OR([.$B207] = 0; [.$C207] = 0); &quot;true&quot;; &quot;false&quot;);  IF(AND([.$B207] = 1; [.$C207] = 1); &quot;true&quot;;&quot;false&quot;))" office:value-type="string" office:string-value="false" calcext:value-type="string">
            <text:p>false</text:p>
          </table:table-cell>
          <table:table-cell table:style-name="ce8" table:formula="of:= IF([.G207] = 1; IF(OR([.$B207] = 0; [.$C207] = 0); &quot;true&quot;; &quot;false&quot;);  IF(AND([.$B207] = 1; [.$C207] = 1); &quot;true&quot;;&quot;false&quot;))" office:value-type="string" office:string-value="true" calcext:value-type="string">
            <text:p>true</text:p>
          </table:table-cell>
          <table:table-cell table:style-name="ce8" table:formula="of:= IF([.H207] = 1; IF(OR([.$B207] = 0; [.$C207] = 0); &quot;true&quot;; &quot;false&quot;);  IF(AND([.$B207] = 1; [.$C207] = 1); &quot;true&quot;;&quot;false&quot;))" office:value-type="string" office:string-value="true" calcext:value-type="string">
            <text:p>true</text:p>
          </table:table-cell>
          <table:table-cell table:style-name="ce8" table:formula="of:= IF([.I207] = 1; IF(OR([.$B207] = 0; [.$C207] = 0); &quot;true&quot;; &quot;false&quot;);  IF(AND([.$B207] = 1; [.$C207] = 1); &quot;true&quot;;&quot;false&quot;))" office:value-type="string" office:string-value="false" calcext:value-type="string">
            <text:p>false</text:p>
          </table:table-cell>
          <table:table-cell table:style-name="ce8" table:formula="of:= IF([.J207] = 1; IF(OR([.$B207] = 0; [.$C207] = 0); &quot;true&quot;; &quot;false&quot;);  IF(AND([.$B207] = 1; [.$C207] = 1); &quot;true&quot;;&quot;false&quot;))" office:value-type="string" office:string-value="true" calcext:value-type="string">
            <text:p>true</text:p>
          </table:table-cell>
          <table:table-cell table:style-name="ce8" table:formula="of:= IF([.K207] = 1; IF(OR([.$B207] = 0; [.$C207] = 0); &quot;true&quot;; &quot;false&quot;);  IF(AND([.$B207] = 1; [.$C20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ConstantAd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8] = 1; IF(OR([.$B208] = 0; [.$C208] = 0); &quot;true&quot;; &quot;false&quot;);  IF(AND([.$B208] = 1; [.$C208] = 1); &quot;true&quot;;&quot;false&quot;))" office:value-type="string" office:string-value="false" calcext:value-type="string">
            <text:p>false</text:p>
          </table:table-cell>
          <table:table-cell table:style-name="ce8" table:formula="of:= IF([.E208] = 1; IF(OR([.$B208] = 0; [.$C208] = 0); &quot;true&quot;; &quot;false&quot;);  IF(AND([.$B208] = 1; [.$C208] = 1); &quot;true&quot;;&quot;false&quot;))" office:value-type="string" office:string-value="true" calcext:value-type="string">
            <text:p>true</text:p>
          </table:table-cell>
          <table:table-cell table:style-name="ce8" table:formula="of:= IF([.F208] = 1; IF(OR([.$B208] = 0; [.$C208] = 0); &quot;true&quot;; &quot;false&quot;);  IF(AND([.$B208] = 1; [.$C208] = 1); &quot;true&quot;;&quot;false&quot;))" office:value-type="string" office:string-value="true" calcext:value-type="string">
            <text:p>true</text:p>
          </table:table-cell>
          <table:table-cell table:style-name="ce8" table:formula="of:= IF([.G208] = 1; IF(OR([.$B208] = 0; [.$C208] = 0); &quot;true&quot;; &quot;false&quot;);  IF(AND([.$B208] = 1; [.$C208] = 1); &quot;true&quot;;&quot;false&quot;))" office:value-type="string" office:string-value="true" calcext:value-type="string">
            <text:p>true</text:p>
          </table:table-cell>
          <table:table-cell table:style-name="ce8" table:formula="of:= IF([.H208] = 1; IF(OR([.$B208] = 0; [.$C208] = 0); &quot;true&quot;; &quot;false&quot;);  IF(AND([.$B208] = 1; [.$C208] = 1); &quot;true&quot;;&quot;false&quot;))" office:value-type="string" office:string-value="false" calcext:value-type="string">
            <text:p>false</text:p>
          </table:table-cell>
          <table:table-cell table:style-name="ce8" table:formula="of:= IF([.I208] = 1; IF(OR([.$B208] = 0; [.$C208] = 0); &quot;true&quot;; &quot;false&quot;);  IF(AND([.$B208] = 1; [.$C208] = 1); &quot;true&quot;;&quot;false&quot;))" office:value-type="string" office:string-value="true" calcext:value-type="string">
            <text:p>true</text:p>
          </table:table-cell>
          <table:table-cell table:style-name="ce8" table:formula="of:= IF([.J208] = 1; IF(OR([.$B208] = 0; [.$C208] = 0); &quot;true&quot;; &quot;false&quot;);  IF(AND([.$B208] = 1; [.$C208] = 1); &quot;true&quot;;&quot;false&quot;))" office:value-type="string" office:string-value="false" calcext:value-type="string">
            <text:p>false</text:p>
          </table:table-cell>
          <table:table-cell table:style-name="ce8" table:formula="of:= IF([.K208] = 1; IF(OR([.$B208] = 0; [.$C208] = 0); &quot;true&quot;; &quot;false&quot;);  IF(AND([.$B208] = 1; [.$C20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IfazeConstantDelet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09] = 1; IF(OR([.$B209] = 0; [.$C209] = 0); &quot;true&quot;; &quot;false&quot;);  IF(AND([.$B209] = 1; [.$C209] = 1); &quot;true&quot;;&quot;false&quot;))" office:value-type="string" office:string-value="true" calcext:value-type="string">
            <text:p>true</text:p>
          </table:table-cell>
          <table:table-cell table:style-name="ce8" table:formula="of:= IF([.E209] = 1; IF(OR([.$B209] = 0; [.$C209] = 0); &quot;true&quot;; &quot;false&quot;);  IF(AND([.$B209] = 1; [.$C209] = 1); &quot;true&quot;;&quot;false&quot;))" office:value-type="string" office:string-value="true" calcext:value-type="string">
            <text:p>true</text:p>
          </table:table-cell>
          <table:table-cell table:style-name="ce8" table:formula="of:= IF([.F209] = 1; IF(OR([.$B209] = 0; [.$C209] = 0); &quot;true&quot;; &quot;false&quot;);  IF(AND([.$B209] = 1; [.$C209] = 1); &quot;true&quot;;&quot;false&quot;))" office:value-type="string" office:string-value="false" calcext:value-type="string">
            <text:p>false</text:p>
          </table:table-cell>
          <table:table-cell table:style-name="ce8" table:formula="of:= IF([.G209] = 1; IF(OR([.$B209] = 0; [.$C209] = 0); &quot;true&quot;; &quot;false&quot;);  IF(AND([.$B209] = 1; [.$C209] = 1); &quot;true&quot;;&quot;false&quot;))" office:value-type="string" office:string-value="true" calcext:value-type="string">
            <text:p>true</text:p>
          </table:table-cell>
          <table:table-cell table:style-name="ce8" table:formula="of:= IF([.H209] = 1; IF(OR([.$B209] = 0; [.$C209] = 0); &quot;true&quot;; &quot;false&quot;);  IF(AND([.$B209] = 1; [.$C209] = 1); &quot;true&quot;;&quot;false&quot;))" office:value-type="string" office:string-value="true" calcext:value-type="string">
            <text:p>true</text:p>
          </table:table-cell>
          <table:table-cell table:style-name="ce8" table:formula="of:= IF([.I209] = 1; IF(OR([.$B209] = 0; [.$C209] = 0); &quot;true&quot;; &quot;false&quot;);  IF(AND([.$B209] = 1; [.$C209] = 1); &quot;true&quot;;&quot;false&quot;))" office:value-type="string" office:string-value="false" calcext:value-type="string">
            <text:p>false</text:p>
          </table:table-cell>
          <table:table-cell table:style-name="ce8" table:formula="of:= IF([.J209] = 1; IF(OR([.$B209] = 0; [.$C209] = 0); &quot;true&quot;; &quot;false&quot;);  IF(AND([.$B209] = 1; [.$C209] = 1); &quot;true&quot;;&quot;false&quot;))" office:value-type="string" office:string-value="true" calcext:value-type="string">
            <text:p>true</text:p>
          </table:table-cell>
          <table:table-cell table:style-name="ce8" table:formula="of:= IF([.K209] = 1; IF(OR([.$B209] = 0; [.$C209] = 0); &quot;true&quot;; &quot;false&quot;);  IF(AND([.$B209] = 1; [.$C20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Ad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0] = 1; IF(OR([.$B210] = 0; [.$C210] = 0); &quot;true&quot;; &quot;false&quot;);  IF(AND([.$B210] = 1; [.$C210] = 1); &quot;true&quot;;&quot;false&quot;))" office:value-type="string" office:string-value="true" calcext:value-type="string">
            <text:p>true</text:p>
          </table:table-cell>
          <table:table-cell table:style-name="ce8" table:formula="of:= IF([.E210] = 1; IF(OR([.$B210] = 0; [.$C210] = 0); &quot;true&quot;; &quot;false&quot;);  IF(AND([.$B210] = 1; [.$C210] = 1); &quot;true&quot;;&quot;false&quot;))" office:value-type="string" office:string-value="true" calcext:value-type="string">
            <text:p>true</text:p>
          </table:table-cell>
          <table:table-cell table:style-name="ce8" table:formula="of:= IF([.F210] = 1; IF(OR([.$B210] = 0; [.$C210] = 0); &quot;true&quot;; &quot;false&quot;);  IF(AND([.$B210] = 1; [.$C210] = 1); &quot;true&quot;;&quot;false&quot;))" office:value-type="string" office:string-value="true" calcext:value-type="string">
            <text:p>true</text:p>
          </table:table-cell>
          <table:table-cell table:style-name="ce8" table:formula="of:= IF([.G210] = 1; IF(OR([.$B210] = 0; [.$C210] = 0); &quot;true&quot;; &quot;false&quot;);  IF(AND([.$B210] = 1; [.$C210] = 1); &quot;true&quot;;&quot;false&quot;))" office:value-type="string" office:string-value="false" calcext:value-type="string">
            <text:p>false</text:p>
          </table:table-cell>
          <table:table-cell table:style-name="ce8" table:formula="of:= IF([.H210] = 1; IF(OR([.$B210] = 0; [.$C210] = 0); &quot;true&quot;; &quot;false&quot;);  IF(AND([.$B210] = 1; [.$C210] = 1); &quot;true&quot;;&quot;false&quot;))" office:value-type="string" office:string-value="true" calcext:value-type="string">
            <text:p>true</text:p>
          </table:table-cell>
          <table:table-cell table:style-name="ce8" table:formula="of:= IF([.I210] = 1; IF(OR([.$B210] = 0; [.$C210] = 0); &quot;true&quot;; &quot;false&quot;);  IF(AND([.$B210] = 1; [.$C210] = 1); &quot;true&quot;;&quot;false&quot;))" office:value-type="string" office:string-value="false" calcext:value-type="string">
            <text:p>false</text:p>
          </table:table-cell>
          <table:table-cell table:style-name="ce8" table:formula="of:= IF([.J210] = 1; IF(OR([.$B210] = 0; [.$C210] = 0); &quot;true&quot;; &quot;false&quot;);  IF(AND([.$B210] = 1; [.$C210] = 1); &quot;true&quot;;&quot;false&quot;))" office:value-type="string" office:string-value="true" calcext:value-type="string">
            <text:p>true</text:p>
          </table:table-cell>
          <table:table-cell table:style-name="ce8" table:formula="of:= IF([.K210] = 1; IF(OR([.$B210] = 0; [.$C210] = 0); &quot;true&quot;; &quot;false&quot;);  IF(AND([.$B210] = 1; [.$C21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DefaultAd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1] = 1; IF(OR([.$B211] = 0; [.$C211] = 0); &quot;true&quot;; &quot;false&quot;);  IF(AND([.$B211] = 1; [.$C211] = 1); &quot;true&quot;;&quot;false&quot;))" office:value-type="string" office:string-value="false" calcext:value-type="string">
            <text:p>false</text:p>
          </table:table-cell>
          <table:table-cell table:style-name="ce8" table:formula="of:= IF([.E211] = 1; IF(OR([.$B211] = 0; [.$C211] = 0); &quot;true&quot;; &quot;false&quot;);  IF(AND([.$B211] = 1; [.$C211] = 1); &quot;true&quot;;&quot;false&quot;))" office:value-type="string" office:string-value="false" calcext:value-type="string">
            <text:p>false</text:p>
          </table:table-cell>
          <table:table-cell table:style-name="ce8" table:formula="of:= IF([.F211] = 1; IF(OR([.$B211] = 0; [.$C211] = 0); &quot;true&quot;; &quot;false&quot;);  IF(AND([.$B211] = 1; [.$C211] = 1); &quot;true&quot;;&quot;false&quot;))" office:value-type="string" office:string-value="false" calcext:value-type="string">
            <text:p>false</text:p>
          </table:table-cell>
          <table:table-cell table:style-name="ce8" table:formula="of:= IF([.G211] = 1; IF(OR([.$B211] = 0; [.$C211] = 0); &quot;true&quot;; &quot;false&quot;);  IF(AND([.$B211] = 1; [.$C211] = 1); &quot;true&quot;;&quot;false&quot;))" office:value-type="string" office:string-value="true" calcext:value-type="string">
            <text:p>true</text:p>
          </table:table-cell>
          <table:table-cell table:style-name="ce8" table:formula="of:= IF([.H211] = 1; IF(OR([.$B211] = 0; [.$C211] = 0); &quot;true&quot;; &quot;false&quot;);  IF(AND([.$B211] = 1; [.$C211] = 1); &quot;true&quot;;&quot;false&quot;))" office:value-type="string" office:string-value="false" calcext:value-type="string">
            <text:p>false</text:p>
          </table:table-cell>
          <table:table-cell table:style-name="ce8" table:formula="of:= IF([.I211] = 1; IF(OR([.$B211] = 0; [.$C211] = 0); &quot;true&quot;; &quot;false&quot;);  IF(AND([.$B211] = 1; [.$C211] = 1); &quot;true&quot;;&quot;false&quot;))" office:value-type="string" office:string-value="true" calcext:value-type="string">
            <text:p>true</text:p>
          </table:table-cell>
          <table:table-cell table:style-name="ce8" table:formula="of:= IF([.J211] = 1; IF(OR([.$B211] = 0; [.$C211] = 0); &quot;true&quot;; &quot;false&quot;);  IF(AND([.$B211] = 1; [.$C211] = 1); &quot;true&quot;;&quot;false&quot;))" office:value-type="string" office:string-value="false" calcext:value-type="string">
            <text:p>false</text:p>
          </table:table-cell>
          <table:table-cell table:style-name="ce8" table:formula="of:= IF([.K211] = 1; IF(OR([.$B211] = 0; [.$C211] = 0); &quot;true&quot;; &quot;false&quot;);  IF(AND([.$B211] = 1; [.$C211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IfazeMethodDefault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2] = 1; IF(OR([.$B212] = 0; [.$C212] = 0); &quot;true&quot;; &quot;false&quot;);  IF(AND([.$B212] = 1; [.$C212] = 1); &quot;true&quot;;&quot;false&quot;))" office:value-type="string" office:string-value="true" calcext:value-type="string">
            <text:p>true</text:p>
          </table:table-cell>
          <table:table-cell table:style-name="ce8" table:formula="of:= IF([.E212] = 1; IF(OR([.$B212] = 0; [.$C212] = 0); &quot;true&quot;; &quot;false&quot;);  IF(AND([.$B212] = 1; [.$C212] = 1); &quot;true&quot;;&quot;false&quot;))" office:value-type="string" office:string-value="true" calcext:value-type="string">
            <text:p>true</text:p>
          </table:table-cell>
          <table:table-cell table:style-name="ce8" table:formula="of:= IF([.F212] = 1; IF(OR([.$B212] = 0; [.$C212] = 0); &quot;true&quot;; &quot;false&quot;);  IF(AND([.$B212] = 1; [.$C212] = 1); &quot;true&quot;;&quot;false&quot;))" office:value-type="string" office:string-value="true" calcext:value-type="string">
            <text:p>true</text:p>
          </table:table-cell>
          <table:table-cell table:style-name="ce8" table:formula="of:= IF([.G212] = 1; IF(OR([.$B212] = 0; [.$C212] = 0); &quot;true&quot;; &quot;false&quot;);  IF(AND([.$B212] = 1; [.$C212] = 1); &quot;true&quot;;&quot;false&quot;))" office:value-type="string" office:string-value="true" calcext:value-type="string">
            <text:p>true</text:p>
          </table:table-cell>
          <table:table-cell table:style-name="ce8" table:formula="of:= IF([.H212] = 1; IF(OR([.$B212] = 0; [.$C212] = 0); &quot;true&quot;; &quot;false&quot;);  IF(AND([.$B212] = 1; [.$C212] = 1); &quot;true&quot;;&quot;false&quot;))" office:value-type="string" office:string-value="true" calcext:value-type="string">
            <text:p>true</text:p>
          </table:table-cell>
          <table:table-cell table:style-name="ce8" table:formula="of:= IF([.I212] = 1; IF(OR([.$B212] = 0; [.$C212] = 0); &quot;true&quot;; &quot;false&quot;);  IF(AND([.$B212] = 1; [.$C212] = 1); &quot;true&quot;;&quot;false&quot;))" office:value-type="string" office:string-value="false" calcext:value-type="string">
            <text:p>false</text:p>
          </table:table-cell>
          <table:table-cell table:style-name="ce8" table:formula="of:= IF([.J212] = 1; IF(OR([.$B212] = 0; [.$C212] = 0); &quot;true&quot;; &quot;false&quot;);  IF(AND([.$B212] = 1; [.$C212] = 1); &quot;true&quot;;&quot;false&quot;))" office:value-type="string" office:string-value="true" calcext:value-type="string">
            <text:p>true</text:p>
          </table:table-cell>
          <table:table-cell table:style-name="ce8" table:formula="of:= IF([.K212] = 1; IF(OR([.$B212] = 0; [.$C212] = 0); &quot;true&quot;; &quot;false&quot;);  IF(AND([.$B212] = 1; [.$C21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3] = 1; IF(OR([.$B213] = 0; [.$C213] = 0); &quot;true&quot;; &quot;false&quot;);  IF(AND([.$B213] = 1; [.$C213] = 1); &quot;true&quot;;&quot;false&quot;))" office:value-type="string" office:string-value="true" calcext:value-type="string">
            <text:p>true</text:p>
          </table:table-cell>
          <table:table-cell table:style-name="ce8" table:formula="of:= IF([.E213] = 1; IF(OR([.$B213] = 0; [.$C213] = 0); &quot;true&quot;; &quot;false&quot;);  IF(AND([.$B213] = 1; [.$C213] = 1); &quot;true&quot;;&quot;false&quot;))" office:value-type="string" office:string-value="true" calcext:value-type="string">
            <text:p>true</text:p>
          </table:table-cell>
          <table:table-cell table:style-name="ce8" table:formula="of:= IF([.F213] = 1; IF(OR([.$B213] = 0; [.$C213] = 0); &quot;true&quot;; &quot;false&quot;);  IF(AND([.$B213] = 1; [.$C213] = 1); &quot;true&quot;;&quot;false&quot;))" office:value-type="string" office:string-value="true" calcext:value-type="string">
            <text:p>true</text:p>
          </table:table-cell>
          <table:table-cell table:style-name="ce8" table:formula="of:= IF([.G213] = 1; IF(OR([.$B213] = 0; [.$C213] = 0); &quot;true&quot;; &quot;false&quot;);  IF(AND([.$B213] = 1; [.$C213] = 1); &quot;true&quot;;&quot;false&quot;))" office:value-type="string" office:string-value="true" calcext:value-type="string">
            <text:p>true</text:p>
          </table:table-cell>
          <table:table-cell table:style-name="ce8" table:formula="of:= IF([.H213] = 1; IF(OR([.$B213] = 0; [.$C213] = 0); &quot;true&quot;; &quot;false&quot;);  IF(AND([.$B213] = 1; [.$C213] = 1); &quot;true&quot;;&quot;false&quot;))" office:value-type="string" office:string-value="true" calcext:value-type="string">
            <text:p>true</text:p>
          </table:table-cell>
          <table:table-cell table:style-name="ce8" table:formula="of:= IF([.I213] = 1; IF(OR([.$B213] = 0; [.$C213] = 0); &quot;true&quot;; &quot;false&quot;);  IF(AND([.$B213] = 1; [.$C213] = 1); &quot;true&quot;;&quot;false&quot;))" office:value-type="string" office:string-value="false" calcext:value-type="string">
            <text:p>false</text:p>
          </table:table-cell>
          <table:table-cell table:style-name="ce8" table:formula="of:= IF([.J213] = 1; IF(OR([.$B213] = 0; [.$C213] = 0); &quot;true&quot;; &quot;false&quot;);  IF(AND([.$B213] = 1; [.$C213] = 1); &quot;true&quot;;&quot;false&quot;))" office:value-type="string" office:string-value="true" calcext:value-type="string">
            <text:p>true</text:p>
          </table:table-cell>
          <table:table-cell table:style-name="ce8" table:formula="of:= IF([.K213] = 1; IF(OR([.$B213] = 0; [.$C213] = 0); &quot;true&quot;; &quot;false&quot;);  IF(AND([.$B213] = 1; [.$C2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ParamAdd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4] = 1; IF(OR([.$B214] = 0; [.$C214] = 0); &quot;true&quot;; &quot;false&quot;);  IF(AND([.$B214] = 1; [.$C214] = 1); &quot;true&quot;;&quot;false&quot;))" office:value-type="string" office:string-value="true" calcext:value-type="string">
            <text:p>true</text:p>
          </table:table-cell>
          <table:table-cell table:style-name="ce8" table:formula="of:= IF([.E214] = 1; IF(OR([.$B214] = 0; [.$C214] = 0); &quot;true&quot;; &quot;false&quot;);  IF(AND([.$B214] = 1; [.$C214] = 1); &quot;true&quot;;&quot;false&quot;))" office:value-type="string" office:string-value="true" calcext:value-type="string">
            <text:p>true</text:p>
          </table:table-cell>
          <table:table-cell table:style-name="ce8" table:formula="of:= IF([.F214] = 1; IF(OR([.$B214] = 0; [.$C214] = 0); &quot;true&quot;; &quot;false&quot;);  IF(AND([.$B214] = 1; [.$C214] = 1); &quot;true&quot;;&quot;false&quot;))" office:value-type="string" office:string-value="true" calcext:value-type="string">
            <text:p>true</text:p>
          </table:table-cell>
          <table:table-cell table:style-name="ce8" table:formula="of:= IF([.G214] = 1; IF(OR([.$B214] = 0; [.$C214] = 0); &quot;true&quot;; &quot;false&quot;);  IF(AND([.$B214] = 1; [.$C214] = 1); &quot;true&quot;;&quot;false&quot;))" office:value-type="string" office:string-value="true" calcext:value-type="string">
            <text:p>true</text:p>
          </table:table-cell>
          <table:table-cell table:style-name="ce8" table:formula="of:= IF([.H214] = 1; IF(OR([.$B214] = 0; [.$C214] = 0); &quot;true&quot;; &quot;false&quot;);  IF(AND([.$B214] = 1; [.$C214] = 1); &quot;true&quot;;&quot;false&quot;))" office:value-type="string" office:string-value="true" calcext:value-type="string">
            <text:p>true</text:p>
          </table:table-cell>
          <table:table-cell table:style-name="ce8" table:formula="of:= IF([.I214] = 1; IF(OR([.$B214] = 0; [.$C214] = 0); &quot;true&quot;; &quot;false&quot;);  IF(AND([.$B214] = 1; [.$C214] = 1); &quot;true&quot;;&quot;false&quot;))" office:value-type="string" office:string-value="false" calcext:value-type="string">
            <text:p>false</text:p>
          </table:table-cell>
          <table:table-cell table:style-name="ce8" table:formula="of:= IF([.J214] = 1; IF(OR([.$B214] = 0; [.$C214] = 0); &quot;true&quot;; &quot;false&quot;);  IF(AND([.$B214] = 1; [.$C214] = 1); &quot;true&quot;;&quot;false&quot;))" office:value-type="string" office:string-value="true" calcext:value-type="string">
            <text:p>true</text:p>
          </table:table-cell>
          <table:table-cell table:style-name="ce8" table:formula="of:= IF([.K214] = 1; IF(OR([.$B214] = 0; [.$C214] = 0); &quot;true&quot;; &quot;false&quot;);  IF(AND([.$B214] = 1; [.$C21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Param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5] = 1; IF(OR([.$B215] = 0; [.$C215] = 0); &quot;true&quot;; &quot;false&quot;);  IF(AND([.$B215] = 1; [.$C215] = 1); &quot;true&quot;;&quot;false&quot;))" office:value-type="string" office:string-value="true" calcext:value-type="string">
            <text:p>true</text:p>
          </table:table-cell>
          <table:table-cell table:style-name="ce8" table:formula="of:= IF([.E215] = 1; IF(OR([.$B215] = 0; [.$C215] = 0); &quot;true&quot;; &quot;false&quot;);  IF(AND([.$B215] = 1; [.$C215] = 1); &quot;true&quot;;&quot;false&quot;))" office:value-type="string" office:string-value="true" calcext:value-type="string">
            <text:p>true</text:p>
          </table:table-cell>
          <table:table-cell table:style-name="ce8" table:formula="of:= IF([.F215] = 1; IF(OR([.$B215] = 0; [.$C215] = 0); &quot;true&quot;; &quot;false&quot;);  IF(AND([.$B215] = 1; [.$C215] = 1); &quot;true&quot;;&quot;false&quot;))" office:value-type="string" office:string-value="true" calcext:value-type="string">
            <text:p>true</text:p>
          </table:table-cell>
          <table:table-cell table:style-name="ce8" table:formula="of:= IF([.G215] = 1; IF(OR([.$B215] = 0; [.$C215] = 0); &quot;true&quot;; &quot;false&quot;);  IF(AND([.$B215] = 1; [.$C215] = 1); &quot;true&quot;;&quot;false&quot;))" office:value-type="string" office:string-value="true" calcext:value-type="string">
            <text:p>true</text:p>
          </table:table-cell>
          <table:table-cell table:style-name="ce8" table:formula="of:= IF([.H215] = 1; IF(OR([.$B215] = 0; [.$C215] = 0); &quot;true&quot;; &quot;false&quot;);  IF(AND([.$B215] = 1; [.$C215] = 1); &quot;true&quot;;&quot;false&quot;))" office:value-type="string" office:string-value="true" calcext:value-type="string">
            <text:p>true</text:p>
          </table:table-cell>
          <table:table-cell table:style-name="ce8" table:formula="of:= IF([.I215] = 1; IF(OR([.$B215] = 0; [.$C215] = 0); &quot;true&quot;; &quot;false&quot;);  IF(AND([.$B215] = 1; [.$C215] = 1); &quot;true&quot;;&quot;false&quot;))" office:value-type="string" office:string-value="false" calcext:value-type="string">
            <text:p>false</text:p>
          </table:table-cell>
          <table:table-cell table:style-name="ce8" table:formula="of:= IF([.J215] = 1; IF(OR([.$B215] = 0; [.$C215] = 0); &quot;true&quot;; &quot;false&quot;);  IF(AND([.$B215] = 1; [.$C215] = 1); &quot;true&quot;;&quot;false&quot;))" office:value-type="string" office:string-value="true" calcext:value-type="string">
            <text:p>true</text:p>
          </table:table-cell>
          <table:table-cell table:style-name="ce8" table:formula="of:= IF([.K215] = 1; IF(OR([.$B215] = 0; [.$C215] = 0); &quot;true&quot;; &quot;false&quot;);  IF(AND([.$B215] = 1; [.$C2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NestedIfazeAd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6] = 1; IF(OR([.$B216] = 0; [.$C216] = 0); &quot;true&quot;; &quot;false&quot;);  IF(AND([.$B216] = 1; [.$C216] = 1); &quot;true&quot;;&quot;false&quot;))" office:value-type="string" office:string-value="false" calcext:value-type="string">
            <text:p>false</text:p>
          </table:table-cell>
          <table:table-cell table:style-name="ce8" table:formula="of:= IF([.E216] = 1; IF(OR([.$B216] = 0; [.$C216] = 0); &quot;true&quot;; &quot;false&quot;);  IF(AND([.$B216] = 1; [.$C216] = 1); &quot;true&quot;;&quot;false&quot;))" office:value-type="string" office:string-value="true" calcext:value-type="string">
            <text:p>true</text:p>
          </table:table-cell>
          <table:table-cell table:style-name="ce8" table:formula="of:= IF([.F216] = 1; IF(OR([.$B216] = 0; [.$C216] = 0); &quot;true&quot;; &quot;false&quot;);  IF(AND([.$B216] = 1; [.$C216] = 1); &quot;true&quot;;&quot;false&quot;))" office:value-type="string" office:string-value="true" calcext:value-type="string">
            <text:p>true</text:p>
          </table:table-cell>
          <table:table-cell table:style-name="ce8" table:formula="of:= IF([.G216] = 1; IF(OR([.$B216] = 0; [.$C216] = 0); &quot;true&quot;; &quot;false&quot;);  IF(AND([.$B216] = 1; [.$C216] = 1); &quot;true&quot;;&quot;false&quot;))" office:value-type="string" office:string-value="true" calcext:value-type="string">
            <text:p>true</text:p>
          </table:table-cell>
          <table:table-cell table:style-name="ce8" table:formula="of:= IF([.H216] = 1; IF(OR([.$B216] = 0; [.$C216] = 0); &quot;true&quot;; &quot;false&quot;);  IF(AND([.$B216] = 1; [.$C216] = 1); &quot;true&quot;;&quot;false&quot;))" office:value-type="string" office:string-value="false" calcext:value-type="string">
            <text:p>false</text:p>
          </table:table-cell>
          <table:table-cell table:style-name="ce8" table:formula="of:= IF([.I216] = 1; IF(OR([.$B216] = 0; [.$C216] = 0); &quot;true&quot;; &quot;false&quot;);  IF(AND([.$B216] = 1; [.$C216] = 1); &quot;true&quot;;&quot;false&quot;))" office:value-type="string" office:string-value="true" calcext:value-type="string">
            <text:p>true</text:p>
          </table:table-cell>
          <table:table-cell table:style-name="ce8" table:formula="of:= IF([.J216] = 1; IF(OR([.$B216] = 0; [.$C216] = 0); &quot;true&quot;; &quot;false&quot;);  IF(AND([.$B216] = 1; [.$C216] = 1); &quot;true&quot;;&quot;false&quot;))" office:value-type="string" office:string-value="false" calcext:value-type="string">
            <text:p>false</text:p>
          </table:table-cell>
          <table:table-cell table:style-name="ce8" table:formula="of:= IF([.K216] = 1; IF(OR([.$B216] = 0; [.$C216] = 0); &quot;true&quot;; &quot;false&quot;);  IF(AND([.$B216] = 1; [.$C21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embersIfazeNestedIfaze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7] = 1; IF(OR([.$B217] = 0; [.$C217] = 0); &quot;true&quot;; &quot;false&quot;);  IF(AND([.$B217] = 1; [.$C217] = 1); &quot;true&quot;;&quot;false&quot;))" office:value-type="string" office:string-value="true" calcext:value-type="string">
            <text:p>true</text:p>
          </table:table-cell>
          <table:table-cell table:style-name="ce8" table:formula="of:= IF([.E217] = 1; IF(OR([.$B217] = 0; [.$C217] = 0); &quot;true&quot;; &quot;false&quot;);  IF(AND([.$B217] = 1; [.$C217] = 1); &quot;true&quot;;&quot;false&quot;))" office:value-type="string" office:string-value="true" calcext:value-type="string">
            <text:p>true</text:p>
          </table:table-cell>
          <table:table-cell table:style-name="ce8" table:formula="of:= IF([.F217] = 1; IF(OR([.$B217] = 0; [.$C217] = 0); &quot;true&quot;; &quot;false&quot;);  IF(AND([.$B217] = 1; [.$C217] = 1); &quot;true&quot;;&quot;false&quot;))" office:value-type="string" office:string-value="false" calcext:value-type="string">
            <text:p>false</text:p>
          </table:table-cell>
          <table:table-cell table:style-name="ce8" table:formula="of:= IF([.G217] = 1; IF(OR([.$B217] = 0; [.$C217] = 0); &quot;true&quot;; &quot;false&quot;);  IF(AND([.$B217] = 1; [.$C217] = 1); &quot;true&quot;;&quot;false&quot;))" office:value-type="string" office:string-value="true" calcext:value-type="string">
            <text:p>true</text:p>
          </table:table-cell>
          <table:table-cell table:style-name="ce8" table:formula="of:= IF([.H217] = 1; IF(OR([.$B217] = 0; [.$C217] = 0); &quot;true&quot;; &quot;false&quot;);  IF(AND([.$B217] = 1; [.$C217] = 1); &quot;true&quot;;&quot;false&quot;))" office:value-type="string" office:string-value="true" calcext:value-type="string">
            <text:p>true</text:p>
          </table:table-cell>
          <table:table-cell table:style-name="ce8" table:formula="of:= IF([.I217] = 1; IF(OR([.$B217] = 0; [.$C217] = 0); &quot;true&quot;; &quot;false&quot;);  IF(AND([.$B217] = 1; [.$C217] = 1); &quot;true&quot;;&quot;false&quot;))" office:value-type="string" office:string-value="false" calcext:value-type="string">
            <text:p>false</text:p>
          </table:table-cell>
          <table:table-cell table:style-name="ce8" table:formula="of:= IF([.J217] = 1; IF(OR([.$B217] = 0; [.$C217] = 0); &quot;true&quot;; &quot;false&quot;);  IF(AND([.$B217] = 1; [.$C217] = 1); &quot;true&quot;;&quot;false&quot;))" office:value-type="string" office:string-value="true" calcext:value-type="string">
            <text:p>true</text:p>
          </table:table-cell>
          <table:table-cell table:style-name="ce8" table:formula="of:= IF([.K217] = 1; IF(OR([.$B217] = 0; [.$C217] = 0); &quot;true&quot;; &quot;false&quot;);  IF(AND([.$B217] = 1; [.$C2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AbstractToNonAbstr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8] = 1; IF(OR([.$B218] = 0; [.$C218] = 0); &quot;true&quot;; &quot;false&quot;);  IF(AND([.$B218] = 1; [.$C218] = 1); &quot;true&quot;;&quot;false&quot;))" office:value-type="string" office:string-value="false" calcext:value-type="string">
            <text:p>false</text:p>
          </table:table-cell>
          <table:table-cell table:style-name="ce8" table:formula="of:= IF([.E218] = 1; IF(OR([.$B218] = 0; [.$C218] = 0); &quot;true&quot;; &quot;false&quot;);  IF(AND([.$B218] = 1; [.$C218] = 1); &quot;true&quot;;&quot;false&quot;))" office:value-type="string" office:string-value="true" calcext:value-type="string">
            <text:p>true</text:p>
          </table:table-cell>
          <table:table-cell table:style-name="ce8" table:formula="of:= IF([.F218] = 1; IF(OR([.$B218] = 0; [.$C218] = 0); &quot;true&quot;; &quot;false&quot;);  IF(AND([.$B218] = 1; [.$C218] = 1); &quot;true&quot;;&quot;false&quot;))" office:value-type="string" office:string-value="true" calcext:value-type="string">
            <text:p>true</text:p>
          </table:table-cell>
          <table:table-cell table:style-name="ce8" table:formula="of:= IF([.G218] = 1; IF(OR([.$B218] = 0; [.$C218] = 0); &quot;true&quot;; &quot;false&quot;);  IF(AND([.$B218] = 1; [.$C218] = 1); &quot;true&quot;;&quot;false&quot;))" office:value-type="string" office:string-value="true" calcext:value-type="string">
            <text:p>true</text:p>
          </table:table-cell>
          <table:table-cell table:style-name="ce8" table:formula="of:= IF([.H218] = 1; IF(OR([.$B218] = 0; [.$C218] = 0); &quot;true&quot;; &quot;false&quot;);  IF(AND([.$B218] = 1; [.$C218] = 1); &quot;true&quot;;&quot;false&quot;))" office:value-type="string" office:string-value="false" calcext:value-type="string">
            <text:p>false</text:p>
          </table:table-cell>
          <table:table-cell table:style-name="ce8" table:formula="of:= IF([.I218] = 1; IF(OR([.$B218] = 0; [.$C218] = 0); &quot;true&quot;; &quot;false&quot;);  IF(AND([.$B218] = 1; [.$C218] = 1); &quot;true&quot;;&quot;false&quot;))" office:value-type="string" office:string-value="true" calcext:value-type="string">
            <text:p>true</text:p>
          </table:table-cell>
          <table:table-cell table:style-name="ce8" table:formula="of:= IF([.J218] = 1; IF(OR([.$B218] = 0; [.$C218] = 0); &quot;true&quot;; &quot;false&quot;);  IF(AND([.$B218] = 1; [.$C218] = 1); &quot;true&quot;;&quot;false&quot;))" office:value-type="string" office:string-value="false" calcext:value-type="string">
            <text:p>false</text:p>
          </table:table-cell>
          <table:table-cell table:style-name="ce8" table:formula="of:= IF([.K218] = 1; IF(OR([.$B218] = 0; [.$C218] = 0); &quot;true&quot;; &quot;false&quot;);  IF(AND([.$B218] = 1; [.$C21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ClazzEffectivelyFinalToFina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19] = 1; IF(OR([.$B219] = 0; [.$C219] = 0); &quot;true&quot;; &quot;false&quot;);  IF(AND([.$B219] = 1; [.$C219] = 1); &quot;true&quot;;&quot;false&quot;))" office:value-type="string" office:string-value="false" calcext:value-type="string">
            <text:p>false</text:p>
          </table:table-cell>
          <table:table-cell table:style-name="ce8" table:formula="of:= IF([.E219] = 1; IF(OR([.$B219] = 0; [.$C219] = 0); &quot;true&quot;; &quot;false&quot;);  IF(AND([.$B219] = 1; [.$C219] = 1); &quot;true&quot;;&quot;false&quot;))" office:value-type="string" office:string-value="false" calcext:value-type="string">
            <text:p>false</text:p>
          </table:table-cell>
          <table:table-cell table:style-name="ce8" table:formula="of:= IF([.F219] = 1; IF(OR([.$B219] = 0; [.$C219] = 0); &quot;true&quot;; &quot;false&quot;);  IF(AND([.$B219] = 1; [.$C219] = 1); &quot;true&quot;;&quot;false&quot;))" office:value-type="string" office:string-value="true" calcext:value-type="string">
            <text:p>true</text:p>
          </table:table-cell>
          <table:table-cell table:style-name="ce8" table:formula="of:= IF([.G219] = 1; IF(OR([.$B219] = 0; [.$C219] = 0); &quot;true&quot;; &quot;false&quot;);  IF(AND([.$B219] = 1; [.$C219] = 1); &quot;true&quot;;&quot;false&quot;))" office:value-type="string" office:string-value="false" calcext:value-type="string">
            <text:p>false</text:p>
          </table:table-cell>
          <table:table-cell table:style-name="ce8" table:formula="of:= IF([.H219] = 1; IF(OR([.$B219] = 0; [.$C219] = 0); &quot;true&quot;; &quot;false&quot;);  IF(AND([.$B219] = 1; [.$C219] = 1); &quot;true&quot;;&quot;false&quot;))" office:value-type="string" office:string-value="false" calcext:value-type="string">
            <text:p>false</text:p>
          </table:table-cell>
          <table:table-cell table:style-name="ce8" table:formula="of:= IF([.I219] = 1; IF(OR([.$B219] = 0; [.$C219] = 0); &quot;true&quot;; &quot;false&quot;);  IF(AND([.$B219] = 1; [.$C219] = 1); &quot;true&quot;;&quot;false&quot;))" office:value-type="string" office:string-value="true" calcext:value-type="string">
            <text:p>true</text:p>
          </table:table-cell>
          <table:table-cell table:style-name="ce8" table:formula="of:= IF([.J219] = 1; IF(OR([.$B219] = 0; [.$C219] = 0); &quot;true&quot;; &quot;false&quot;);  IF(AND([.$B219] = 1; [.$C219] = 1); &quot;true&quot;;&quot;false&quot;))" office:value-type="string" office:string-value="false" calcext:value-type="string">
            <text:p>false</text:p>
          </table:table-cell>
          <table:table-cell table:style-name="ce8" table:formula="of:= IF([.K219] = 1; IF(OR([.$B219] = 0; [.$C219] = 0); &quot;true&quot;; &quot;false&quot;);  IF(AND([.$B219] = 1; [.$C219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ClazzFinalToEffectivelyFin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0] = 1; IF(OR([.$B220] = 0; [.$C220] = 0); &quot;true&quot;; &quot;false&quot;);  IF(AND([.$B220] = 1; [.$C220] = 1); &quot;true&quot;;&quot;false&quot;))" office:value-type="string" office:string-value="false" calcext:value-type="string">
            <text:p>false</text:p>
          </table:table-cell>
          <table:table-cell table:style-name="ce8" table:formula="of:= IF([.E220] = 1; IF(OR([.$B220] = 0; [.$C220] = 0); &quot;true&quot;; &quot;false&quot;);  IF(AND([.$B220] = 1; [.$C220] = 1); &quot;true&quot;;&quot;false&quot;))" office:value-type="string" office:string-value="true" calcext:value-type="string">
            <text:p>true</text:p>
          </table:table-cell>
          <table:table-cell table:style-name="ce8" table:formula="of:= IF([.F220] = 1; IF(OR([.$B220] = 0; [.$C220] = 0); &quot;true&quot;; &quot;false&quot;);  IF(AND([.$B220] = 1; [.$C220] = 1); &quot;true&quot;;&quot;false&quot;))" office:value-type="string" office:string-value="true" calcext:value-type="string">
            <text:p>true</text:p>
          </table:table-cell>
          <table:table-cell table:style-name="ce8" table:formula="of:= IF([.G220] = 1; IF(OR([.$B220] = 0; [.$C220] = 0); &quot;true&quot;; &quot;false&quot;);  IF(AND([.$B220] = 1; [.$C220] = 1); &quot;true&quot;;&quot;false&quot;))" office:value-type="string" office:string-value="true" calcext:value-type="string">
            <text:p>true</text:p>
          </table:table-cell>
          <table:table-cell table:style-name="ce8" table:formula="of:= IF([.H220] = 1; IF(OR([.$B220] = 0; [.$C220] = 0); &quot;true&quot;; &quot;false&quot;);  IF(AND([.$B220] = 1; [.$C220] = 1); &quot;true&quot;;&quot;false&quot;))" office:value-type="string" office:string-value="false" calcext:value-type="string">
            <text:p>false</text:p>
          </table:table-cell>
          <table:table-cell table:style-name="ce8" table:formula="of:= IF([.I220] = 1; IF(OR([.$B220] = 0; [.$C220] = 0); &quot;true&quot;; &quot;false&quot;);  IF(AND([.$B220] = 1; [.$C220] = 1); &quot;true&quot;;&quot;false&quot;))" office:value-type="string" office:string-value="true" calcext:value-type="string">
            <text:p>true</text:p>
          </table:table-cell>
          <table:table-cell table:style-name="ce8" table:formula="of:= IF([.J220] = 1; IF(OR([.$B220] = 0; [.$C220] = 0); &quot;true&quot;; &quot;false&quot;);  IF(AND([.$B220] = 1; [.$C220] = 1); &quot;true&quot;;&quot;false&quot;))" office:value-type="string" office:string-value="false" calcext:value-type="string">
            <text:p>false</text:p>
          </table:table-cell>
          <table:table-cell table:style-name="ce8" table:formula="of:= IF([.K220] = 1; IF(OR([.$B220] = 0; [.$C220] = 0); &quot;true&quot;; &quot;false&quot;);  IF(AND([.$B220] = 1; [.$C22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ClazzFinalToNonFin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1] = 1; IF(OR([.$B221] = 0; [.$C221] = 0); &quot;true&quot;; &quot;false&quot;);  IF(AND([.$B221] = 1; [.$C221] = 1); &quot;true&quot;;&quot;false&quot;))" office:value-type="string" office:string-value="false" calcext:value-type="string">
            <text:p>false</text:p>
          </table:table-cell>
          <table:table-cell table:style-name="ce8" table:formula="of:= IF([.E221] = 1; IF(OR([.$B221] = 0; [.$C221] = 0); &quot;true&quot;; &quot;false&quot;);  IF(AND([.$B221] = 1; [.$C221] = 1); &quot;true&quot;;&quot;false&quot;))" office:value-type="string" office:string-value="true" calcext:value-type="string">
            <text:p>true</text:p>
          </table:table-cell>
          <table:table-cell table:style-name="ce8" table:formula="of:= IF([.F221] = 1; IF(OR([.$B221] = 0; [.$C221] = 0); &quot;true&quot;; &quot;false&quot;);  IF(AND([.$B221] = 1; [.$C221] = 1); &quot;true&quot;;&quot;false&quot;))" office:value-type="string" office:string-value="true" calcext:value-type="string">
            <text:p>true</text:p>
          </table:table-cell>
          <table:table-cell table:style-name="ce8" table:formula="of:= IF([.G221] = 1; IF(OR([.$B221] = 0; [.$C221] = 0); &quot;true&quot;; &quot;false&quot;);  IF(AND([.$B221] = 1; [.$C221] = 1); &quot;true&quot;;&quot;false&quot;))" office:value-type="string" office:string-value="true" calcext:value-type="string">
            <text:p>true</text:p>
          </table:table-cell>
          <table:table-cell table:style-name="ce8" table:formula="of:= IF([.H221] = 1; IF(OR([.$B221] = 0; [.$C221] = 0); &quot;true&quot;; &quot;false&quot;);  IF(AND([.$B221] = 1; [.$C221] = 1); &quot;true&quot;;&quot;false&quot;))" office:value-type="string" office:string-value="false" calcext:value-type="string">
            <text:p>false</text:p>
          </table:table-cell>
          <table:table-cell table:style-name="ce8" table:formula="of:= IF([.I221] = 1; IF(OR([.$B221] = 0; [.$C221] = 0); &quot;true&quot;; &quot;false&quot;);  IF(AND([.$B221] = 1; [.$C221] = 1); &quot;true&quot;;&quot;false&quot;))" office:value-type="string" office:string-value="true" calcext:value-type="string">
            <text:p>true</text:p>
          </table:table-cell>
          <table:table-cell table:style-name="ce8" table:formula="of:= IF([.J221] = 1; IF(OR([.$B221] = 0; [.$C221] = 0); &quot;true&quot;; &quot;false&quot;);  IF(AND([.$B221] = 1; [.$C221] = 1); &quot;true&quot;;&quot;false&quot;))" office:value-type="string" office:string-value="false" calcext:value-type="string">
            <text:p>false</text:p>
          </table:table-cell>
          <table:table-cell table:style-name="ce8" table:formula="of:= IF([.K221] = 1; IF(OR([.$B221] = 0; [.$C221] = 0); &quot;true&quot;; &quot;false&quot;);  IF(AND([.$B221] = 1; [.$C221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ClazzNonAbstractToAbstrac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2] = 1; IF(OR([.$B222] = 0; [.$C222] = 0); &quot;true&quot;; &quot;false&quot;);  IF(AND([.$B222] = 1; [.$C222] = 1); &quot;true&quot;;&quot;false&quot;))" office:value-type="string" office:string-value="true" calcext:value-type="string">
            <text:p>true</text:p>
          </table:table-cell>
          <table:table-cell table:style-name="ce8" table:formula="of:= IF([.E222] = 1; IF(OR([.$B222] = 0; [.$C222] = 0); &quot;true&quot;; &quot;false&quot;);  IF(AND([.$B222] = 1; [.$C222] = 1); &quot;true&quot;;&quot;false&quot;))" office:value-type="string" office:string-value="true" calcext:value-type="string">
            <text:p>true</text:p>
          </table:table-cell>
          <table:table-cell table:style-name="ce8" table:formula="of:= IF([.F222] = 1; IF(OR([.$B222] = 0; [.$C222] = 0); &quot;true&quot;; &quot;false&quot;);  IF(AND([.$B222] = 1; [.$C222] = 1); &quot;true&quot;;&quot;false&quot;))" office:value-type="string" office:string-value="true" calcext:value-type="string">
            <text:p>true</text:p>
          </table:table-cell>
          <table:table-cell table:style-name="ce8" table:formula="of:= IF([.G222] = 1; IF(OR([.$B222] = 0; [.$C222] = 0); &quot;true&quot;; &quot;false&quot;);  IF(AND([.$B222] = 1; [.$C222] = 1); &quot;true&quot;;&quot;false&quot;))" office:value-type="string" office:string-value="true" calcext:value-type="string">
            <text:p>true</text:p>
          </table:table-cell>
          <table:table-cell table:style-name="ce8" table:formula="of:= IF([.H222] = 1; IF(OR([.$B222] = 0; [.$C222] = 0); &quot;true&quot;; &quot;false&quot;);  IF(AND([.$B222] = 1; [.$C222] = 1); &quot;true&quot;;&quot;false&quot;))" office:value-type="string" office:string-value="true" calcext:value-type="string">
            <text:p>true</text:p>
          </table:table-cell>
          <table:table-cell table:style-name="ce8" table:formula="of:= IF([.I222] = 1; IF(OR([.$B222] = 0; [.$C222] = 0); &quot;true&quot;; &quot;false&quot;);  IF(AND([.$B222] = 1; [.$C222] = 1); &quot;true&quot;;&quot;false&quot;))" office:value-type="string" office:string-value="false" calcext:value-type="string">
            <text:p>false</text:p>
          </table:table-cell>
          <table:table-cell table:style-name="ce8" table:formula="of:= IF([.J222] = 1; IF(OR([.$B222] = 0; [.$C222] = 0); &quot;true&quot;; &quot;false&quot;);  IF(AND([.$B222] = 1; [.$C222] = 1); &quot;true&quot;;&quot;false&quot;))" office:value-type="string" office:string-value="true" calcext:value-type="string">
            <text:p>true</text:p>
          </table:table-cell>
          <table:table-cell table:style-name="ce8" table:formula="of:= IF([.K222] = 1; IF(OR([.$B222] = 0; [.$C222] = 0); &quot;true&quot;; &quot;false&quot;);  IF(AND([.$B222] = 1; [.$C2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NonFinalToFin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3] = 1; IF(OR([.$B223] = 0; [.$C223] = 0); &quot;true&quot;; &quot;false&quot;);  IF(AND([.$B223] = 1; [.$C223] = 1); &quot;true&quot;;&quot;false&quot;))" office:value-type="string" office:string-value="true" calcext:value-type="string">
            <text:p>true</text:p>
          </table:table-cell>
          <table:table-cell table:style-name="ce8" table:formula="of:= IF([.E223] = 1; IF(OR([.$B223] = 0; [.$C223] = 0); &quot;true&quot;; &quot;false&quot;);  IF(AND([.$B223] = 1; [.$C223] = 1); &quot;true&quot;;&quot;false&quot;))" office:value-type="string" office:string-value="true" calcext:value-type="string">
            <text:p>true</text:p>
          </table:table-cell>
          <table:table-cell table:style-name="ce8" table:formula="of:= IF([.F223] = 1; IF(OR([.$B223] = 0; [.$C223] = 0); &quot;true&quot;; &quot;false&quot;);  IF(AND([.$B223] = 1; [.$C223] = 1); &quot;true&quot;;&quot;false&quot;))" office:value-type="string" office:string-value="true" calcext:value-type="string">
            <text:p>true</text:p>
          </table:table-cell>
          <table:table-cell table:style-name="ce8" table:formula="of:= IF([.G223] = 1; IF(OR([.$B223] = 0; [.$C223] = 0); &quot;true&quot;; &quot;false&quot;);  IF(AND([.$B223] = 1; [.$C223] = 1); &quot;true&quot;;&quot;false&quot;))" office:value-type="string" office:string-value="true" calcext:value-type="string">
            <text:p>true</text:p>
          </table:table-cell>
          <table:table-cell table:style-name="ce8" table:formula="of:= IF([.H223] = 1; IF(OR([.$B223] = 0; [.$C223] = 0); &quot;true&quot;; &quot;false&quot;);  IF(AND([.$B223] = 1; [.$C223] = 1); &quot;true&quot;;&quot;false&quot;))" office:value-type="string" office:string-value="true" calcext:value-type="string">
            <text:p>true</text:p>
          </table:table-cell>
          <table:table-cell table:style-name="ce8" table:formula="of:= IF([.I223] = 1; IF(OR([.$B223] = 0; [.$C223] = 0); &quot;true&quot;; &quot;false&quot;);  IF(AND([.$B223] = 1; [.$C223] = 1); &quot;true&quot;;&quot;false&quot;))" office:value-type="string" office:string-value="false" calcext:value-type="string">
            <text:p>false</text:p>
          </table:table-cell>
          <table:table-cell table:style-name="ce8" table:formula="of:= IF([.J223] = 1; IF(OR([.$B223] = 0; [.$C223] = 0); &quot;true&quot;; &quot;false&quot;);  IF(AND([.$B223] = 1; [.$C223] = 1); &quot;true&quot;;&quot;false&quot;))" office:value-type="string" office:string-value="true" calcext:value-type="string">
            <text:p>true</text:p>
          </table:table-cell>
          <table:table-cell table:style-name="ce8" table:formula="of:= IF([.K223] = 1; IF(OR([.$B223] = 0; [.$C223] = 0); &quot;true&quot;; &quot;false&quot;);  IF(AND([.$B223] = 1; [.$C2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NonStrictfpToStrictf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24] = 1; IF(OR([.$B224] = 0; [.$C224] = 0); &quot;true&quot;; &quot;false&quot;);  IF(AND([.$B224] = 1; [.$C224] = 1); &quot;true&quot;;&quot;false&quot;))" office:value-type="string" office:string-value="true" calcext:value-type="string">
            <text:p>true</text:p>
          </table:table-cell>
          <table:table-cell table:style-name="ce8" table:formula="of:= IF([.E224] = 1; IF(OR([.$B224] = 0; [.$C224] = 0); &quot;true&quot;; &quot;false&quot;);  IF(AND([.$B224] = 1; [.$C224] = 1); &quot;true&quot;;&quot;false&quot;))" office:value-type="string" office:string-value="true" calcext:value-type="string">
            <text:p>true</text:p>
          </table:table-cell>
          <table:table-cell table:style-name="ce8" table:formula="of:= IF([.F224] = 1; IF(OR([.$B224] = 0; [.$C224] = 0); &quot;true&quot;; &quot;false&quot;);  IF(AND([.$B224] = 1; [.$C224] = 1); &quot;true&quot;;&quot;false&quot;))" office:value-type="string" office:string-value="true" calcext:value-type="string">
            <text:p>true</text:p>
          </table:table-cell>
          <table:table-cell table:style-name="ce8" table:formula="of:= IF([.G224] = 1; IF(OR([.$B224] = 0; [.$C224] = 0); &quot;true&quot;; &quot;false&quot;);  IF(AND([.$B224] = 1; [.$C224] = 1); &quot;true&quot;;&quot;false&quot;))" office:value-type="string" office:string-value="true" calcext:value-type="string">
            <text:p>true</text:p>
          </table:table-cell>
          <table:table-cell table:style-name="ce8" table:formula="of:= IF([.H224] = 1; IF(OR([.$B224] = 0; [.$C224] = 0); &quot;true&quot;; &quot;false&quot;);  IF(AND([.$B224] = 1; [.$C224] = 1); &quot;true&quot;;&quot;false&quot;))" office:value-type="string" office:string-value="false" calcext:value-type="string">
            <text:p>false</text:p>
          </table:table-cell>
          <table:table-cell table:style-name="ce8" table:formula="of:= IF([.I224] = 1; IF(OR([.$B224] = 0; [.$C224] = 0); &quot;true&quot;; &quot;false&quot;);  IF(AND([.$B224] = 1; [.$C224] = 1); &quot;true&quot;;&quot;false&quot;))" office:value-type="string" office:string-value="true" calcext:value-type="string">
            <text:p>true</text:p>
          </table:table-cell>
          <table:table-cell table:style-name="ce8" table:formula="of:= IF([.J224] = 1; IF(OR([.$B224] = 0; [.$C224] = 0); &quot;true&quot;; &quot;false&quot;);  IF(AND([.$B224] = 1; [.$C224] = 1); &quot;true&quot;;&quot;false&quot;))" office:value-type="string" office:string-value="true" calcext:value-type="string">
            <text:p>true</text:p>
          </table:table-cell>
          <table:table-cell table:style-name="ce8" table:formula="of:= IF([.K224] = 1; IF(OR([.$B224] = 0; [.$C224] = 0); &quot;true&quot;; &quot;false&quot;);  IF(AND([.$B224] = 1; [.$C2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StrictfpToNonStrictf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25] = 1; IF(OR([.$B225] = 0; [.$C225] = 0); &quot;true&quot;; &quot;false&quot;);  IF(AND([.$B225] = 1; [.$C225] = 1); &quot;true&quot;;&quot;false&quot;))" office:value-type="string" office:string-value="true" calcext:value-type="string">
            <text:p>true</text:p>
          </table:table-cell>
          <table:table-cell table:style-name="ce8" table:formula="of:= IF([.E225] = 1; IF(OR([.$B225] = 0; [.$C225] = 0); &quot;true&quot;; &quot;false&quot;);  IF(AND([.$B225] = 1; [.$C225] = 1); &quot;true&quot;;&quot;false&quot;))" office:value-type="string" office:string-value="true" calcext:value-type="string">
            <text:p>true</text:p>
          </table:table-cell>
          <table:table-cell table:style-name="ce8" table:formula="of:= IF([.F225] = 1; IF(OR([.$B225] = 0; [.$C225] = 0); &quot;true&quot;; &quot;false&quot;);  IF(AND([.$B225] = 1; [.$C225] = 1); &quot;true&quot;;&quot;false&quot;))" office:value-type="string" office:string-value="true" calcext:value-type="string">
            <text:p>true</text:p>
          </table:table-cell>
          <table:table-cell table:style-name="ce8" table:formula="of:= IF([.G225] = 1; IF(OR([.$B225] = 0; [.$C225] = 0); &quot;true&quot;; &quot;false&quot;);  IF(AND([.$B225] = 1; [.$C225] = 1); &quot;true&quot;;&quot;false&quot;))" office:value-type="string" office:string-value="true" calcext:value-type="string">
            <text:p>true</text:p>
          </table:table-cell>
          <table:table-cell table:style-name="ce8" table:formula="of:= IF([.H225] = 1; IF(OR([.$B225] = 0; [.$C225] = 0); &quot;true&quot;; &quot;false&quot;);  IF(AND([.$B225] = 1; [.$C225] = 1); &quot;true&quot;;&quot;false&quot;))" office:value-type="string" office:string-value="false" calcext:value-type="string">
            <text:p>false</text:p>
          </table:table-cell>
          <table:table-cell table:style-name="ce8" table:formula="of:= IF([.I225] = 1; IF(OR([.$B225] = 0; [.$C225] = 0); &quot;true&quot;; &quot;false&quot;);  IF(AND([.$B225] = 1; [.$C225] = 1); &quot;true&quot;;&quot;false&quot;))" office:value-type="string" office:string-value="true" calcext:value-type="string">
            <text:p>true</text:p>
          </table:table-cell>
          <table:table-cell table:style-name="ce8" table:formula="of:= IF([.J225] = 1; IF(OR([.$B225] = 0; [.$C225] = 0); &quot;true&quot;; &quot;false&quot;);  IF(AND([.$B225] = 1; [.$C225] = 1); &quot;true&quot;;&quot;false&quot;))" office:value-type="string" office:string-value="true" calcext:value-type="string">
            <text:p>true</text:p>
          </table:table-cell>
          <table:table-cell table:style-name="ce8" table:formula="of:= IF([.K225] = 1; IF(OR([.$B225] = 0; [.$C225] = 0); &quot;true&quot;; &quot;false&quot;);  IF(AND([.$B225] = 1; [.$C2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FinalToNonFin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6] = 1; IF(OR([.$B226] = 0; [.$C226] = 0); &quot;true&quot;; &quot;false&quot;);  IF(AND([.$B226] = 1; [.$C226] = 1); &quot;true&quot;;&quot;false&quot;))" office:value-type="string" office:string-value="false" calcext:value-type="string">
            <text:p>false</text:p>
          </table:table-cell>
          <table:table-cell table:style-name="ce8" table:formula="of:= IF([.E226] = 1; IF(OR([.$B226] = 0; [.$C226] = 0); &quot;true&quot;; &quot;false&quot;);  IF(AND([.$B226] = 1; [.$C226] = 1); &quot;true&quot;;&quot;false&quot;))" office:value-type="string" office:string-value="true" calcext:value-type="string">
            <text:p>true</text:p>
          </table:table-cell>
          <table:table-cell table:style-name="ce8" table:formula="of:= IF([.F226] = 1; IF(OR([.$B226] = 0; [.$C226] = 0); &quot;true&quot;; &quot;false&quot;);  IF(AND([.$B226] = 1; [.$C226] = 1); &quot;true&quot;;&quot;false&quot;))" office:value-type="string" office:string-value="false" calcext:value-type="string">
            <text:p>false</text:p>
          </table:table-cell>
          <table:table-cell table:style-name="ce8" table:formula="of:= IF([.G226] = 1; IF(OR([.$B226] = 0; [.$C226] = 0); &quot;true&quot;; &quot;false&quot;);  IF(AND([.$B226] = 1; [.$C226] = 1); &quot;true&quot;;&quot;false&quot;))" office:value-type="string" office:string-value="true" calcext:value-type="string">
            <text:p>true</text:p>
          </table:table-cell>
          <table:table-cell table:style-name="ce8" table:formula="of:= IF([.H226] = 1; IF(OR([.$B226] = 0; [.$C226] = 0); &quot;true&quot;; &quot;false&quot;);  IF(AND([.$B226] = 1; [.$C226] = 1); &quot;true&quot;;&quot;false&quot;))" office:value-type="string" office:string-value="false" calcext:value-type="string">
            <text:p>false</text:p>
          </table:table-cell>
          <table:table-cell table:style-name="ce8" table:formula="of:= IF([.I226] = 1; IF(OR([.$B226] = 0; [.$C226] = 0); &quot;true&quot;; &quot;false&quot;);  IF(AND([.$B226] = 1; [.$C226] = 1); &quot;true&quot;;&quot;false&quot;))" office:value-type="string" office:string-value="true" calcext:value-type="string">
            <text:p>true</text:p>
          </table:table-cell>
          <table:table-cell table:style-name="ce8" table:formula="of:= IF([.J226] = 1; IF(OR([.$B226] = 0; [.$C226] = 0); &quot;true&quot;; &quot;false&quot;);  IF(AND([.$B226] = 1; [.$C226] = 1); &quot;true&quot;;&quot;false&quot;))" office:value-type="string" office:string-value="false" calcext:value-type="string">
            <text:p>false</text:p>
          </table:table-cell>
          <table:table-cell table:style-name="ce8" table:formula="of:= IF([.K226] = 1; IF(OR([.$B226] = 0; [.$C226] = 0); &quot;true&quot;; &quot;false&quot;);  IF(AND([.$B226] = 1; [.$C226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FieldNonFinalToFin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7] = 1; IF(OR([.$B227] = 0; [.$C227] = 0); &quot;true&quot;; &quot;false&quot;);  IF(AND([.$B227] = 1; [.$C227] = 1); &quot;true&quot;;&quot;false&quot;))" office:value-type="string" office:string-value="true" calcext:value-type="string">
            <text:p>true</text:p>
          </table:table-cell>
          <table:table-cell table:style-name="ce8" table:formula="of:= IF([.E227] = 1; IF(OR([.$B227] = 0; [.$C227] = 0); &quot;true&quot;; &quot;false&quot;);  IF(AND([.$B227] = 1; [.$C227] = 1); &quot;true&quot;;&quot;false&quot;))" office:value-type="string" office:string-value="true" calcext:value-type="string">
            <text:p>true</text:p>
          </table:table-cell>
          <table:table-cell table:style-name="ce8" table:formula="of:= IF([.F227] = 1; IF(OR([.$B227] = 0; [.$C227] = 0); &quot;true&quot;; &quot;false&quot;);  IF(AND([.$B227] = 1; [.$C227] = 1); &quot;true&quot;;&quot;false&quot;))" office:value-type="string" office:string-value="true" calcext:value-type="string">
            <text:p>true</text:p>
          </table:table-cell>
          <table:table-cell table:style-name="ce8" table:formula="of:= IF([.G227] = 1; IF(OR([.$B227] = 0; [.$C227] = 0); &quot;true&quot;; &quot;false&quot;);  IF(AND([.$B227] = 1; [.$C227] = 1); &quot;true&quot;;&quot;false&quot;))" office:value-type="string" office:string-value="false" calcext:value-type="string">
            <text:p>false</text:p>
          </table:table-cell>
          <table:table-cell table:style-name="ce8" table:formula="of:= IF([.H227] = 1; IF(OR([.$B227] = 0; [.$C227] = 0); &quot;true&quot;; &quot;false&quot;);  IF(AND([.$B227] = 1; [.$C227] = 1); &quot;true&quot;;&quot;false&quot;))" office:value-type="string" office:string-value="true" calcext:value-type="string">
            <text:p>true</text:p>
          </table:table-cell>
          <table:table-cell table:style-name="ce8" table:formula="of:= IF([.I227] = 1; IF(OR([.$B227] = 0; [.$C227] = 0); &quot;true&quot;; &quot;false&quot;);  IF(AND([.$B227] = 1; [.$C227] = 1); &quot;true&quot;;&quot;false&quot;))" office:value-type="string" office:string-value="false" calcext:value-type="string">
            <text:p>false</text:p>
          </table:table-cell>
          <table:table-cell table:style-name="ce8" table:formula="of:= IF([.J227] = 1; IF(OR([.$B227] = 0; [.$C227] = 0); &quot;true&quot;; &quot;false&quot;);  IF(AND([.$B227] = 1; [.$C227] = 1); &quot;true&quot;;&quot;false&quot;))" office:value-type="string" office:string-value="true" calcext:value-type="string">
            <text:p>true</text:p>
          </table:table-cell>
          <table:table-cell table:style-name="ce8" table:formula="of:= IF([.K227] = 1; IF(OR([.$B227] = 0; [.$C227] = 0); &quot;true&quot;; &quot;false&quot;);  IF(AND([.$B227] = 1; [.$C2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NonStaticToSt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28] = 1; IF(OR([.$B228] = 0; [.$C228] = 0); &quot;true&quot;; &quot;false&quot;);  IF(AND([.$B228] = 1; [.$C228] = 1); &quot;true&quot;;&quot;false&quot;))" office:value-type="string" office:string-value="true" calcext:value-type="string">
            <text:p>true</text:p>
          </table:table-cell>
          <table:table-cell table:style-name="ce8" table:formula="of:= IF([.E228] = 1; IF(OR([.$B228] = 0; [.$C228] = 0); &quot;true&quot;; &quot;false&quot;);  IF(AND([.$B228] = 1; [.$C228] = 1); &quot;true&quot;;&quot;false&quot;))" office:value-type="string" office:string-value="true" calcext:value-type="string">
            <text:p>true</text:p>
          </table:table-cell>
          <table:table-cell table:style-name="ce8" table:formula="of:= IF([.F228] = 1; IF(OR([.$B228] = 0; [.$C228] = 0); &quot;true&quot;; &quot;false&quot;);  IF(AND([.$B228] = 1; [.$C228] = 1); &quot;true&quot;;&quot;false&quot;))" office:value-type="string" office:string-value="true" calcext:value-type="string">
            <text:p>true</text:p>
          </table:table-cell>
          <table:table-cell table:style-name="ce8" table:formula="of:= IF([.G228] = 1; IF(OR([.$B228] = 0; [.$C228] = 0); &quot;true&quot;; &quot;false&quot;);  IF(AND([.$B228] = 1; [.$C228] = 1); &quot;true&quot;;&quot;false&quot;))" office:value-type="string" office:string-value="true" calcext:value-type="string">
            <text:p>true</text:p>
          </table:table-cell>
          <table:table-cell table:style-name="ce8" table:formula="of:= IF([.H228] = 1; IF(OR([.$B228] = 0; [.$C228] = 0); &quot;true&quot;; &quot;false&quot;);  IF(AND([.$B228] = 1; [.$C228] = 1); &quot;true&quot;;&quot;false&quot;))" office:value-type="string" office:string-value="true" calcext:value-type="string">
            <text:p>true</text:p>
          </table:table-cell>
          <table:table-cell table:style-name="ce8" table:formula="of:= IF([.I228] = 1; IF(OR([.$B228] = 0; [.$C228] = 0); &quot;true&quot;; &quot;false&quot;);  IF(AND([.$B228] = 1; [.$C228] = 1); &quot;true&quot;;&quot;false&quot;))" office:value-type="string" office:string-value="false" calcext:value-type="string">
            <text:p>false</text:p>
          </table:table-cell>
          <table:table-cell table:style-name="ce8" table:formula="of:= IF([.J228] = 1; IF(OR([.$B228] = 0; [.$C228] = 0); &quot;true&quot;; &quot;false&quot;);  IF(AND([.$B228] = 1; [.$C228] = 1); &quot;true&quot;;&quot;false&quot;))" office:value-type="string" office:string-value="true" calcext:value-type="string">
            <text:p>true</text:p>
          </table:table-cell>
          <table:table-cell table:style-name="ce8" table:formula="of:= IF([.K228] = 1; IF(OR([.$B228] = 0; [.$C228] = 0); &quot;true&quot;; &quot;false&quot;);  IF(AND([.$B228] = 1; [.$C2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NonTransientToTransi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29] = 1; IF(OR([.$B229] = 0; [.$C229] = 0); &quot;true&quot;; &quot;false&quot;);  IF(AND([.$B229] = 1; [.$C229] = 1); &quot;true&quot;;&quot;false&quot;))" office:value-type="string" office:string-value="true" calcext:value-type="string">
            <text:p>true</text:p>
          </table:table-cell>
          <table:table-cell table:style-name="ce8" table:formula="of:= IF([.E229] = 1; IF(OR([.$B229] = 0; [.$C229] = 0); &quot;true&quot;; &quot;false&quot;);  IF(AND([.$B229] = 1; [.$C229] = 1); &quot;true&quot;;&quot;false&quot;))" office:value-type="string" office:string-value="true" calcext:value-type="string">
            <text:p>true</text:p>
          </table:table-cell>
          <table:table-cell table:style-name="ce8" table:formula="of:= IF([.F229] = 1; IF(OR([.$B229] = 0; [.$C229] = 0); &quot;true&quot;; &quot;false&quot;);  IF(AND([.$B229] = 1; [.$C229] = 1); &quot;true&quot;;&quot;false&quot;))" office:value-type="string" office:string-value="true" calcext:value-type="string">
            <text:p>true</text:p>
          </table:table-cell>
          <table:table-cell table:style-name="ce8" table:formula="of:= IF([.G229] = 1; IF(OR([.$B229] = 0; [.$C229] = 0); &quot;true&quot;; &quot;false&quot;);  IF(AND([.$B229] = 1; [.$C229] = 1); &quot;true&quot;;&quot;false&quot;))" office:value-type="string" office:string-value="true" calcext:value-type="string">
            <text:p>true</text:p>
          </table:table-cell>
          <table:table-cell table:style-name="ce8" table:formula="of:= IF([.H229] = 1; IF(OR([.$B229] = 0; [.$C229] = 0); &quot;true&quot;; &quot;false&quot;);  IF(AND([.$B229] = 1; [.$C229] = 1); &quot;true&quot;;&quot;false&quot;))" office:value-type="string" office:string-value="false" calcext:value-type="string">
            <text:p>false</text:p>
          </table:table-cell>
          <table:table-cell table:style-name="ce8" table:formula="of:= IF([.I229] = 1; IF(OR([.$B229] = 0; [.$C229] = 0); &quot;true&quot;; &quot;false&quot;);  IF(AND([.$B229] = 1; [.$C229] = 1); &quot;true&quot;;&quot;false&quot;))" office:value-type="string" office:string-value="true" calcext:value-type="string">
            <text:p>true</text:p>
          </table:table-cell>
          <table:table-cell table:style-name="ce8" table:formula="of:= IF([.J229] = 1; IF(OR([.$B229] = 0; [.$C229] = 0); &quot;true&quot;; &quot;false&quot;);  IF(AND([.$B229] = 1; [.$C229] = 1); &quot;true&quot;;&quot;false&quot;))" office:value-type="string" office:string-value="true" calcext:value-type="string">
            <text:p>true</text:p>
          </table:table-cell>
          <table:table-cell table:style-name="ce8" table:formula="of:= IF([.K229] = 1; IF(OR([.$B229] = 0; [.$C229] = 0); &quot;true&quot;; &quot;false&quot;);  IF(AND([.$B229] = 1; [.$C2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NonVolatileToVolati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30] = 1; IF(OR([.$B230] = 0; [.$C230] = 0); &quot;true&quot;; &quot;false&quot;);  IF(AND([.$B230] = 1; [.$C230] = 1); &quot;true&quot;;&quot;false&quot;))" office:value-type="string" office:string-value="true" calcext:value-type="string">
            <text:p>true</text:p>
          </table:table-cell>
          <table:table-cell table:style-name="ce8" table:formula="of:= IF([.E230] = 1; IF(OR([.$B230] = 0; [.$C230] = 0); &quot;true&quot;; &quot;false&quot;);  IF(AND([.$B230] = 1; [.$C230] = 1); &quot;true&quot;;&quot;false&quot;))" office:value-type="string" office:string-value="true" calcext:value-type="string">
            <text:p>true</text:p>
          </table:table-cell>
          <table:table-cell table:style-name="ce8" table:formula="of:= IF([.F230] = 1; IF(OR([.$B230] = 0; [.$C230] = 0); &quot;true&quot;; &quot;false&quot;);  IF(AND([.$B230] = 1; [.$C230] = 1); &quot;true&quot;;&quot;false&quot;))" office:value-type="string" office:string-value="true" calcext:value-type="string">
            <text:p>true</text:p>
          </table:table-cell>
          <table:table-cell table:style-name="ce8" table:formula="of:= IF([.G230] = 1; IF(OR([.$B230] = 0; [.$C230] = 0); &quot;true&quot;; &quot;false&quot;);  IF(AND([.$B230] = 1; [.$C230] = 1); &quot;true&quot;;&quot;false&quot;))" office:value-type="string" office:string-value="true" calcext:value-type="string">
            <text:p>true</text:p>
          </table:table-cell>
          <table:table-cell table:style-name="ce8" table:formula="of:= IF([.H230] = 1; IF(OR([.$B230] = 0; [.$C230] = 0); &quot;true&quot;; &quot;false&quot;);  IF(AND([.$B230] = 1; [.$C230] = 1); &quot;true&quot;;&quot;false&quot;))" office:value-type="string" office:string-value="false" calcext:value-type="string">
            <text:p>false</text:p>
          </table:table-cell>
          <table:table-cell table:style-name="ce8" table:formula="of:= IF([.I230] = 1; IF(OR([.$B230] = 0; [.$C230] = 0); &quot;true&quot;; &quot;false&quot;);  IF(AND([.$B230] = 1; [.$C230] = 1); &quot;true&quot;;&quot;false&quot;))" office:value-type="string" office:string-value="true" calcext:value-type="string">
            <text:p>true</text:p>
          </table:table-cell>
          <table:table-cell table:style-name="ce8" table:formula="of:= IF([.J230] = 1; IF(OR([.$B230] = 0; [.$C230] = 0); &quot;true&quot;; &quot;false&quot;);  IF(AND([.$B230] = 1; [.$C230] = 1); &quot;true&quot;;&quot;false&quot;))" office:value-type="string" office:string-value="true" calcext:value-type="string">
            <text:p>true</text:p>
          </table:table-cell>
          <table:table-cell table:style-name="ce8" table:formula="of:= IF([.K230] = 1; IF(OR([.$B230] = 0; [.$C230] = 0); &quot;true&quot;; &quot;false&quot;);  IF(AND([.$B230] = 1; [.$C2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StaticToNonSt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31] = 1; IF(OR([.$B231] = 0; [.$C231] = 0); &quot;true&quot;; &quot;false&quot;);  IF(AND([.$B231] = 1; [.$C231] = 1); &quot;true&quot;;&quot;false&quot;))" office:value-type="string" office:string-value="true" calcext:value-type="string">
            <text:p>true</text:p>
          </table:table-cell>
          <table:table-cell table:style-name="ce8" table:formula="of:= IF([.E231] = 1; IF(OR([.$B231] = 0; [.$C231] = 0); &quot;true&quot;; &quot;false&quot;);  IF(AND([.$B231] = 1; [.$C231] = 1); &quot;true&quot;;&quot;false&quot;))" office:value-type="string" office:string-value="true" calcext:value-type="string">
            <text:p>true</text:p>
          </table:table-cell>
          <table:table-cell table:style-name="ce8" table:formula="of:= IF([.F231] = 1; IF(OR([.$B231] = 0; [.$C231] = 0); &quot;true&quot;; &quot;false&quot;);  IF(AND([.$B231] = 1; [.$C231] = 1); &quot;true&quot;;&quot;false&quot;))" office:value-type="string" office:string-value="true" calcext:value-type="string">
            <text:p>true</text:p>
          </table:table-cell>
          <table:table-cell table:style-name="ce8" table:formula="of:= IF([.G231] = 1; IF(OR([.$B231] = 0; [.$C231] = 0); &quot;true&quot;; &quot;false&quot;);  IF(AND([.$B231] = 1; [.$C231] = 1); &quot;true&quot;;&quot;false&quot;))" office:value-type="string" office:string-value="true" calcext:value-type="string">
            <text:p>true</text:p>
          </table:table-cell>
          <table:table-cell table:style-name="ce8" table:formula="of:= IF([.H231] = 1; IF(OR([.$B231] = 0; [.$C231] = 0); &quot;true&quot;; &quot;false&quot;);  IF(AND([.$B231] = 1; [.$C231] = 1); &quot;true&quot;;&quot;false&quot;))" office:value-type="string" office:string-value="true" calcext:value-type="string">
            <text:p>true</text:p>
          </table:table-cell>
          <table:table-cell table:style-name="ce8" table:formula="of:= IF([.I231] = 1; IF(OR([.$B231] = 0; [.$C231] = 0); &quot;true&quot;; &quot;false&quot;);  IF(AND([.$B231] = 1; [.$C231] = 1); &quot;true&quot;;&quot;false&quot;))" office:value-type="string" office:string-value="false" calcext:value-type="string">
            <text:p>false</text:p>
          </table:table-cell>
          <table:table-cell table:style-name="ce8" table:formula="of:= IF([.J231] = 1; IF(OR([.$B231] = 0; [.$C231] = 0); &quot;true&quot;; &quot;false&quot;);  IF(AND([.$B231] = 1; [.$C231] = 1); &quot;true&quot;;&quot;false&quot;))" office:value-type="string" office:string-value="true" calcext:value-type="string">
            <text:p>true</text:p>
          </table:table-cell>
          <table:table-cell table:style-name="ce8" table:formula="of:= IF([.K231] = 1; IF(OR([.$B231] = 0; [.$C231] = 0); &quot;true&quot;; &quot;false&quot;);  IF(AND([.$B231] = 1; [.$C2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TransientToNonTransi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32] = 1; IF(OR([.$B232] = 0; [.$C232] = 0); &quot;true&quot;; &quot;false&quot;);  IF(AND([.$B232] = 1; [.$C232] = 1); &quot;true&quot;;&quot;false&quot;))" office:value-type="string" office:string-value="true" calcext:value-type="string">
            <text:p>true</text:p>
          </table:table-cell>
          <table:table-cell table:style-name="ce8" table:formula="of:= IF([.E232] = 1; IF(OR([.$B232] = 0; [.$C232] = 0); &quot;true&quot;; &quot;false&quot;);  IF(AND([.$B232] = 1; [.$C232] = 1); &quot;true&quot;;&quot;false&quot;))" office:value-type="string" office:string-value="true" calcext:value-type="string">
            <text:p>true</text:p>
          </table:table-cell>
          <table:table-cell table:style-name="ce8" table:formula="of:= IF([.F232] = 1; IF(OR([.$B232] = 0; [.$C232] = 0); &quot;true&quot;; &quot;false&quot;);  IF(AND([.$B232] = 1; [.$C232] = 1); &quot;true&quot;;&quot;false&quot;))" office:value-type="string" office:string-value="true" calcext:value-type="string">
            <text:p>true</text:p>
          </table:table-cell>
          <table:table-cell table:style-name="ce8" table:formula="of:= IF([.G232] = 1; IF(OR([.$B232] = 0; [.$C232] = 0); &quot;true&quot;; &quot;false&quot;);  IF(AND([.$B232] = 1; [.$C232] = 1); &quot;true&quot;;&quot;false&quot;))" office:value-type="string" office:string-value="true" calcext:value-type="string">
            <text:p>true</text:p>
          </table:table-cell>
          <table:table-cell table:style-name="ce8" table:formula="of:= IF([.H232] = 1; IF(OR([.$B232] = 0; [.$C232] = 0); &quot;true&quot;; &quot;false&quot;);  IF(AND([.$B232] = 1; [.$C232] = 1); &quot;true&quot;;&quot;false&quot;))" office:value-type="string" office:string-value="false" calcext:value-type="string">
            <text:p>false</text:p>
          </table:table-cell>
          <table:table-cell table:style-name="ce8" table:formula="of:= IF([.I232] = 1; IF(OR([.$B232] = 0; [.$C232] = 0); &quot;true&quot;; &quot;false&quot;);  IF(AND([.$B232] = 1; [.$C232] = 1); &quot;true&quot;;&quot;false&quot;))" office:value-type="string" office:string-value="true" calcext:value-type="string">
            <text:p>true</text:p>
          </table:table-cell>
          <table:table-cell table:style-name="ce8" table:formula="of:= IF([.J232] = 1; IF(OR([.$B232] = 0; [.$C232] = 0); &quot;true&quot;; &quot;false&quot;);  IF(AND([.$B232] = 1; [.$C232] = 1); &quot;true&quot;;&quot;false&quot;))" office:value-type="string" office:string-value="true" calcext:value-type="string">
            <text:p>true</text:p>
          </table:table-cell>
          <table:table-cell table:style-name="ce8" table:formula="of:= IF([.K232] = 1; IF(OR([.$B232] = 0; [.$C232] = 0); &quot;true&quot;; &quot;false&quot;);  IF(AND([.$B232] = 1; [.$C2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VolatileToNonVolati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33] = 1; IF(OR([.$B233] = 0; [.$C233] = 0); &quot;true&quot;; &quot;false&quot;);  IF(AND([.$B233] = 1; [.$C233] = 1); &quot;true&quot;;&quot;false&quot;))" office:value-type="string" office:string-value="true" calcext:value-type="string">
            <text:p>true</text:p>
          </table:table-cell>
          <table:table-cell table:style-name="ce8" table:formula="of:= IF([.E233] = 1; IF(OR([.$B233] = 0; [.$C233] = 0); &quot;true&quot;; &quot;false&quot;);  IF(AND([.$B233] = 1; [.$C233] = 1); &quot;true&quot;;&quot;false&quot;))" office:value-type="string" office:string-value="true" calcext:value-type="string">
            <text:p>true</text:p>
          </table:table-cell>
          <table:table-cell table:style-name="ce8" table:formula="of:= IF([.F233] = 1; IF(OR([.$B233] = 0; [.$C233] = 0); &quot;true&quot;; &quot;false&quot;);  IF(AND([.$B233] = 1; [.$C233] = 1); &quot;true&quot;;&quot;false&quot;))" office:value-type="string" office:string-value="true" calcext:value-type="string">
            <text:p>true</text:p>
          </table:table-cell>
          <table:table-cell table:style-name="ce8" table:formula="of:= IF([.G233] = 1; IF(OR([.$B233] = 0; [.$C233] = 0); &quot;true&quot;; &quot;false&quot;);  IF(AND([.$B233] = 1; [.$C233] = 1); &quot;true&quot;;&quot;false&quot;))" office:value-type="string" office:string-value="true" calcext:value-type="string">
            <text:p>true</text:p>
          </table:table-cell>
          <table:table-cell table:style-name="ce8" table:formula="of:= IF([.H233] = 1; IF(OR([.$B233] = 0; [.$C233] = 0); &quot;true&quot;; &quot;false&quot;);  IF(AND([.$B233] = 1; [.$C233] = 1); &quot;true&quot;;&quot;false&quot;))" office:value-type="string" office:string-value="false" calcext:value-type="string">
            <text:p>false</text:p>
          </table:table-cell>
          <table:table-cell table:style-name="ce8" table:formula="of:= IF([.I233] = 1; IF(OR([.$B233] = 0; [.$C233] = 0); &quot;true&quot;; &quot;false&quot;);  IF(AND([.$B233] = 1; [.$C233] = 1); &quot;true&quot;;&quot;false&quot;))" office:value-type="string" office:string-value="true" calcext:value-type="string">
            <text:p>true</text:p>
          </table:table-cell>
          <table:table-cell table:style-name="ce8" table:formula="of:= IF([.J233] = 1; IF(OR([.$B233] = 0; [.$C233] = 0); &quot;true&quot;; &quot;false&quot;);  IF(AND([.$B233] = 1; [.$C233] = 1); &quot;true&quot;;&quot;false&quot;))" office:value-type="string" office:string-value="true" calcext:value-type="string">
            <text:p>true</text:p>
          </table:table-cell>
          <table:table-cell table:style-name="ce8" table:formula="of:= IF([.K233] = 1; IF(OR([.$B233] = 0; [.$C233] = 0); &quot;true&quot;; &quot;false&quot;);  IF(AND([.$B233] = 1; [.$C2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AbstractToNonAbstra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 IF([.D234] = 1; IF(OR([.$B234] = 0; [.$C234] = 0); &quot;true&quot;; &quot;false&quot;);  IF(AND([.$B234] = 1; [.$C234] = 1); &quot;true&quot;;&quot;false&quot;))" office:value-type="string" office:string-value="true" calcext:value-type="string">
            <text:p>true</text:p>
          </table:table-cell>
          <table:table-cell table:style-name="ce8" table:formula="of:= IF([.E234] = 1; IF(OR([.$B234] = 0; [.$C234] = 0); &quot;true&quot;; &quot;false&quot;);  IF(AND([.$B234] = 1; [.$C234] = 1); &quot;true&quot;;&quot;false&quot;))" office:value-type="string" office:string-value="true" calcext:value-type="string">
            <text:p>true</text:p>
          </table:table-cell>
          <table:table-cell table:style-name="ce8" table:formula="of:= IF([.F234] = 1; IF(OR([.$B234] = 0; [.$C234] = 0); &quot;true&quot;; &quot;false&quot;);  IF(AND([.$B234] = 1; [.$C234] = 1); &quot;true&quot;;&quot;false&quot;))" office:value-type="string" office:string-value="false" calcext:value-type="string">
            <text:p>false</text:p>
          </table:table-cell>
          <table:table-cell table:style-name="ce8" table:formula="of:= IF([.G234] = 1; IF(OR([.$B234] = 0; [.$C234] = 0); &quot;true&quot;; &quot;false&quot;);  IF(AND([.$B234] = 1; [.$C234] = 1); &quot;true&quot;;&quot;false&quot;))" office:value-type="string" office:string-value="true" calcext:value-type="string">
            <text:p>true</text:p>
          </table:table-cell>
          <table:table-cell table:style-name="ce8" table:formula="of:= IF([.H234] = 1; IF(OR([.$B234] = 0; [.$C234] = 0); &quot;true&quot;; &quot;false&quot;);  IF(AND([.$B234] = 1; [.$C234] = 1); &quot;true&quot;;&quot;false&quot;))" office:value-type="string" office:string-value="false" calcext:value-type="string">
            <text:p>false</text:p>
          </table:table-cell>
          <table:table-cell table:style-name="ce8" table:formula="of:= IF([.I234] = 1; IF(OR([.$B234] = 0; [.$C234] = 0); &quot;true&quot;; &quot;false&quot;);  IF(AND([.$B234] = 1; [.$C234] = 1); &quot;true&quot;;&quot;false&quot;))" office:value-type="string" office:string-value="true" calcext:value-type="string">
            <text:p>true</text:p>
          </table:table-cell>
          <table:table-cell table:style-name="ce8" table:formula="of:= IF([.J234] = 1; IF(OR([.$B234] = 0; [.$C234] = 0); &quot;true&quot;; &quot;false&quot;);  IF(AND([.$B234] = 1; [.$C234] = 1); &quot;true&quot;;&quot;false&quot;))" office:value-type="string" office:string-value="true" calcext:value-type="string">
            <text:p>true</text:p>
          </table:table-cell>
          <table:table-cell table:style-name="ce8" table:formula="of:= IF([.K234] = 1; IF(OR([.$B234] = 0; [.$C234] = 0); &quot;true&quot;; &quot;false&quot;);  IF(AND([.$B234] = 1; [.$C23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MethodFinalToNonFin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35] = 1; IF(OR([.$B235] = 0; [.$C235] = 0); &quot;true&quot;; &quot;false&quot;);  IF(AND([.$B235] = 1; [.$C235] = 1); &quot;true&quot;;&quot;false&quot;))" office:value-type="string" office:string-value="false" calcext:value-type="string">
            <text:p>false</text:p>
          </table:table-cell>
          <table:table-cell table:style-name="ce8" table:formula="of:= IF([.E235] = 1; IF(OR([.$B235] = 0; [.$C235] = 0); &quot;true&quot;; &quot;false&quot;);  IF(AND([.$B235] = 1; [.$C235] = 1); &quot;true&quot;;&quot;false&quot;))" office:value-type="string" office:string-value="true" calcext:value-type="string">
            <text:p>true</text:p>
          </table:table-cell>
          <table:table-cell table:style-name="ce8" table:formula="of:= IF([.F235] = 1; IF(OR([.$B235] = 0; [.$C235] = 0); &quot;true&quot;; &quot;false&quot;);  IF(AND([.$B235] = 1; [.$C235] = 1); &quot;true&quot;;&quot;false&quot;))" office:value-type="string" office:string-value="true" calcext:value-type="string">
            <text:p>true</text:p>
          </table:table-cell>
          <table:table-cell table:style-name="ce8" table:formula="of:= IF([.G235] = 1; IF(OR([.$B235] = 0; [.$C235] = 0); &quot;true&quot;; &quot;false&quot;);  IF(AND([.$B235] = 1; [.$C235] = 1); &quot;true&quot;;&quot;false&quot;))" office:value-type="string" office:string-value="true" calcext:value-type="string">
            <text:p>true</text:p>
          </table:table-cell>
          <table:table-cell table:style-name="ce8" table:formula="of:= IF([.H235] = 1; IF(OR([.$B235] = 0; [.$C235] = 0); &quot;true&quot;; &quot;false&quot;);  IF(AND([.$B235] = 1; [.$C235] = 1); &quot;true&quot;;&quot;false&quot;))" office:value-type="string" office:string-value="false" calcext:value-type="string">
            <text:p>false</text:p>
          </table:table-cell>
          <table:table-cell table:style-name="ce8" table:formula="of:= IF([.I235] = 1; IF(OR([.$B235] = 0; [.$C235] = 0); &quot;true&quot;; &quot;false&quot;);  IF(AND([.$B235] = 1; [.$C235] = 1); &quot;true&quot;;&quot;false&quot;))" office:value-type="string" office:string-value="true" calcext:value-type="string">
            <text:p>true</text:p>
          </table:table-cell>
          <table:table-cell table:style-name="ce8" table:formula="of:= IF([.J235] = 1; IF(OR([.$B235] = 0; [.$C235] = 0); &quot;true&quot;; &quot;false&quot;);  IF(AND([.$B235] = 1; [.$C235] = 1); &quot;true&quot;;&quot;false&quot;))" office:value-type="string" office:string-value="false" calcext:value-type="string">
            <text:p>false</text:p>
          </table:table-cell>
          <table:table-cell table:style-name="ce8" table:formula="of:= IF([.K235] = 1; IF(OR([.$B235] = 0; [.$C235] = 0); &quot;true&quot;; &quot;false&quot;);  IF(AND([.$B235] = 1; [.$C235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MethodNativeToNonNat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36] = 1; IF(OR([.$B236] = 0; [.$C236] = 0); &quot;true&quot;; &quot;false&quot;);  IF(AND([.$B236] = 1; [.$C236] = 1); &quot;true&quot;;&quot;false&quot;))" office:value-type="string" office:string-value="true" calcext:value-type="string">
            <text:p>true</text:p>
          </table:table-cell>
          <table:table-cell table:style-name="ce8" table:formula="of:= IF([.E236] = 1; IF(OR([.$B236] = 0; [.$C236] = 0); &quot;true&quot;; &quot;false&quot;);  IF(AND([.$B236] = 1; [.$C236] = 1); &quot;true&quot;;&quot;false&quot;))" office:value-type="string" office:string-value="true" calcext:value-type="string">
            <text:p>true</text:p>
          </table:table-cell>
          <table:table-cell table:style-name="ce8" table:formula="of:= IF([.F236] = 1; IF(OR([.$B236] = 0; [.$C236] = 0); &quot;true&quot;; &quot;false&quot;);  IF(AND([.$B236] = 1; [.$C236] = 1); &quot;true&quot;;&quot;false&quot;))" office:value-type="string" office:string-value="true" calcext:value-type="string">
            <text:p>true</text:p>
          </table:table-cell>
          <table:table-cell table:style-name="ce8" table:formula="of:= IF([.G236] = 1; IF(OR([.$B236] = 0; [.$C236] = 0); &quot;true&quot;; &quot;false&quot;);  IF(AND([.$B236] = 1; [.$C236] = 1); &quot;true&quot;;&quot;false&quot;))" office:value-type="string" office:string-value="true" calcext:value-type="string">
            <text:p>true</text:p>
          </table:table-cell>
          <table:table-cell table:style-name="ce8" table:formula="of:= IF([.H236] = 1; IF(OR([.$B236] = 0; [.$C236] = 0); &quot;true&quot;; &quot;false&quot;);  IF(AND([.$B236] = 1; [.$C236] = 1); &quot;true&quot;;&quot;false&quot;))" office:value-type="string" office:string-value="false" calcext:value-type="string">
            <text:p>false</text:p>
          </table:table-cell>
          <table:table-cell table:style-name="ce8" table:formula="of:= IF([.I236] = 1; IF(OR([.$B236] = 0; [.$C236] = 0); &quot;true&quot;; &quot;false&quot;);  IF(AND([.$B236] = 1; [.$C236] = 1); &quot;true&quot;;&quot;false&quot;))" office:value-type="string" office:string-value="true" calcext:value-type="string">
            <text:p>true</text:p>
          </table:table-cell>
          <table:table-cell table:style-name="ce8" table:formula="of:= IF([.J236] = 1; IF(OR([.$B236] = 0; [.$C236] = 0); &quot;true&quot;; &quot;false&quot;);  IF(AND([.$B236] = 1; [.$C236] = 1); &quot;true&quot;;&quot;false&quot;))" office:value-type="string" office:string-value="true" calcext:value-type="string">
            <text:p>true</text:p>
          </table:table-cell>
          <table:table-cell table:style-name="ce8" table:formula="of:= IF([.K236] = 1; IF(OR([.$B236] = 0; [.$C236] = 0); &quot;true&quot;; &quot;false&quot;);  IF(AND([.$B236] = 1; [.$C2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AbstractToAbstrac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 IF([.D237] = 1; IF(OR([.$B237] = 0; [.$C237] = 0); &quot;true&quot;; &quot;false&quot;);  IF(AND([.$B237] = 1; [.$C237] = 1); &quot;true&quot;;&quot;false&quot;))" office:value-type="string" office:string-value="false" calcext:value-type="string">
            <text:p>false</text:p>
          </table:table-cell>
          <table:table-cell table:style-name="ce8" table:formula="of:= IF([.E237] = 1; IF(OR([.$B237] = 0; [.$C237] = 0); &quot;true&quot;; &quot;false&quot;);  IF(AND([.$B237] = 1; [.$C237] = 1); &quot;true&quot;;&quot;false&quot;))" office:value-type="string" office:string-value="true" calcext:value-type="string">
            <text:p>true</text:p>
          </table:table-cell>
          <table:table-cell table:style-name="ce8" table:formula="of:= IF([.F237] = 1; IF(OR([.$B237] = 0; [.$C237] = 0); &quot;true&quot;; &quot;false&quot;);  IF(AND([.$B237] = 1; [.$C237] = 1); &quot;true&quot;;&quot;false&quot;))" office:value-type="string" office:string-value="true" calcext:value-type="string">
            <text:p>true</text:p>
          </table:table-cell>
          <table:table-cell table:style-name="ce8" table:formula="of:= IF([.G237] = 1; IF(OR([.$B237] = 0; [.$C237] = 0); &quot;true&quot;; &quot;false&quot;);  IF(AND([.$B237] = 1; [.$C237] = 1); &quot;true&quot;;&quot;false&quot;))" office:value-type="string" office:string-value="false" calcext:value-type="string">
            <text:p>false</text:p>
          </table:table-cell>
          <table:table-cell table:style-name="ce8" table:formula="of:= IF([.H237] = 1; IF(OR([.$B237] = 0; [.$C237] = 0); &quot;true&quot;; &quot;false&quot;);  IF(AND([.$B237] = 1; [.$C237] = 1); &quot;true&quot;;&quot;false&quot;))" office:value-type="string" office:string-value="true" calcext:value-type="string">
            <text:p>true</text:p>
          </table:table-cell>
          <table:table-cell table:style-name="ce8" table:formula="of:= IF([.I237] = 1; IF(OR([.$B237] = 0; [.$C237] = 0); &quot;true&quot;; &quot;false&quot;);  IF(AND([.$B237] = 1; [.$C237] = 1); &quot;true&quot;;&quot;false&quot;))" office:value-type="string" office:string-value="false" calcext:value-type="string">
            <text:p>false</text:p>
          </table:table-cell>
          <table:table-cell table:style-name="ce8" table:formula="of:= IF([.J237] = 1; IF(OR([.$B237] = 0; [.$C237] = 0); &quot;true&quot;; &quot;false&quot;);  IF(AND([.$B237] = 1; [.$C237] = 1); &quot;true&quot;;&quot;false&quot;))" office:value-type="string" office:string-value="false" calcext:value-type="string">
            <text:p>false</text:p>
          </table:table-cell>
          <table:table-cell table:style-name="ce8" table:formula="of:= IF([.K237] = 1; IF(OR([.$B237] = 0; [.$C237] = 0); &quot;true&quot;; &quot;false&quot;);  IF(AND([.$B237] = 1; [.$C2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FinalToFin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38] = 1; IF(OR([.$B238] = 0; [.$C238] = 0); &quot;true&quot;; &quot;false&quot;);  IF(AND([.$B238] = 1; [.$C238] = 1); &quot;true&quot;;&quot;false&quot;))" office:value-type="string" office:string-value="true" calcext:value-type="string">
            <text:p>true</text:p>
          </table:table-cell>
          <table:table-cell table:style-name="ce8" table:formula="of:= IF([.E238] = 1; IF(OR([.$B238] = 0; [.$C238] = 0); &quot;true&quot;; &quot;false&quot;);  IF(AND([.$B238] = 1; [.$C238] = 1); &quot;true&quot;;&quot;false&quot;))" office:value-type="string" office:string-value="true" calcext:value-type="string">
            <text:p>true</text:p>
          </table:table-cell>
          <table:table-cell table:style-name="ce8" table:formula="of:= IF([.F238] = 1; IF(OR([.$B238] = 0; [.$C238] = 0); &quot;true&quot;; &quot;false&quot;);  IF(AND([.$B238] = 1; [.$C238] = 1); &quot;true&quot;;&quot;false&quot;))" office:value-type="string" office:string-value="true" calcext:value-type="string">
            <text:p>true</text:p>
          </table:table-cell>
          <table:table-cell table:style-name="ce8" table:formula="of:= IF([.G238] = 1; IF(OR([.$B238] = 0; [.$C238] = 0); &quot;true&quot;; &quot;false&quot;);  IF(AND([.$B238] = 1; [.$C238] = 1); &quot;true&quot;;&quot;false&quot;))" office:value-type="string" office:string-value="true" calcext:value-type="string">
            <text:p>true</text:p>
          </table:table-cell>
          <table:table-cell table:style-name="ce8" table:formula="of:= IF([.H238] = 1; IF(OR([.$B238] = 0; [.$C238] = 0); &quot;true&quot;; &quot;false&quot;);  IF(AND([.$B238] = 1; [.$C238] = 1); &quot;true&quot;;&quot;false&quot;))" office:value-type="string" office:string-value="true" calcext:value-type="string">
            <text:p>true</text:p>
          </table:table-cell>
          <table:table-cell table:style-name="ce8" table:formula="of:= IF([.I238] = 1; IF(OR([.$B238] = 0; [.$C238] = 0); &quot;true&quot;; &quot;false&quot;);  IF(AND([.$B238] = 1; [.$C238] = 1); &quot;true&quot;;&quot;false&quot;))" office:value-type="string" office:string-value="false" calcext:value-type="string">
            <text:p>false</text:p>
          </table:table-cell>
          <table:table-cell table:style-name="ce8" table:formula="of:= IF([.J238] = 1; IF(OR([.$B238] = 0; [.$C238] = 0); &quot;true&quot;; &quot;false&quot;);  IF(AND([.$B238] = 1; [.$C238] = 1); &quot;true&quot;;&quot;false&quot;))" office:value-type="string" office:string-value="true" calcext:value-type="string">
            <text:p>true</text:p>
          </table:table-cell>
          <table:table-cell table:style-name="ce8" table:formula="of:= IF([.K238] = 1; IF(OR([.$B238] = 0; [.$C238] = 0); &quot;true&quot;; &quot;false&quot;);  IF(AND([.$B238] = 1; [.$C2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NativeToNativ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39] = 1; IF(OR([.$B239] = 0; [.$C239] = 0); &quot;true&quot;; &quot;false&quot;);  IF(AND([.$B239] = 1; [.$C239] = 1); &quot;true&quot;;&quot;false&quot;))" office:value-type="string" office:string-value="false" calcext:value-type="string">
            <text:p>false</text:p>
          </table:table-cell>
          <table:table-cell table:style-name="ce8" table:formula="of:= IF([.E239] = 1; IF(OR([.$B239] = 0; [.$C239] = 0); &quot;true&quot;; &quot;false&quot;);  IF(AND([.$B239] = 1; [.$C239] = 1); &quot;true&quot;;&quot;false&quot;))" office:value-type="string" office:string-value="false" calcext:value-type="string">
            <text:p>false</text:p>
          </table:table-cell>
          <table:table-cell table:style-name="ce8" table:formula="of:= IF([.F239] = 1; IF(OR([.$B239] = 0; [.$C239] = 0); &quot;true&quot;; &quot;false&quot;);  IF(AND([.$B239] = 1; [.$C239] = 1); &quot;true&quot;;&quot;false&quot;))" office:value-type="string" office:string-value="false" calcext:value-type="string">
            <text:p>false</text:p>
          </table:table-cell>
          <table:table-cell table:style-name="ce8" table:formula="of:= IF([.G239] = 1; IF(OR([.$B239] = 0; [.$C239] = 0); &quot;true&quot;; &quot;false&quot;);  IF(AND([.$B239] = 1; [.$C239] = 1); &quot;true&quot;;&quot;false&quot;))" office:value-type="string" office:string-value="false" calcext:value-type="string">
            <text:p>false</text:p>
          </table:table-cell>
          <table:table-cell table:style-name="ce8" table:formula="of:= IF([.H239] = 1; IF(OR([.$B239] = 0; [.$C239] = 0); &quot;true&quot;; &quot;false&quot;);  IF(AND([.$B239] = 1; [.$C239] = 1); &quot;true&quot;;&quot;false&quot;))" office:value-type="string" office:string-value="true" calcext:value-type="string">
            <text:p>true</text:p>
          </table:table-cell>
          <table:table-cell table:style-name="ce8" table:formula="of:= IF([.I239] = 1; IF(OR([.$B239] = 0; [.$C239] = 0); &quot;true&quot;; &quot;false&quot;);  IF(AND([.$B239] = 1; [.$C239] = 1); &quot;true&quot;;&quot;false&quot;))" office:value-type="string" office:string-value="false" calcext:value-type="string">
            <text:p>false</text:p>
          </table:table-cell>
          <table:table-cell table:style-name="ce8" table:formula="of:= IF([.J239] = 1; IF(OR([.$B239] = 0; [.$C239] = 0); &quot;true&quot;; &quot;false&quot;);  IF(AND([.$B239] = 1; [.$C239] = 1); &quot;true&quot;;&quot;false&quot;))" office:value-type="string" office:string-value="false" calcext:value-type="string">
            <text:p>false</text:p>
          </table:table-cell>
          <table:table-cell table:style-name="ce8" table:formula="of:= IF([.K239] = 1; IF(OR([.$B239] = 0; [.$C239] = 0); &quot;true&quot;; &quot;false&quot;);  IF(AND([.$B239] = 1; [.$C239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MethodNonStaticToSta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40] = 1; IF(OR([.$B240] = 0; [.$C240] = 0); &quot;true&quot;; &quot;false&quot;);  IF(AND([.$B240] = 1; [.$C240] = 1); &quot;true&quot;;&quot;false&quot;))" office:value-type="string" office:string-value="false" calcext:value-type="string">
            <text:p>false</text:p>
          </table:table-cell>
          <table:table-cell table:style-name="ce8" table:formula="of:= IF([.E240] = 1; IF(OR([.$B240] = 0; [.$C240] = 0); &quot;true&quot;; &quot;false&quot;);  IF(AND([.$B240] = 1; [.$C240] = 1); &quot;true&quot;;&quot;false&quot;))" office:value-type="string" office:string-value="true" calcext:value-type="string">
            <text:p>true</text:p>
          </table:table-cell>
          <table:table-cell table:style-name="ce8" table:formula="of:= IF([.F240] = 1; IF(OR([.$B240] = 0; [.$C240] = 0); &quot;true&quot;; &quot;false&quot;);  IF(AND([.$B240] = 1; [.$C240] = 1); &quot;true&quot;;&quot;false&quot;))" office:value-type="string" office:string-value="true" calcext:value-type="string">
            <text:p>true</text:p>
          </table:table-cell>
          <table:table-cell table:style-name="ce8" table:formula="of:= IF([.G240] = 1; IF(OR([.$B240] = 0; [.$C240] = 0); &quot;true&quot;; &quot;false&quot;);  IF(AND([.$B240] = 1; [.$C240] = 1); &quot;true&quot;;&quot;false&quot;))" office:value-type="string" office:string-value="false" calcext:value-type="string">
            <text:p>false</text:p>
          </table:table-cell>
          <table:table-cell table:style-name="ce8" table:formula="of:= IF([.H240] = 1; IF(OR([.$B240] = 0; [.$C240] = 0); &quot;true&quot;; &quot;false&quot;);  IF(AND([.$B240] = 1; [.$C240] = 1); &quot;true&quot;;&quot;false&quot;))" office:value-type="string" office:string-value="true" calcext:value-type="string">
            <text:p>true</text:p>
          </table:table-cell>
          <table:table-cell table:style-name="ce8" table:formula="of:= IF([.I240] = 1; IF(OR([.$B240] = 0; [.$C240] = 0); &quot;true&quot;; &quot;false&quot;);  IF(AND([.$B240] = 1; [.$C240] = 1); &quot;true&quot;;&quot;false&quot;))" office:value-type="string" office:string-value="false" calcext:value-type="string">
            <text:p>false</text:p>
          </table:table-cell>
          <table:table-cell table:style-name="ce8" table:formula="of:= IF([.J240] = 1; IF(OR([.$B240] = 0; [.$C240] = 0); &quot;true&quot;; &quot;false&quot;);  IF(AND([.$B240] = 1; [.$C240] = 1); &quot;true&quot;;&quot;false&quot;))" office:value-type="string" office:string-value="true" calcext:value-type="string">
            <text:p>true</text:p>
          </table:table-cell>
          <table:table-cell table:style-name="ce8" table:formula="of:= IF([.K240] = 1; IF(OR([.$B240] = 0; [.$C240] = 0); &quot;true&quot;; &quot;false&quot;);  IF(AND([.$B240] = 1; [.$C2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StrictfpToStrictf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41] = 1; IF(OR([.$B241] = 0; [.$C241] = 0); &quot;true&quot;; &quot;false&quot;);  IF(AND([.$B241] = 1; [.$C241] = 1); &quot;true&quot;;&quot;false&quot;))" office:value-type="string" office:string-value="true" calcext:value-type="string">
            <text:p>true</text:p>
          </table:table-cell>
          <table:table-cell table:style-name="ce8" table:formula="of:= IF([.E241] = 1; IF(OR([.$B241] = 0; [.$C241] = 0); &quot;true&quot;; &quot;false&quot;);  IF(AND([.$B241] = 1; [.$C241] = 1); &quot;true&quot;;&quot;false&quot;))" office:value-type="string" office:string-value="true" calcext:value-type="string">
            <text:p>true</text:p>
          </table:table-cell>
          <table:table-cell table:style-name="ce8" table:formula="of:= IF([.F241] = 1; IF(OR([.$B241] = 0; [.$C241] = 0); &quot;true&quot;; &quot;false&quot;);  IF(AND([.$B241] = 1; [.$C241] = 1); &quot;true&quot;;&quot;false&quot;))" office:value-type="string" office:string-value="true" calcext:value-type="string">
            <text:p>true</text:p>
          </table:table-cell>
          <table:table-cell table:style-name="ce8" table:formula="of:= IF([.G241] = 1; IF(OR([.$B241] = 0; [.$C241] = 0); &quot;true&quot;; &quot;false&quot;);  IF(AND([.$B241] = 1; [.$C241] = 1); &quot;true&quot;;&quot;false&quot;))" office:value-type="string" office:string-value="true" calcext:value-type="string">
            <text:p>true</text:p>
          </table:table-cell>
          <table:table-cell table:style-name="ce8" table:formula="of:= IF([.H241] = 1; IF(OR([.$B241] = 0; [.$C241] = 0); &quot;true&quot;; &quot;false&quot;);  IF(AND([.$B241] = 1; [.$C241] = 1); &quot;true&quot;;&quot;false&quot;))" office:value-type="string" office:string-value="false" calcext:value-type="string">
            <text:p>false</text:p>
          </table:table-cell>
          <table:table-cell table:style-name="ce8" table:formula="of:= IF([.I241] = 1; IF(OR([.$B241] = 0; [.$C241] = 0); &quot;true&quot;; &quot;false&quot;);  IF(AND([.$B241] = 1; [.$C241] = 1); &quot;true&quot;;&quot;false&quot;))" office:value-type="string" office:string-value="true" calcext:value-type="string">
            <text:p>true</text:p>
          </table:table-cell>
          <table:table-cell table:style-name="ce8" table:formula="of:= IF([.J241] = 1; IF(OR([.$B241] = 0; [.$C241] = 0); &quot;true&quot;; &quot;false&quot;);  IF(AND([.$B241] = 1; [.$C241] = 1); &quot;true&quot;;&quot;false&quot;))" office:value-type="string" office:string-value="true" calcext:value-type="string">
            <text:p>true</text:p>
          </table:table-cell>
          <table:table-cell table:style-name="ce8" table:formula="of:= IF([.K241] = 1; IF(OR([.$B241] = 0; [.$C241] = 0); &quot;true&quot;; &quot;false&quot;);  IF(AND([.$B241] = 1; [.$C2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SynchronizedToSynchroniz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42] = 1; IF(OR([.$B242] = 0; [.$C242] = 0); &quot;true&quot;; &quot;false&quot;);  IF(AND([.$B242] = 1; [.$C242] = 1); &quot;true&quot;;&quot;false&quot;))" office:value-type="string" office:string-value="true" calcext:value-type="string">
            <text:p>true</text:p>
          </table:table-cell>
          <table:table-cell table:style-name="ce8" table:formula="of:= IF([.E242] = 1; IF(OR([.$B242] = 0; [.$C242] = 0); &quot;true&quot;; &quot;false&quot;);  IF(AND([.$B242] = 1; [.$C242] = 1); &quot;true&quot;;&quot;false&quot;))" office:value-type="string" office:string-value="true" calcext:value-type="string">
            <text:p>true</text:p>
          </table:table-cell>
          <table:table-cell table:style-name="ce8" table:formula="of:= IF([.F242] = 1; IF(OR([.$B242] = 0; [.$C242] = 0); &quot;true&quot;; &quot;false&quot;);  IF(AND([.$B242] = 1; [.$C242] = 1); &quot;true&quot;;&quot;false&quot;))" office:value-type="string" office:string-value="false" calcext:value-type="string">
            <text:p>false</text:p>
          </table:table-cell>
          <table:table-cell table:style-name="ce8" table:formula="of:= IF([.G242] = 1; IF(OR([.$B242] = 0; [.$C242] = 0); &quot;true&quot;; &quot;false&quot;);  IF(AND([.$B242] = 1; [.$C242] = 1); &quot;true&quot;;&quot;false&quot;))" office:value-type="string" office:string-value="true" calcext:value-type="string">
            <text:p>true</text:p>
          </table:table-cell>
          <table:table-cell table:style-name="ce8" table:formula="of:= IF([.H242] = 1; IF(OR([.$B242] = 0; [.$C242] = 0); &quot;true&quot;; &quot;false&quot;);  IF(AND([.$B242] = 1; [.$C242] = 1); &quot;true&quot;;&quot;false&quot;))" office:value-type="string" office:string-value="false" calcext:value-type="string">
            <text:p>false</text:p>
          </table:table-cell>
          <table:table-cell table:style-name="ce8" table:formula="of:= IF([.I242] = 1; IF(OR([.$B242] = 0; [.$C242] = 0); &quot;true&quot;; &quot;false&quot;);  IF(AND([.$B242] = 1; [.$C242] = 1); &quot;true&quot;;&quot;false&quot;))" office:value-type="string" office:string-value="true" calcext:value-type="string">
            <text:p>true</text:p>
          </table:table-cell>
          <table:table-cell table:style-name="ce8" table:formula="of:= IF([.J242] = 1; IF(OR([.$B242] = 0; [.$C242] = 0); &quot;true&quot;; &quot;false&quot;);  IF(AND([.$B242] = 1; [.$C242] = 1); &quot;true&quot;;&quot;false&quot;))" office:value-type="string" office:string-value="true" calcext:value-type="string">
            <text:p>true</text:p>
          </table:table-cell>
          <table:table-cell table:style-name="ce8" table:formula="of:= IF([.K242] = 1; IF(OR([.$B242] = 0; [.$C242] = 0); &quot;true&quot;; &quot;false&quot;);  IF(AND([.$B242] = 1; [.$C2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StaticToNonStati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43] = 1; IF(OR([.$B243] = 0; [.$C243] = 0); &quot;true&quot;; &quot;false&quot;);  IF(AND([.$B243] = 1; [.$C243] = 1); &quot;true&quot;;&quot;false&quot;))" office:value-type="string" office:string-value="false" calcext:value-type="string">
            <text:p>false</text:p>
          </table:table-cell>
          <table:table-cell table:style-name="ce8" table:formula="of:= IF([.E243] = 1; IF(OR([.$B243] = 0; [.$C243] = 0); &quot;true&quot;; &quot;false&quot;);  IF(AND([.$B243] = 1; [.$C243] = 1); &quot;true&quot;;&quot;false&quot;))" office:value-type="string" office:string-value="true" calcext:value-type="string">
            <text:p>true</text:p>
          </table:table-cell>
          <table:table-cell table:style-name="ce8" table:formula="of:= IF([.F243] = 1; IF(OR([.$B243] = 0; [.$C243] = 0); &quot;true&quot;; &quot;false&quot;);  IF(AND([.$B243] = 1; [.$C243] = 1); &quot;true&quot;;&quot;false&quot;))" office:value-type="string" office:string-value="true" calcext:value-type="string">
            <text:p>true</text:p>
          </table:table-cell>
          <table:table-cell table:style-name="ce8" table:formula="of:= IF([.G243] = 1; IF(OR([.$B243] = 0; [.$C243] = 0); &quot;true&quot;; &quot;false&quot;);  IF(AND([.$B243] = 1; [.$C243] = 1); &quot;true&quot;;&quot;false&quot;))" office:value-type="string" office:string-value="false" calcext:value-type="string">
            <text:p>false</text:p>
          </table:table-cell>
          <table:table-cell table:style-name="ce8" table:formula="of:= IF([.H243] = 1; IF(OR([.$B243] = 0; [.$C243] = 0); &quot;true&quot;; &quot;false&quot;);  IF(AND([.$B243] = 1; [.$C243] = 1); &quot;true&quot;;&quot;false&quot;))" office:value-type="string" office:string-value="true" calcext:value-type="string">
            <text:p>true</text:p>
          </table:table-cell>
          <table:table-cell table:style-name="ce8" table:formula="of:= IF([.I243] = 1; IF(OR([.$B243] = 0; [.$C243] = 0); &quot;true&quot;; &quot;false&quot;);  IF(AND([.$B243] = 1; [.$C243] = 1); &quot;true&quot;;&quot;false&quot;))" office:value-type="string" office:string-value="false" calcext:value-type="string">
            <text:p>false</text:p>
          </table:table-cell>
          <table:table-cell table:style-name="ce8" table:formula="of:= IF([.J243] = 1; IF(OR([.$B243] = 0; [.$C243] = 0); &quot;true&quot;; &quot;false&quot;);  IF(AND([.$B243] = 1; [.$C243] = 1); &quot;true&quot;;&quot;false&quot;))" office:value-type="string" office:string-value="true" calcext:value-type="string">
            <text:p>true</text:p>
          </table:table-cell>
          <table:table-cell table:style-name="ce8" table:formula="of:= IF([.K243] = 1; IF(OR([.$B243] = 0; [.$C243] = 0); &quot;true&quot;; &quot;false&quot;);  IF(AND([.$B243] = 1; [.$C2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StrictfpToNonStrictf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44] = 1; IF(OR([.$B244] = 0; [.$C244] = 0); &quot;true&quot;; &quot;false&quot;);  IF(AND([.$B244] = 1; [.$C244] = 1); &quot;true&quot;;&quot;false&quot;))" office:value-type="string" office:string-value="false" calcext:value-type="string">
            <text:p>false</text:p>
          </table:table-cell>
          <table:table-cell table:style-name="ce8" table:formula="of:= IF([.E244] = 1; IF(OR([.$B244] = 0; [.$C244] = 0); &quot;true&quot;; &quot;false&quot;);  IF(AND([.$B244] = 1; [.$C244] = 1); &quot;true&quot;;&quot;false&quot;))" office:value-type="string" office:string-value="false" calcext:value-type="string">
            <text:p>false</text:p>
          </table:table-cell>
          <table:table-cell table:style-name="ce8" table:formula="of:= IF([.F244] = 1; IF(OR([.$B244] = 0; [.$C244] = 0); &quot;true&quot;; &quot;false&quot;);  IF(AND([.$B244] = 1; [.$C244] = 1); &quot;true&quot;;&quot;false&quot;))" office:value-type="string" office:string-value="false" calcext:value-type="string">
            <text:p>false</text:p>
          </table:table-cell>
          <table:table-cell table:style-name="ce8" table:formula="of:= IF([.G244] = 1; IF(OR([.$B244] = 0; [.$C244] = 0); &quot;true&quot;; &quot;false&quot;);  IF(AND([.$B244] = 1; [.$C244] = 1); &quot;true&quot;;&quot;false&quot;))" office:value-type="string" office:string-value="false" calcext:value-type="string">
            <text:p>false</text:p>
          </table:table-cell>
          <table:table-cell table:style-name="ce8" table:formula="of:= IF([.H244] = 1; IF(OR([.$B244] = 0; [.$C244] = 0); &quot;true&quot;; &quot;false&quot;);  IF(AND([.$B244] = 1; [.$C244] = 1); &quot;true&quot;;&quot;false&quot;))" office:value-type="string" office:string-value="true" calcext:value-type="string">
            <text:p>true</text:p>
          </table:table-cell>
          <table:table-cell table:style-name="ce8" table:formula="of:= IF([.I244] = 1; IF(OR([.$B244] = 0; [.$C244] = 0); &quot;true&quot;; &quot;false&quot;);  IF(AND([.$B244] = 1; [.$C244] = 1); &quot;true&quot;;&quot;false&quot;))" office:value-type="string" office:string-value="false" calcext:value-type="string">
            <text:p>false</text:p>
          </table:table-cell>
          <table:table-cell table:style-name="ce8" table:formula="of:= IF([.J244] = 1; IF(OR([.$B244] = 0; [.$C244] = 0); &quot;true&quot;; &quot;false&quot;);  IF(AND([.$B244] = 1; [.$C244] = 1); &quot;true&quot;;&quot;false&quot;))" office:value-type="string" office:string-value="false" calcext:value-type="string">
            <text:p>false</text:p>
          </table:table-cell>
          <table:table-cell table:style-name="ce8" table:formula="of:= IF([.K244] = 1; IF(OR([.$B244] = 0; [.$C244] = 0); &quot;true&quot;; &quot;false&quot;);  IF(AND([.$B244] = 1; [.$C244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MethodSynchronizedToNonSynchroniz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 IF([.D245] = 1; IF(OR([.$B245] = 0; [.$C245] = 0); &quot;true&quot;; &quot;false&quot;);  IF(AND([.$B245] = 1; [.$C245] = 1); &quot;true&quot;;&quot;false&quot;))" office:value-type="string" office:string-value="true" calcext:value-type="string">
            <text:p>true</text:p>
          </table:table-cell>
          <table:table-cell table:style-name="ce8" table:formula="of:= IF([.E245] = 1; IF(OR([.$B245] = 0; [.$C245] = 0); &quot;true&quot;; &quot;false&quot;);  IF(AND([.$B245] = 1; [.$C245] = 1); &quot;true&quot;;&quot;false&quot;))" office:value-type="string" office:string-value="true" calcext:value-type="string">
            <text:p>true</text:p>
          </table:table-cell>
          <table:table-cell table:style-name="ce8" table:formula="of:= IF([.F245] = 1; IF(OR([.$B245] = 0; [.$C245] = 0); &quot;true&quot;; &quot;false&quot;);  IF(AND([.$B245] = 1; [.$C245] = 1); &quot;true&quot;;&quot;false&quot;))" office:value-type="string" office:string-value="false" calcext:value-type="string">
            <text:p>false</text:p>
          </table:table-cell>
          <table:table-cell table:style-name="ce8" table:formula="of:= IF([.G245] = 1; IF(OR([.$B245] = 0; [.$C245] = 0); &quot;true&quot;; &quot;false&quot;);  IF(AND([.$B245] = 1; [.$C245] = 1); &quot;true&quot;;&quot;false&quot;))" office:value-type="string" office:string-value="true" calcext:value-type="string">
            <text:p>true</text:p>
          </table:table-cell>
          <table:table-cell table:style-name="ce8" table:formula="of:= IF([.H245] = 1; IF(OR([.$B245] = 0; [.$C245] = 0); &quot;true&quot;; &quot;false&quot;);  IF(AND([.$B245] = 1; [.$C245] = 1); &quot;true&quot;;&quot;false&quot;))" office:value-type="string" office:string-value="false" calcext:value-type="string">
            <text:p>false</text:p>
          </table:table-cell>
          <table:table-cell table:style-name="ce8" table:formula="of:= IF([.I245] = 1; IF(OR([.$B245] = 0; [.$C245] = 0); &quot;true&quot;; &quot;false&quot;);  IF(AND([.$B245] = 1; [.$C245] = 1); &quot;true&quot;;&quot;false&quot;))" office:value-type="string" office:string-value="true" calcext:value-type="string">
            <text:p>true</text:p>
          </table:table-cell>
          <table:table-cell table:style-name="ce8" table:formula="of:= IF([.J245] = 1; IF(OR([.$B245] = 0; [.$C245] = 0); &quot;true&quot;; &quot;false&quot;);  IF(AND([.$B245] = 1; [.$C245] = 1); &quot;true&quot;;&quot;false&quot;))" office:value-type="string" office:string-value="true" calcext:value-type="string">
            <text:p>true</text:p>
          </table:table-cell>
          <table:table-cell table:style-name="ce8" table:formula="of:= IF([.K245] = 1; IF(OR([.$B245] = 0; [.$C245] = 0); &quot;true&quot;; &quot;false&quot;);  IF(AND([.$B245] = 1; [.$C2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NestedClazzNonStaticToSt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 IF([.D246] = 1; IF(OR([.$B246] = 0; [.$C246] = 0); &quot;true&quot;; &quot;false&quot;);  IF(AND([.$B246] = 1; [.$C246] = 1); &quot;true&quot;;&quot;false&quot;))" office:value-type="string" office:string-value="true" calcext:value-type="string">
            <text:p>true</text:p>
          </table:table-cell>
          <table:table-cell table:style-name="ce8" table:formula="of:= IF([.E246] = 1; IF(OR([.$B246] = 0; [.$C246] = 0); &quot;true&quot;; &quot;false&quot;);  IF(AND([.$B246] = 1; [.$C246] = 1); &quot;true&quot;;&quot;false&quot;))" office:value-type="string" office:string-value="true" calcext:value-type="string">
            <text:p>true</text:p>
          </table:table-cell>
          <table:table-cell table:style-name="ce8" table:formula="of:= IF([.F246] = 1; IF(OR([.$B246] = 0; [.$C246] = 0); &quot;true&quot;; &quot;false&quot;);  IF(AND([.$B246] = 1; [.$C246] = 1); &quot;true&quot;;&quot;false&quot;))" office:value-type="string" office:string-value="true" calcext:value-type="string">
            <text:p>true</text:p>
          </table:table-cell>
          <table:table-cell table:style-name="ce8" table:formula="of:= IF([.G246] = 1; IF(OR([.$B246] = 0; [.$C246] = 0); &quot;true&quot;; &quot;false&quot;);  IF(AND([.$B246] = 1; [.$C246] = 1); &quot;true&quot;;&quot;false&quot;))" office:value-type="string" office:string-value="true" calcext:value-type="string">
            <text:p>true</text:p>
          </table:table-cell>
          <table:table-cell table:style-name="ce8" table:formula="of:= IF([.H246] = 1; IF(OR([.$B246] = 0; [.$C246] = 0); &quot;true&quot;; &quot;false&quot;);  IF(AND([.$B246] = 1; [.$C246] = 1); &quot;true&quot;;&quot;false&quot;))" office:value-type="string" office:string-value="true" calcext:value-type="string">
            <text:p>true</text:p>
          </table:table-cell>
          <table:table-cell table:style-name="ce8" table:formula="of:= IF([.I246] = 1; IF(OR([.$B246] = 0; [.$C246] = 0); &quot;true&quot;; &quot;false&quot;);  IF(AND([.$B246] = 1; [.$C246] = 1); &quot;true&quot;;&quot;false&quot;))" office:value-type="string" office:string-value="false" calcext:value-type="string">
            <text:p>false</text:p>
          </table:table-cell>
          <table:table-cell table:style-name="ce8" table:formula="of:= IF([.J246] = 1; IF(OR([.$B246] = 0; [.$C246] = 0); &quot;true&quot;; &quot;false&quot;);  IF(AND([.$B246] = 1; [.$C246] = 1); &quot;true&quot;;&quot;false&quot;))" office:value-type="string" office:string-value="false" calcext:value-type="string">
            <text:p>false</text:p>
          </table:table-cell>
          <table:table-cell table:style-name="ce8" table:formula="of:= IF([.K246] = 1; IF(OR([.$B246] = 0; [.$C246] = 0); &quot;true&quot;; &quot;false&quot;);  IF(AND([.$B246] = 1; [.$C2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NestedClazzStaticToNonSt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 IF([.D247] = 1; IF(OR([.$B247] = 0; [.$C247] = 0); &quot;true&quot;; &quot;false&quot;);  IF(AND([.$B247] = 1; [.$C247] = 1); &quot;true&quot;;&quot;false&quot;))" office:value-type="string" office:string-value="true" calcext:value-type="string">
            <text:p>true</text:p>
          </table:table-cell>
          <table:table-cell table:style-name="ce8" table:formula="of:= IF([.E247] = 1; IF(OR([.$B247] = 0; [.$C247] = 0); &quot;true&quot;; &quot;false&quot;);  IF(AND([.$B247] = 1; [.$C247] = 1); &quot;true&quot;;&quot;false&quot;))" office:value-type="string" office:string-value="true" calcext:value-type="string">
            <text:p>true</text:p>
          </table:table-cell>
          <table:table-cell table:style-name="ce8" table:formula="of:= IF([.F247] = 1; IF(OR([.$B247] = 0; [.$C247] = 0); &quot;true&quot;; &quot;false&quot;);  IF(AND([.$B247] = 1; [.$C247] = 1); &quot;true&quot;;&quot;false&quot;))" office:value-type="string" office:string-value="true" calcext:value-type="string">
            <text:p>true</text:p>
          </table:table-cell>
          <table:table-cell table:style-name="ce8" table:formula="of:= IF([.G247] = 1; IF(OR([.$B247] = 0; [.$C247] = 0); &quot;true&quot;; &quot;false&quot;);  IF(AND([.$B247] = 1; [.$C247] = 1); &quot;true&quot;;&quot;false&quot;))" office:value-type="string" office:string-value="true" calcext:value-type="string">
            <text:p>true</text:p>
          </table:table-cell>
          <table:table-cell table:style-name="ce8" table:formula="of:= IF([.H247] = 1; IF(OR([.$B247] = 0; [.$C247] = 0); &quot;true&quot;; &quot;false&quot;);  IF(AND([.$B247] = 1; [.$C247] = 1); &quot;true&quot;;&quot;false&quot;))" office:value-type="string" office:string-value="true" calcext:value-type="string">
            <text:p>true</text:p>
          </table:table-cell>
          <table:table-cell table:style-name="ce8" table:formula="of:= IF([.I247] = 1; IF(OR([.$B247] = 0; [.$C247] = 0); &quot;true&quot;; &quot;false&quot;);  IF(AND([.$B247] = 1; [.$C247] = 1); &quot;true&quot;;&quot;false&quot;))" office:value-type="string" office:string-value="false" calcext:value-type="string">
            <text:p>false</text:p>
          </table:table-cell>
          <table:table-cell table:style-name="ce8" table:formula="of:= IF([.J247] = 1; IF(OR([.$B247] = 0; [.$C247] = 0); &quot;true&quot;; &quot;false&quot;);  IF(AND([.$B247] = 1; [.$C247] = 1); &quot;true&quot;;&quot;false&quot;))" office:value-type="string" office:string-value="false" calcext:value-type="string">
            <text:p>false</text:p>
          </table:table-cell>
          <table:table-cell table:style-name="ce8" table:formula="of:= IF([.K247] = 1; IF(OR([.$B247] = 0; [.$C247] = 0); &quot;true&quot;; &quot;false&quot;);  IF(AND([.$B247] = 1; [.$C24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Clazz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48] = 1; IF(OR([.$B248] = 0; [.$C248] = 0); &quot;true&quot;; &quot;false&quot;);  IF(AND([.$B248] = 1; [.$C248] = 1); &quot;true&quot;;&quot;false&quot;))" office:value-type="string" office:string-value="false" calcext:value-type="string">
            <text:p>false</text:p>
          </table:table-cell>
          <table:table-cell table:style-name="ce8" table:formula="of:= IF([.E248] = 1; IF(OR([.$B248] = 0; [.$C248] = 0); &quot;true&quot;; &quot;false&quot;);  IF(AND([.$B248] = 1; [.$C248] = 1); &quot;true&quot;;&quot;false&quot;))" office:value-type="string" office:string-value="true" calcext:value-type="string">
            <text:p>true</text:p>
          </table:table-cell>
          <table:table-cell table:style-name="ce8" table:formula="of:= IF([.F248] = 1; IF(OR([.$B248] = 0; [.$C248] = 0); &quot;true&quot;; &quot;false&quot;);  IF(AND([.$B248] = 1; [.$C248] = 1); &quot;true&quot;;&quot;false&quot;))" office:value-type="string" office:string-value="false" calcext:value-type="string">
            <text:p>false</text:p>
          </table:table-cell>
          <table:table-cell table:style-name="ce8" table:formula="of:= IF([.G248] = 1; IF(OR([.$B248] = 0; [.$C248] = 0); &quot;true&quot;; &quot;false&quot;);  IF(AND([.$B248] = 1; [.$C248] = 1); &quot;true&quot;;&quot;false&quot;))" office:value-type="string" office:string-value="true" calcext:value-type="string">
            <text:p>true</text:p>
          </table:table-cell>
          <table:table-cell table:style-name="ce8" table:formula="of:= IF([.H248] = 1; IF(OR([.$B248] = 0; [.$C248] = 0); &quot;true&quot;; &quot;false&quot;);  IF(AND([.$B248] = 1; [.$C248] = 1); &quot;true&quot;;&quot;false&quot;))" office:value-type="string" office:string-value="false" calcext:value-type="string">
            <text:p>false</text:p>
          </table:table-cell>
          <table:table-cell table:style-name="ce8" table:formula="of:= IF([.I248] = 1; IF(OR([.$B248] = 0; [.$C248] = 0); &quot;true&quot;; &quot;false&quot;);  IF(AND([.$B248] = 1; [.$C248] = 1); &quot;true&quot;;&quot;false&quot;))" office:value-type="string" office:string-value="true" calcext:value-type="string">
            <text:p>true</text:p>
          </table:table-cell>
          <table:table-cell table:style-name="ce8" table:formula="of:= IF([.J248] = 1; IF(OR([.$B248] = 0; [.$C248] = 0); &quot;true&quot;; &quot;false&quot;);  IF(AND([.$B248] = 1; [.$C248] = 1); &quot;true&quot;;&quot;false&quot;))" office:value-type="string" office:string-value="false" calcext:value-type="string">
            <text:p>false</text:p>
          </table:table-cell>
          <table:table-cell table:style-name="ce8" table:formula="of:= IF([.K248] = 1; IF(OR([.$B248] = 0; [.$C248] = 0); &quot;true&quot;; &quot;false&quot;);  IF(AND([.$B248] = 1; [.$C248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otherClazz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49] = 1; IF(OR([.$B249] = 0; [.$C249] = 0); &quot;true&quot;; &quot;false&quot;);  IF(AND([.$B249] = 1; [.$C249] = 1); &quot;true&quot;;&quot;false&quot;))" office:value-type="string" office:string-value="true" calcext:value-type="string">
            <text:p>true</text:p>
          </table:table-cell>
          <table:table-cell table:style-name="ce8" table:formula="of:= IF([.E249] = 1; IF(OR([.$B249] = 0; [.$C249] = 0); &quot;true&quot;; &quot;false&quot;);  IF(AND([.$B249] = 1; [.$C249] = 1); &quot;true&quot;;&quot;false&quot;))" office:value-type="string" office:string-value="true" calcext:value-type="string">
            <text:p>true</text:p>
          </table:table-cell>
          <table:table-cell table:style-name="ce8" table:formula="of:= IF([.F249] = 1; IF(OR([.$B249] = 0; [.$C249] = 0); &quot;true&quot;; &quot;false&quot;);  IF(AND([.$B249] = 1; [.$C249] = 1); &quot;true&quot;;&quot;false&quot;))" office:value-type="string" office:string-value="true" calcext:value-type="string">
            <text:p>true</text:p>
          </table:table-cell>
          <table:table-cell table:style-name="ce8" table:formula="of:= IF([.G249] = 1; IF(OR([.$B249] = 0; [.$C249] = 0); &quot;true&quot;; &quot;false&quot;);  IF(AND([.$B249] = 1; [.$C249] = 1); &quot;true&quot;;&quot;false&quot;))" office:value-type="string" office:string-value="true" calcext:value-type="string">
            <text:p>true</text:p>
          </table:table-cell>
          <table:table-cell table:style-name="ce8" table:formula="of:= IF([.H249] = 1; IF(OR([.$B249] = 0; [.$C249] = 0); &quot;true&quot;; &quot;false&quot;);  IF(AND([.$B249] = 1; [.$C249] = 1); &quot;true&quot;;&quot;false&quot;))" office:value-type="string" office:string-value="true" calcext:value-type="string">
            <text:p>true</text:p>
          </table:table-cell>
          <table:table-cell table:style-name="ce8" table:formula="of:= IF([.I249] = 1; IF(OR([.$B249] = 0; [.$C249] = 0); &quot;true&quot;; &quot;false&quot;);  IF(AND([.$B249] = 1; [.$C249] = 1); &quot;true&quot;;&quot;false&quot;))" office:value-type="string" office:string-value="false" calcext:value-type="string">
            <text:p>false</text:p>
          </table:table-cell>
          <table:table-cell table:style-name="ce8" table:formula="of:= IF([.J249] = 1; IF(OR([.$B249] = 0; [.$C249] = 0); &quot;true&quot;; &quot;false&quot;);  IF(AND([.$B249] = 1; [.$C249] = 1); &quot;true&quot;;&quot;false&quot;))" office:value-type="string" office:string-value="true" calcext:value-type="string">
            <text:p>true</text:p>
          </table:table-cell>
          <table:table-cell table:style-name="ce8" table:formula="of:= IF([.K249] = 1; IF(OR([.$B249] = 0; [.$C249] = 0); &quot;true&quot;; &quot;false&quot;);  IF(AND([.$B249] = 1; [.$C2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ClazzToIfaz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50] = 1; IF(OR([.$B250] = 0; [.$C250] = 0); &quot;true&quot;; &quot;false&quot;);  IF(AND([.$B250] = 1; [.$C250] = 1); &quot;true&quot;;&quot;false&quot;))" office:value-type="string" office:string-value="true" calcext:value-type="string">
            <text:p>true</text:p>
          </table:table-cell>
          <table:table-cell table:style-name="ce8" table:formula="of:= IF([.E250] = 1; IF(OR([.$B250] = 0; [.$C250] = 0); &quot;true&quot;; &quot;false&quot;);  IF(AND([.$B250] = 1; [.$C250] = 1); &quot;true&quot;;&quot;false&quot;))" office:value-type="string" office:string-value="true" calcext:value-type="string">
            <text:p>true</text:p>
          </table:table-cell>
          <table:table-cell table:style-name="ce8" table:formula="of:= IF([.F250] = 1; IF(OR([.$B250] = 0; [.$C250] = 0); &quot;true&quot;; &quot;false&quot;);  IF(AND([.$B250] = 1; [.$C250] = 1); &quot;true&quot;;&quot;false&quot;))" office:value-type="string" office:string-value="true" calcext:value-type="string">
            <text:p>true</text:p>
          </table:table-cell>
          <table:table-cell table:style-name="ce8" table:formula="of:= IF([.G250] = 1; IF(OR([.$B250] = 0; [.$C250] = 0); &quot;true&quot;; &quot;false&quot;);  IF(AND([.$B250] = 1; [.$C250] = 1); &quot;true&quot;;&quot;false&quot;))" office:value-type="string" office:string-value="true" calcext:value-type="string">
            <text:p>true</text:p>
          </table:table-cell>
          <table:table-cell table:style-name="ce8" table:formula="of:= IF([.H250] = 1; IF(OR([.$B250] = 0; [.$C250] = 0); &quot;true&quot;; &quot;false&quot;);  IF(AND([.$B250] = 1; [.$C250] = 1); &quot;true&quot;;&quot;false&quot;))" office:value-type="string" office:string-value="true" calcext:value-type="string">
            <text:p>true</text:p>
          </table:table-cell>
          <table:table-cell table:style-name="ce8" table:formula="of:= IF([.I250] = 1; IF(OR([.$B250] = 0; [.$C250] = 0); &quot;true&quot;; &quot;false&quot;);  IF(AND([.$B250] = 1; [.$C250] = 1); &quot;true&quot;;&quot;false&quot;))" office:value-type="string" office:string-value="false" calcext:value-type="string">
            <text:p>false</text:p>
          </table:table-cell>
          <table:table-cell table:style-name="ce8" table:formula="of:= IF([.J250] = 1; IF(OR([.$B250] = 0; [.$C250] = 0); &quot;true&quot;; &quot;false&quot;);  IF(AND([.$B250] = 1; [.$C250] = 1); &quot;true&quot;;&quot;false&quot;))" office:value-type="string" office:string-value="true" calcext:value-type="string">
            <text:p>true</text:p>
          </table:table-cell>
          <table:table-cell table:style-name="ce8" table:formula="of:= IF([.K250] = 1; IF(OR([.$B250] = 0; [.$C250] = 0); &quot;true&quot;; &quot;false&quot;);  IF(AND([.$B250] = 1; [.$C25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IfazeAd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51] = 1; IF(OR([.$B251] = 0; [.$C251] = 0); &quot;true&quot;; &quot;false&quot;);  IF(AND([.$B251] = 1; [.$C251] = 1); &quot;true&quot;;&quot;false&quot;))" office:value-type="string" office:string-value="false" calcext:value-type="string">
            <text:p>false</text:p>
          </table:table-cell>
          <table:table-cell table:style-name="ce8" table:formula="of:= IF([.E251] = 1; IF(OR([.$B251] = 0; [.$C251] = 0); &quot;true&quot;; &quot;false&quot;);  IF(AND([.$B251] = 1; [.$C251] = 1); &quot;true&quot;;&quot;false&quot;))" office:value-type="string" office:string-value="true" calcext:value-type="string">
            <text:p>true</text:p>
          </table:table-cell>
          <table:table-cell table:style-name="ce8" table:formula="of:= IF([.F251] = 1; IF(OR([.$B251] = 0; [.$C251] = 0); &quot;true&quot;; &quot;false&quot;);  IF(AND([.$B251] = 1; [.$C251] = 1); &quot;true&quot;;&quot;false&quot;))" office:value-type="string" office:string-value="true" calcext:value-type="string">
            <text:p>true</text:p>
          </table:table-cell>
          <table:table-cell table:style-name="ce8" table:formula="of:= IF([.G251] = 1; IF(OR([.$B251] = 0; [.$C251] = 0); &quot;true&quot;; &quot;false&quot;);  IF(AND([.$B251] = 1; [.$C251] = 1); &quot;true&quot;;&quot;false&quot;))" office:value-type="string" office:string-value="true" calcext:value-type="string">
            <text:p>true</text:p>
          </table:table-cell>
          <table:table-cell table:style-name="ce8" table:formula="of:= IF([.H251] = 1; IF(OR([.$B251] = 0; [.$C251] = 0); &quot;true&quot;; &quot;false&quot;);  IF(AND([.$B251] = 1; [.$C251] = 1); &quot;true&quot;;&quot;false&quot;))" office:value-type="string" office:string-value="false" calcext:value-type="string">
            <text:p>false</text:p>
          </table:table-cell>
          <table:table-cell table:style-name="ce8" table:formula="of:= IF([.I251] = 1; IF(OR([.$B251] = 0; [.$C251] = 0); &quot;true&quot;; &quot;false&quot;);  IF(AND([.$B251] = 1; [.$C251] = 1); &quot;true&quot;;&quot;false&quot;))" office:value-type="string" office:string-value="true" calcext:value-type="string">
            <text:p>true</text:p>
          </table:table-cell>
          <table:table-cell table:style-name="ce8" table:formula="of:= IF([.J251] = 1; IF(OR([.$B251] = 0; [.$C251] = 0); &quot;true&quot;; &quot;false&quot;);  IF(AND([.$B251] = 1; [.$C251] = 1); &quot;true&quot;;&quot;false&quot;))" office:value-type="string" office:string-value="false" calcext:value-type="string">
            <text:p>false</text:p>
          </table:table-cell>
          <table:table-cell table:style-name="ce8" table:formula="of:= IF([.K251] = 1; IF(OR([.$B251] = 0; [.$C251] = 0); &quot;true&quot;; &quot;false&quot;);  IF(AND([.$B251] = 1; [.$C251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otherIfaze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52] = 1; IF(OR([.$B252] = 0; [.$C252] = 0); &quot;true&quot;; &quot;false&quot;);  IF(AND([.$B252] = 1; [.$C252] = 1); &quot;true&quot;;&quot;false&quot;))" office:value-type="string" office:string-value="true" calcext:value-type="string">
            <text:p>true</text:p>
          </table:table-cell>
          <table:table-cell table:style-name="ce8" table:formula="of:= IF([.E252] = 1; IF(OR([.$B252] = 0; [.$C252] = 0); &quot;true&quot;; &quot;false&quot;);  IF(AND([.$B252] = 1; [.$C252] = 1); &quot;true&quot;;&quot;false&quot;))" office:value-type="string" office:string-value="true" calcext:value-type="string">
            <text:p>true</text:p>
          </table:table-cell>
          <table:table-cell table:style-name="ce8" table:formula="of:= IF([.F252] = 1; IF(OR([.$B252] = 0; [.$C252] = 0); &quot;true&quot;; &quot;false&quot;);  IF(AND([.$B252] = 1; [.$C252] = 1); &quot;true&quot;;&quot;false&quot;))" office:value-type="string" office:string-value="false" calcext:value-type="string">
            <text:p>false</text:p>
          </table:table-cell>
          <table:table-cell table:style-name="ce8" table:formula="of:= IF([.G252] = 1; IF(OR([.$B252] = 0; [.$C252] = 0); &quot;true&quot;; &quot;false&quot;);  IF(AND([.$B252] = 1; [.$C252] = 1); &quot;true&quot;;&quot;false&quot;))" office:value-type="string" office:string-value="true" calcext:value-type="string">
            <text:p>true</text:p>
          </table:table-cell>
          <table:table-cell table:style-name="ce8" table:formula="of:= IF([.H252] = 1; IF(OR([.$B252] = 0; [.$C252] = 0); &quot;true&quot;; &quot;false&quot;);  IF(AND([.$B252] = 1; [.$C252] = 1); &quot;true&quot;;&quot;false&quot;))" office:value-type="string" office:string-value="true" calcext:value-type="string">
            <text:p>true</text:p>
          </table:table-cell>
          <table:table-cell table:style-name="ce8" table:formula="of:= IF([.I252] = 1; IF(OR([.$B252] = 0; [.$C252] = 0); &quot;true&quot;; &quot;false&quot;);  IF(AND([.$B252] = 1; [.$C252] = 1); &quot;true&quot;;&quot;false&quot;))" office:value-type="string" office:string-value="false" calcext:value-type="string">
            <text:p>false</text:p>
          </table:table-cell>
          <table:table-cell table:style-name="ce8" table:formula="of:= IF([.J252] = 1; IF(OR([.$B252] = 0; [.$C252] = 0); &quot;true&quot;; &quot;false&quot;);  IF(AND([.$B252] = 1; [.$C252] = 1); &quot;true&quot;;&quot;false&quot;))" office:value-type="string" office:string-value="true" calcext:value-type="string">
            <text:p>true</text:p>
          </table:table-cell>
          <table:table-cell table:style-name="ce8" table:formula="of:= IF([.K252] = 1; IF(OR([.$B252] = 0; [.$C252] = 0); &quot;true&quot;; &quot;false&quot;);  IF(AND([.$B252] = 1; [.$C25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IfazeToCla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 IF([.D253] = 1; IF(OR([.$B253] = 0; [.$C253] = 0); &quot;true&quot;; &quot;false&quot;);  IF(AND([.$B253] = 1; [.$C253] = 1); &quot;true&quot;;&quot;false&quot;))" office:value-type="string" office:string-value="true" calcext:value-type="string">
            <text:p>true</text:p>
          </table:table-cell>
          <table:table-cell table:style-name="ce8" table:formula="of:= IF([.E253] = 1; IF(OR([.$B253] = 0; [.$C253] = 0); &quot;true&quot;; &quot;false&quot;);  IF(AND([.$B253] = 1; [.$C253] = 1); &quot;true&quot;;&quot;false&quot;))" office:value-type="string" office:string-value="true" calcext:value-type="string">
            <text:p>true</text:p>
          </table:table-cell>
          <table:table-cell table:style-name="ce8" table:formula="of:= IF([.F253] = 1; IF(OR([.$B253] = 0; [.$C253] = 0); &quot;true&quot;; &quot;false&quot;);  IF(AND([.$B253] = 1; [.$C253] = 1); &quot;true&quot;;&quot;false&quot;))" office:value-type="string" office:string-value="true" calcext:value-type="string">
            <text:p>true</text:p>
          </table:table-cell>
          <table:table-cell table:style-name="ce8" table:formula="of:= IF([.G253] = 1; IF(OR([.$B253] = 0; [.$C253] = 0); &quot;true&quot;; &quot;false&quot;);  IF(AND([.$B253] = 1; [.$C253] = 1); &quot;true&quot;;&quot;false&quot;))" office:value-type="string" office:string-value="true" calcext:value-type="string">
            <text:p>true</text:p>
          </table:table-cell>
          <table:table-cell table:style-name="ce8" table:formula="of:= IF([.H253] = 1; IF(OR([.$B253] = 0; [.$C253] = 0); &quot;true&quot;; &quot;false&quot;);  IF(AND([.$B253] = 1; [.$C253] = 1); &quot;true&quot;;&quot;false&quot;))" office:value-type="string" office:string-value="true" calcext:value-type="string">
            <text:p>true</text:p>
          </table:table-cell>
          <table:table-cell table:style-name="ce8" table:formula="of:= IF([.I253] = 1; IF(OR([.$B253] = 0; [.$C253] = 0); &quot;true&quot;; &quot;false&quot;);  IF(AND([.$B253] = 1; [.$C253] = 1); &quot;true&quot;;&quot;false&quot;))" office:value-type="string" office:string-value="false" calcext:value-type="string">
            <text:p>false</text:p>
          </table:table-cell>
          <table:table-cell table:style-name="ce8" table:formula="of:= IF([.J253] = 1; IF(OR([.$B253] = 0; [.$C253] = 0); &quot;true&quot;; &quot;false&quot;);  IF(AND([.$B253] = 1; [.$C253] = 1); &quot;true&quot;;&quot;false&quot;))" office:value-type="string" office:string-value="true" calcext:value-type="string">
            <text:p>true</text:p>
          </table:table-cell>
          <table:table-cell table:style-name="ce8" table:formula="of:= IF([.K253] = 1; IF(OR([.$B253] = 0; [.$C253] = 0); &quot;true&quot;; &quot;false&quot;);  IF(AND([.$B253] = 1; [.$C253] = 1); &quot;true&quot;;&quot;false&quot;))" office:value-type="string" office:string-value="true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3" table:number-columns-repeated="2"/>
          <table:table-cell table:style-name="ce6" office:value-type="string" calcext:value-type="string">
            <text:p>=</text:p>
          </table:table-cell>
          <table:table-cell table:style-name="ce6" table:number-columns-repeated="7"/>
          <table:table-cell table:style-name="ce9" table:formula="of:=COUNTIF([.L3:.L253];&quot;true&quot;)" office:value-type="float" office:value="155" calcext:value-type="float">
            <text:p>155</text:p>
          </table:table-cell>
          <table:table-cell table:style-name="ce9" table:formula="of:=COUNTIF([.M3:.M253];&quot;true&quot;)" office:value-type="float" office:value="184" calcext:value-type="float">
            <text:p>184</text:p>
          </table:table-cell>
          <table:table-cell table:style-name="ce9" table:formula="of:=COUNTIF([.N3:.N253];&quot;true&quot;)" office:value-type="float" office:value="159" calcext:value-type="float">
            <text:p>159</text:p>
          </table:table-cell>
          <table:table-cell table:style-name="ce9" table:formula="of:=COUNTIF([.O3:.O253];&quot;true&quot;)" office:value-type="float" office:value="175" calcext:value-type="float">
            <text:p>175</text:p>
          </table:table-cell>
          <table:table-cell table:style-name="ce9" table:formula="of:=COUNTIF([.P3:.P253];&quot;true&quot;)" office:value-type="float" office:value="154" calcext:value-type="float">
            <text:p>154</text:p>
          </table:table-cell>
          <table:table-cell table:style-name="ce9" table:formula="of:=COUNTIF([.Q3:.Q253];&quot;true&quot;)" office:value-type="float" office:value="97" calcext:value-type="float">
            <text:p>97</text:p>
          </table:table-cell>
          <table:table-cell table:style-name="ce9" table:formula="of:=COUNTIF([.R3:.R253];&quot;true&quot;)" office:value-type="float" office:value="176" calcext:value-type="float">
            <text:p>176</text:p>
          </table:table-cell>
          <table:table-cell table:style-name="ce9" table:formula="of:=COUNTIF([.S3:.S253];&quot;true&quot;)" office:value-type="float" office:value="186" calcext:value-type="float">
            <text:p>186</text:p>
          </table:table-cell>
        </table:table-row>
        <table:table-row table:style-name="ro2" table:number-rows-repeated="1048321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5:04:57.52017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5T15:38:10.953956608</dc:date>
    <meta:generator>LibreOffice/4.2.8.2$Linux_X86_64 LibreOffice_project/420m0$Build-2</meta:generator>
    <meta:editing-duration>PT29M</meta:editing-duration>
    <meta:editing-cycles>3</meta:editing-cycles>
    <meta:document-statistic meta:table-count="1" meta:cell-count="4801" meta:object-count="0"/>
  </office:meta>
</office:document-meta>
</file>